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-Bold" svg:font-family="Georgia-Bold"/>
    <style:font-face style:name="Georgia" svg:font-family="Georgia" style:font-family-generic="roman"/>
    <style:font-face style:name="Georgia-Italic" svg:font-family="Georgia-Italic" style:font-family-generic="script"/>
    <style:font-face style:name="LiberationSans-Bold" svg:font-family="LiberationSans-Bold" style:font-family-generic="swiss"/>
    <style:font-face style:name="Lucida Sans1" svg:font-family="'Lucida Sans'" style:font-family-generic="swiss"/>
    <style:font-face style:name="LiberationMono" svg:font-family="Liberation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LiberationSans-Bold" fo:font-size="20pt" fo:font-weight="bold" style:font-name-asian="LiberationSans-Bold" style:font-size-asian="20pt" style:font-weight-asian="bold" style:font-name-complex="LiberationSans-Bold" style:font-size-complex="20pt" style:font-weight-complex="bold"/>
    </style:style>
    <style:style style:name="P2" style:family="paragraph" style:parent-style-name="Standard">
      <style:paragraph-properties style:text-autospace="none"/>
      <style:text-properties style:font-name="LiberationSans-Bold" fo:font-size="20pt" fo:font-weight="bold" style:font-name-asian="LiberationSans-Bold" style:font-size-asian="20pt" style:font-weight-asian="bold" style:font-name-complex="LiberationSans-Bold" style:font-size-complex="20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4" style:family="paragraph" style:parent-style-name="Standard">
      <style:paragraph-properties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Georgia" fo:font-size="14.5pt" style:text-underline-style="solid" style:text-underline-width="auto" style:text-underline-color="font-color" style:font-name-asian="Georgia" style:font-size-asian="14.5pt" style:font-name-complex="Georgia" style:font-size-complex="14.5pt"/>
    </style:style>
    <style:style style:name="P6" style:family="paragraph" style:parent-style-name="Standard">
      <style:paragraph-properties style:text-autospace="none"/>
      <style:text-properties style:font-name="Georgia" fo:font-size="14.5pt" style:text-underline-style="solid" style:text-underline-width="auto" style:text-underline-color="font-color" style:font-name-asian="Georgia" style:font-size-asian="14.5pt" style:font-name-complex="Georgia" style:font-size-complex="14.5pt"/>
    </style:style>
    <style:style style:name="P7" style:family="paragraph" style:parent-style-name="Standard">
      <style:paragraph-properties style:text-autospace="none"/>
      <style:text-properties style:font-name="Georgia" fo:font-size="14.5pt" fo:font-weight="bold" style:font-name-asian="Georgia" style:font-size-asian="14.5pt" style:font-weight-asian="bold" style:font-name-complex="Georgia" style:font-size-complex="14.5pt" style:font-weight-complex="bold"/>
    </style:style>
    <style:style style:name="P8" style:family="paragraph" style:parent-style-name="Standard">
      <style:paragraph-properties style:text-autospace="none"/>
      <style:text-properties style:font-name="Georgia" fo:font-size="14.5pt" fo:font-weight="normal" style:font-name-asian="Georgia" style:font-size-asian="14.5pt" style:font-weight-asian="normal" style:font-name-complex="Georgia" style:font-size-complex="14.5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eorgia" fo:font-size="10pt" style:font-name-asian="Georgia" style:font-size-asian="10pt" style:font-name-complex="Georgia" style:font-size-complex="10pt"/>
    </style:style>
    <style:style style:name="P10" style:family="paragraph" style:parent-style-name="Standard">
      <style:paragraph-properties style:text-autospace="none"/>
      <style:text-properties style:font-name="Georgia" fo:font-size="26pt" fo:font-weight="bold" style:font-name-asian="Georgia" style:font-size-asian="26pt" style:font-weight-asian="bold" style:font-name-complex="Georgia" style:font-size-complex="26pt" style:font-weight-complex="bold"/>
    </style:style>
    <style:style style:name="P11" style:family="paragraph" style:parent-style-name="Standard">
      <style:paragraph-properties style:text-autospace="none"/>
      <style:text-properties style:font-name="Georgia" fo:font-size="26pt" style:font-name-asian="Georgia" style:font-size-asian="26pt" style:font-name-complex="Georgia" style:font-size-complex="26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eorgia" fo:font-size="14.5pt" style:font-name-asian="Georgia" style:font-size-asian="14.5pt" style:font-name-complex="Georgia" style:font-size-complex="14.5pt"/>
    </style:style>
    <style:style style:name="P13" style:family="paragraph" style:parent-style-name="Standard">
      <style:paragraph-properties style:text-autospace="none"/>
      <style:text-properties fo:color="#000000" style:font-name="Georgia" fo:font-size="14.5pt" style:font-name-asian="Georgia" style:font-size-asian="14.5pt" style:font-name-complex="Georgia" style:font-size-complex="14.5pt"/>
    </style:style>
    <style:style style:name="P14" style:family="paragraph" style:parent-style-name="Standard">
      <style:paragraph-properties style:text-autospace="none"/>
      <style:text-properties fo:color="#000000" style:font-name="Georgia" fo:font-size="14.5pt" fo:font-weight="normal" style:font-name-asian="Georgia" style:font-size-asian="14.5pt" style:font-weight-asian="normal" style:font-name-complex="Georgia" style:font-size-complex="14.5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eorgia" fo:font-size="10pt" style:font-name-asian="Georgia" style:font-size-asian="10pt" style:font-name-complex="Georgia" style:font-size-complex="10pt"/>
    </style:style>
    <style:style style:name="P16" style:family="paragraph" style:parent-style-name="Standard">
      <style:paragraph-properties style:text-autospace="none"/>
      <style:text-properties fo:color="#000000" style:font-name="LiberationSans-Bold" fo:font-size="14pt" fo:font-weight="normal" style:font-name-asian="LiberationSans-Bold" style:font-size-asian="14pt" style:font-weight-asian="normal" style:font-name-complex="LiberationSans-Bold" style:font-size-complex="14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ff" style:font-name="Georgia" fo:font-size="14.5pt" style:font-name-asian="Georgia" style:font-size-asian="14.5pt" style:font-name-complex="Georgia" style:font-size-complex="14.5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Georgia-Bold" fo:font-size="14.5pt" fo:font-weight="bold" style:font-name-asian="Georgia-Bold" style:font-size-asian="14.5pt" style:font-weight-asian="bold" style:font-name-complex="Georgia-Bold" style:font-size-complex="14.5pt" style:font-weight-complex="bold"/>
    </style:style>
    <style:style style:name="P19" style:family="paragraph" style:parent-style-name="Standard">
      <style:paragraph-properties style:text-autospace="none"/>
      <style:text-properties style:font-name="Georgia-Bold" fo:font-size="14.5pt" fo:font-weight="normal" style:font-name-asian="Georgia-Bold" style:font-size-asian="14.5pt" style:font-weight-asian="normal" style:font-name-complex="Georgia-Bold" style:font-size-complex="14.5pt" style:font-weight-complex="normal"/>
    </style:style>
    <style:style style:name="P20" style:family="paragraph" style:parent-style-name="Standard">
      <style:paragraph-properties style:text-autospace="none"/>
      <style:text-properties style:font-name="Georgia-Bold" fo:font-size="26pt" fo:font-weight="normal" style:font-name-asian="Georgia-Bold" style:font-size-asian="26pt" style:font-weight-asian="normal" style:font-name-complex="Georgia-Bold" style:font-size-complex="26pt" style:font-weight-complex="normal"/>
    </style:style>
    <style:style style:name="P21" style:family="paragraph" style:parent-style-name="Standard" style:list-style-name="L1">
      <style:paragraph-properties fo:text-align="start" style:justify-single-word="false"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23" style:family="paragraph" style:parent-style-name="Standard" style:list-style-name="L2">
      <style:paragraph-properties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24" style:family="paragraph" style:parent-style-name="Standard">
      <style:paragraph-properties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eorgia" fo:font-size="14.5pt" style:font-name-asian="Georgia" style:font-size-asian="14.5pt" style:font-name-complex="Georgia" style:font-size-complex="14.5pt"/>
    </style:style>
    <style:style style:name="P26" style:family="paragraph" style:parent-style-name="Standard">
      <style:paragraph-properties style:text-autospace="none"/>
      <style:text-properties fo:color="#000000" style:font-name="Georgia" fo:font-size="14.5pt" style:font-name-asian="Georgia" style:font-size-asian="14.5pt" style:font-name-complex="Georgia" style:font-size-complex="14.5pt"/>
    </style:style>
    <style:style style:name="T1" style:family="text">
      <style:text-properties fo:font-size="14.5pt" style:font-size-asian="14.5pt" style:font-size-complex="14.5pt"/>
    </style:style>
    <style:style style:name="T2" style:family="text">
      <style:text-properties style:font-name="LiberationMono" fo:font-size="11.5pt" style:font-name-asian="LiberationMono" style:font-size-asian="11.5pt" style:font-name-complex="LiberationMono" style:font-size-complex="11.5pt"/>
    </style:style>
    <style:style style:name="T3" style:family="text">
      <style:text-properties fo:color="#000000"/>
    </style:style>
    <style:style style:name="T4" style:family="text">
      <style:text-properties fo:color="#0000ff" style:font-name="LiberationMono" fo:font-size="11.5pt" style:font-name-asian="LiberationMono" style:font-size-asian="11.5pt" style:font-name-complex="LiberationMono" style:font-size-complex="11.5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Georgia-Italic" fo:font-size="14.5pt" fo:font-style="italic" style:font-name-asian="Georgia-Italic" style:font-size-asian="14.5pt" style:font-style-asian="italic" style:font-name-complex="Georgia-Italic" style:font-size-complex="14.5pt" style:font-style-complex="italic"/>
    </style:style>
    <text:list-style style:name="L1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essment Test</text:p>
      <text:p text:style-name="P3">1. Under a single AWS account, you have set up an Auto Scaling group with a maximum</text:p>
      <text:p text:style-name="P3">capacity of 50 Amazon Elastic Compute Cloud (Amazon EC2) instances in us-west-2.</text:p>
      <text:p text:style-name="P3">When you scale out, however, it only increases to 20 Amazon EC2 instances. What is the</text:p>
      <text:p text:style-name="P3">likely cause?</text:p>
      <text:p text:style-name="P3">A. Auto Scaling has a hard limit of 20 Amazon EC2 instances.</text:p>
      <text:p text:style-name="P3">B. If not specified, the Auto Scaling group maximum capacity defaults to 20 Amazon</text:p>
      <text:p text:style-name="P3">EC2 instances.</text:p>
      <text:p text:style-name="P3">C. The Auto Scaling group desired capacity is set to 20, so Auto Scaling stopped at 20</text:p>
      <text:p text:style-name="P3">Amazon EC2 instances.</text:p>
      <text:list xml:id="list4411563064302459719" text:style-name="L1">
        <text:list-item>
          <text:p text:style-name="P21">You have exceeded the default Amazon EC2 instance limit of 20 per region.</text:p>
        </text:list-item>
      </text:list>
      <text:p text:style-name="P3"/>
      <text:p text:style-name="P3">D. Auto Scaling may cause you to reach limits of other services, such as the default</text:p>
      <text:p text:style-name="P3">number of Amazon EC2 instances you can currently launch within a region, which is 20.</text:p>
      <text:p text:style-name="P4"/>
      <text:p text:style-name="P3"/>
      <text:p text:style-name="P3">2. Elastic Load Balancing allows you to distribute traffic across which of the following?</text:p>
      <text:p text:style-name="P3">A. Only within a single Availability Zone</text:p>
      <text:p text:style-name="P3">B. Multiple Availability Zones within a region</text:p>
      <text:p text:style-name="P3">C. Multiple Availability Zones within and between regions</text:p>
      <text:p text:style-name="P3">D. Multiple Availability Zones within and between regions and on-premises virtualized</text:p>
      <text:p text:style-name="P3">instances running OpenStack</text:p>
      <text:p text:style-name="P3"/>
      <text:p text:style-name="P3">B. The Elastic Load Balancing service allows you to distribute traffic across a group of</text:p>
      <text:p text:style-name="P3">Amazon Elastic Compute Cloud (Amazon EC2) instances in one or more Availability</text:p>
      <text:p text:style-name="P4">Zones within a region.</text:p>
      <text:p text:style-name="P4"/>
      <text:p text:style-name="P4"/>
      <text:p text:style-name="P3">3. Amazon CloudWatch offers which types of monitoring plans? (Choose 2 answers)</text:p>
      <text:p text:style-name="P3">A. Basic</text:p>
      <text:p text:style-name="P3">B. Detailed</text:p>
      <text:p text:style-name="P3">C. Diagnostic</text:p>
      <text:p text:style-name="P3">D. Precognitive</text:p>
      <text:p text:style-name="P3">E. Retroactive</text:p>
      <text:p text:style-name="P3"/>
      <text:p text:style-name="P3">A and B. Amazon CloudWatch has two plans: basic and detailed. There are no diagnostic,</text:p>
      <text:p text:style-name="P4">precognitive, or retroactive monitoring plans for Amazon CloudWatch.</text:p>
      <text:p text:style-name="P3"/>
      <text:p text:style-name="P3">4. An Amazon Elastic Compute Cloud (Amazon EC2) instance in an Amazon Virtual Private</text:p>
      <text:p text:style-name="P3">Cloud (Amazon VPC) subnet can send and receive traffic from the Internet when which</text:p>
      <text:p text:style-name="P3">of the following conditions are met? (Choose 3 answers)</text:p>
      <text:p text:style-name="P3">A. Network Access Control Lists (ACLs) and security group rules disallow all traffic</text:p>
      <text:p text:style-name="P3">except relevant Internet traffic.</text:p>
      <text:p text:style-name="P3">B. Network ACLs and security group rules allow relevant Internet traffic.</text:p>
      <text:p text:style-name="P3">C. Attach an Internet Gateway (IGW) to the Amazon VPC and create a subnet route</text:p>
      <text:p text:style-name="P3">table to send all non-local traffic to that IGW.</text:p>
      <text:p text:style-name="P3">D. Attach a Virtual Private Gateway (VPG) to the Amazon VPC and create subnet routes</text:p>
      <text:p text:style-name="P3"><text:soft-page-break/>to send all non-local traffic to that VPG.</text:p>
      <text:p text:style-name="P3">E. The Amazon EC2 instance has a public IP address or Elastic IP (EIP) address.</text:p>
      <text:p text:style-name="P3">F. The Amazon EC2 instance does not need a public IP or Elastic IP when using</text:p>
      <text:p text:style-name="P3">Amazon VPC.</text:p>
      <text:p text:style-name="P3"/>
      <text:p text:style-name="P3">B, C, and E. You must do the following to create a public subnet with Internet access:</text:p>
      <text:p text:style-name="P3">Attach an IGW to your Amazon VPC.</text:p>
      <text:p text:style-name="P3">Create a subnet route table rule to send all non-local traffic (for example, 0.0.0.0/0) to</text:p>
      <text:p text:style-name="P3">the IGW.</text:p>
      <text:p text:style-name="P3">Configure your network ACLs and security group rules to allow relevant traffic to flow to</text:p>
      <text:p text:style-name="P3">and from your instance.</text:p>
      <text:p text:style-name="P3">You must do the following to enable an Amazon EC2 instance to send and receive traffic</text:p>
      <text:p text:style-name="P3">from the Internet:</text:p>
      <text:p text:style-name="P4">Assign a public IP address or EIP address.</text:p>
      <text:p text:style-name="P3"/>
      <text:p text:style-name="P3">5. If you launch five Amazon Elastic Compute Cloud (Amazon EC2) instances in an</text:p>
      <text:p text:style-name="P3">Amazon Virtual Private Cloud (Amazon VPC) without specifying a security group, the</text:p>
      <text:p text:style-name="P3">instances will be launched into a default security group that provides which of the</text:p>
      <text:p text:style-name="P3">following? (Choose 3 answers)</text:p>
      <text:p text:style-name="P3">A. The five Amazon EC2 instances can communicate with each other.</text:p>
      <text:p text:style-name="P3">B. The five Amazon EC2 instances cannot communicate with each other.</text:p>
      <text:p text:style-name="P3">C. All inbound traffic will be allowed to the five Amazon EC2 instances.</text:p>
      <text:p text:style-name="P3">D. No inbound traffic will be allowed to the five Amazon EC2 instances.</text:p>
      <text:p text:style-name="P3">E. All outbound traffic will be allowed from the five Amazon EC2 instances.</text:p>
      <text:p text:style-name="P3">F. No outbound traffic will be allowed from the five Amazon EC2 instances.</text:p>
      <text:p text:style-name="P3"/>
      <text:p text:style-name="P3">A, D, and E. If a security group is not specified at launch, then an Amazon EC2 instance</text:p>
      <text:p text:style-name="P3">will be launched into the default security group for the Amazon VPC. The default security</text:p>
      <text:p text:style-name="P3">group allows communication between all resources within the security group, allows all</text:p>
      <text:p text:style-name="P4">outbound traffic, and denies all other traffic.</text:p>
      <text:p text:style-name="P3"/>
      <text:p text:style-name="P3">6. Your company wants to host its secure web application in AWS. The internal security</text:p>
      <text:p text:style-name="P3">policies consider any connections to or from the web server as insecure and require</text:p>
      <text:p text:style-name="P3">application data protection. What approaches should you use to protect data in transit for</text:p>
      <text:p text:style-name="P3">the application? (Choose 2 answers)</text:p>
      <text:p text:style-name="P3">A. Use BitLocker to encrypt data.</text:p>
      <text:p text:style-name="P3">B. Use HTTPS with server certificate authentication.</text:p>
      <text:p text:style-name="P3">C. Use an AWS Identity and Access Management (IAM) role.</text:p>
      <text:p text:style-name="P3">D. Use Secure Sockets Layer (SSL)/Transport Layer Security (TLS) for database</text:p>
      <text:p text:style-name="P3">connection.</text:p>
      <text:p text:style-name="P3">E. Use XML for data transfer from client to server.</text:p>
      <text:p text:style-name="P3"/>
      <text:p text:style-name="P3"><text:s/>B and D. To protect data in transit from the clients to the web application, HTTPS with</text:p>
      <text:p text:style-name="P3">server certificate authentication should be used. To protect data in transit from the web</text:p>
      <text:p text:style-name="P4">application to the database, SSL/TLS for database connection should be used.</text:p>
      <text:p text:style-name="P3"/>
      <text:p text:style-name="P3"/>
      <text:p text:style-name="P3"/>
      <text:p text:style-name="P3"><text:soft-page-break/>7. You have an application that will run on an Amazon Elastic Compute Cloud (Amazon</text:p>
      <text:p text:style-name="P3">EC2) instance. The application will make requests to Amazon Simple Storage Service</text:p>
      <text:p text:style-name="P3">(Amazon S3) and Amazon DynamoDB. Using best practices, what type of AWS Identity</text:p>
      <text:p text:style-name="P3">and Access Management (IAM) identity should you create for your application to access</text:p>
      <text:p text:style-name="P3">the identified services?</text:p>
      <text:p text:style-name="P3">A. IAM role</text:p>
      <text:p text:style-name="P3">B. IAM user</text:p>
      <text:p text:style-name="P3">C. IAM group</text:p>
      <text:p text:style-name="P3">D. IAM directory</text:p>
      <text:p text:style-name="P3"/>
      <text:p text:style-name="P3">A. Don't create an IAM user (or an IAM group) and pass the user's credentials to the</text:p>
      <text:p text:style-name="P3">application or embed the credentials in the application. Instead, create an IAM role that</text:p>
      <text:p text:style-name="P3">you attach to the Amazon EC2 instance to give applications running on the instance</text:p>
      <text:p text:style-name="P3">temporary security credentials. The credentials have the permissions specified in the</text:p>
      <text:p text:style-name="P4">policies attached to the role. A directory is not an identity object in IAM.</text:p>
      <text:p text:style-name="P3"/>
      <text:p text:style-name="P3"/>
      <text:p text:style-name="P3">8. When a request is made to an AWS Cloud service, the request is evaluated to decide</text:p>
      <text:p text:style-name="P3">whether it should be allowed or denied. The evaluation logic follows which of the</text:p>
      <text:p text:style-name="P3">following rules? (Choose 3 answers)</text:p>
      <text:p text:style-name="P3">A. An explicit allow overrides any denies.</text:p>
      <text:p text:style-name="P3">B. By default, all requests are denied.</text:p>
      <text:p text:style-name="P3">C. An explicit allow overrides the default.</text:p>
      <text:p text:style-name="P3">D. An explicit deny overrides any allows.</text:p>
      <text:p text:style-name="P3">E. By default, all requests are allowed.</text:p>
      <text:p text:style-name="P3"/>
      <text:p text:style-name="P3">B, C, and D. When a request is made, the AWS service decides whether a given request</text:p>
      <text:p text:style-name="P3">should be allowed or denied. The evaluation logic follows these rules:</text:p>
      <text:p text:style-name="P3">1) By default, all requests are denied (in general, requests made using the account</text:p>
      <text:p text:style-name="P3">credentials for resources in the account are always allowed).</text:p>
      <text:p text:style-name="P3">2) An explicit allow overrides this default.</text:p>
      <text:p text:style-name="P4">3) An explicit deny overrides any allows.</text:p>
      <text:p text:style-name="P4"/>
      <text:p text:style-name="P3"/>
      <text:p text:style-name="P3"/>
      <text:p text:style-name="P3">9. What is the data processing engine behind Amazon Elastic MapReduce (Amazon EMR)?</text:p>
      <text:p text:style-name="P3">A. Apache Hadoop</text:p>
      <text:p text:style-name="P3">B. Apache Hive</text:p>
      <text:p text:style-name="P3">C. Apache Pig</text:p>
      <text:p text:style-name="P3">D. Apache HBase</text:p>
      <text:p text:style-name="P3"/>
      <text:p text:style-name="P3">A. Amazon EMR uses Apache Hadoop as its distributed data processing engine. Hadoop</text:p>
      <text:p text:style-name="P3">is an open source, Java software framework that supports data-intensive distributed</text:p>
      <text:p text:style-name="P3">applications running on large clusters of commodity hardware. Hive, Pig, and HBase are</text:p>
      <text:p text:style-name="P4">packages that run on top of Hadoop.</text:p>
      <text:p text:style-name="P3"/>
      <text:p text:style-name="P3"/>
      <text:p text:style-name="P3"/>
      <text:p text:style-name="P3"><text:soft-page-break/>10. What type of AWS Elastic Beanstalk environment tier provisions resources to support a</text:p>
      <text:p text:style-name="P3">web application that handles background processing tasks?</text:p>
      <text:p text:style-name="P3">A. Web server environment tier</text:p>
      <text:p text:style-name="P3">B. Worker environment tier</text:p>
      <text:p text:style-name="P3">C. Database environment tier</text:p>
      <text:p text:style-name="P3">D. Batch environment tier</text:p>
      <text:p text:style-name="P3"/>
      <text:p text:style-name="P3">B. An environment tier whose web application runs background jobs is known as a</text:p>
      <text:p text:style-name="P3">worker tier. An environment tier whose web application processes web requests is</text:p>
      <text:p text:style-name="P4">known as a web server tier. Database and batch are not valid environment tiers.</text:p>
      <text:p text:style-name="P3"/>
      <text:p text:style-name="P3">11. What Amazon Relational Database Service (Amazon RDS) feature provides the high</text:p>
      <text:p text:style-name="P3">availability for your database?</text:p>
      <text:p text:style-name="P3">A. Regular maintenance windows</text:p>
      <text:p text:style-name="P3">B. Security groups</text:p>
      <text:p text:style-name="P3">C. Automated backups</text:p>
      <text:p text:style-name="P3">D. Multi-AZ deployment</text:p>
      <text:p text:style-name="P3"/>
      <text:p text:style-name="P3">D. Multi-AZ deployment uses synchronous replication to a different Availability Zone so</text:p>
      <text:p text:style-name="P3">that operations can continue on the replica if the master database stops responding for</text:p>
      <text:p text:style-name="P3">any reason. Automated backups provide disaster recovery, not high availability. Security</text:p>
      <text:p text:style-name="P3">groups, while important, have no effect on availability. Maintenance windows are</text:p>
      <text:p text:style-name="P4">actually times when the database may not be available.</text:p>
      <text:p text:style-name="P3"/>
      <text:p text:style-name="P3"/>
      <text:p text:style-name="P3">12. What administrative tasks are handled by AWS for Amazon Relational Database Service</text:p>
      <text:p text:style-name="P3">(Amazon RDS) databases? (Choose 3 answers)</text:p>
      <text:p text:style-name="P3">A. Regular backups of the database</text:p>
      <text:p text:style-name="P3">B. Deploying virtual infrastructure</text:p>
      <text:p text:style-name="P3">C. Deploying the schema (for example, tables and stored procedures)</text:p>
      <text:p text:style-name="P3">D. Patching the operating system and database software</text:p>
      <text:p text:style-name="P3">E. Setting up non-admin database accounts and privileges</text:p>
      <text:p text:style-name="P3"/>
      <text:p text:style-name="P3">A, B, and D. Amazon RDS will launch Amazon Elastic Compute Cloud (Amazon EC2)</text:p>
      <text:p text:style-name="P3">instances, install the database software, handle all patching, and perform regular</text:p>
      <text:p text:style-name="P3">backups. Anything within the database software (schema, user accounts, and so on) is</text:p>
      <text:p text:style-name="P4">the responsibility of the customer.</text:p>
      <text:p text:style-name="P3"/>
      <text:p text:style-name="P3">13. Which of the following use cases is well suited for Amazon Redshift?</text:p>
      <text:p text:style-name="P3">A. A 500TB data warehouse used for market analytics</text:p>
      <text:p text:style-name="P3">B. A NoSQL, unstructured database workload</text:p>
      <text:p text:style-name="P3">C. A high traffic, e-commerce web application</text:p>
      <text:p text:style-name="P3">D. An in-memory cache</text:p>
      <text:p text:style-name="P3"/>
      <text:p text:style-name="P3">A. Amazon Redshift is a petabyte-scale data warehouse. It is not well suited for</text:p>
      <text:p text:style-name="P4">unstructured NoSQL data or highly dynamic transactional data. It is in no way a cache</text:p>
      <text:p text:style-name="P3"/>
      <text:p text:style-name="P3"/>
      <text:p text:style-name="P3"><text:soft-page-break/>14. Which of the following statements about Amazon DynamoDB secondary indexes is true?</text:p>
      <text:p text:style-name="P3">A. There can be many per table, and they can be created at any time.</text:p>
      <text:p text:style-name="P3">B. There can only be one per table, and it must be created when the table is created.</text:p>
      <text:p text:style-name="P3">C. There can be many per table, and they can be created at any time.</text:p>
      <text:p text:style-name="P3">D. There can only be one per table, and it must be created when the table is created.</text:p>
      <text:p text:style-name="P3"/>
      <text:p text:style-name="P3">D. There can be one secondary index per table, and it must be created when the table is</text:p>
      <text:p text:style-name="P4">created.</text:p>
      <text:p text:style-name="P3"/>
      <text:p text:style-name="P3">15. What is the primary use case of Amazon Kinesis Firehose?</text:p>
      <text:p text:style-name="P3">A. Ingest huge streams of data and allow custom processing of data in flight.</text:p>
      <text:p text:style-name="P3">B. Ingest huge streams of data and store it to Amazon Simple Storage Service (Amazon</text:p>
      <text:p text:style-name="P3">S3), Amazon Redshift, or Amazon Elasticsearch Service.</text:p>
      <text:p text:style-name="P3">C. Generate a huge stream of data from an Amazon S3 bucket.</text:p>
      <text:p text:style-name="P3">D. Generate a huge stream of data from Amazon DynamoDB.</text:p>
      <text:p text:style-name="P3"/>
      <text:p text:style-name="P3">B. The Amazon Kinesis family of services provides functionality to ingest large streams</text:p>
      <text:p text:style-name="P3">of data. Amazon Kinesis Firehose is specifically designed to ingest a stream and save it to</text:p>
      <text:p text:style-name="P4">any of the three storage services listed in Response B.</text:p>
      <text:p text:style-name="P3"/>
      <text:p text:style-name="P3"/>
      <text:p text:style-name="P3">16. Your company has 17TB of financial trading records that need to be stored for seven</text:p>
      <text:p text:style-name="P3">years by law. Experience has shown that any record more than a year old is unlikely to be</text:p>
      <text:p text:style-name="P3">accessed. Which of the following storage plans meets these needs in the most costefficient</text:p>
      <text:p text:style-name="P3">manner?</text:p>
      <text:p text:style-name="P3">A. Store the data on Amazon Elastic Block Store (Amazon EBS) volume attached to</text:p>
      <text:p text:style-name="P3">t2.large instances.</text:p>
      <text:p text:style-name="P3">B. Store the data on Amazon Simple Storage Service (Amazon S3) with lifecycle policies</text:p>
      <text:p text:style-name="P3">that change the storage class to Amazon Glacier after one year, and delete the object</text:p>
      <text:p text:style-name="P3">after seven years.</text:p>
      <text:p text:style-name="P3">C. Store the data in Amazon DynamoDB, and delete data older than seven years.</text:p>
      <text:p text:style-name="P3">D. Store the data in an Amazon Glacier Vault Lock.</text:p>
      <text:p text:style-name="P3"/>
      <text:p text:style-name="P3">B. Amazon S3 and Amazon Glacier are the most cost-effective storage services. After a</text:p>
      <text:p text:style-name="P3">year, when the objects are unlikely to be accessed, you can save costs by transferring the</text:p>
      <text:p text:style-name="P4">objects to Amazon Glacier where the retrieval time is three to five hours.</text:p>
      <text:p text:style-name="P3"/>
      <text:p text:style-name="P3">17. What must you do to create a record of who accessed your Amazon Simple Storage</text:p>
      <text:p text:style-name="P3">Service (Amazon S3) data and from where?</text:p>
      <text:p text:style-name="P3">A. Enable Amazon CloudWatch logs.</text:p>
      <text:p text:style-name="P3">B. Enable versioning on the bucket.</text:p>
      <text:p text:style-name="P3">C. Enable website hosting on the bucket.</text:p>
      <text:p text:style-name="P3">D. Enable server access logs on the bucket.</text:p>
      <text:p text:style-name="P3">E. Create an AWS Identity and Access Management (IAM) bucket policy.</text:p>
      <text:p text:style-name="P3"/>
      <text:p text:style-name="P3">D. Server access logs provide a record of any access to an object in Amazon S3.</text:p>
      <text:p text:style-name="P3"/>
      <text:p text:style-name="P3"/>
      <text:p text:style-name="P3"><text:soft-page-break/>18. Amazon Simple Storage Service (Amazon S3) is an eventually consistent storage system.</text:p>
      <text:p text:style-name="P3">For what kinds of operations is it possible to get stale data as a result of eventual</text:p>
      <text:p text:style-name="P3">consistency?</text:p>
      <text:p text:style-name="P3">A. GET after PUT of a new object</text:p>
      <text:p text:style-name="P3">B. GET or LIST after a DELETE</text:p>
      <text:p text:style-name="P3">C. GET after overwrite PUT (PUT to an existing key)</text:p>
      <text:p text:style-name="P3">D. DELETE after GET of new object</text:p>
      <text:p text:style-name="P3"/>
      <text:p text:style-name="P3">C. Amazon S3 provides read-after-write consistency for PUTs to new objects (new key),</text:p>
      <text:p text:style-name="P3">but eventual consistency for GETs and DELETEs of existing objects (existing key).</text:p>
      <text:p text:style-name="P3">Response C changes the existing object so that a subsequent GET may fetch the previous</text:p>
      <text:p text:style-name="P4">and inconsistent object.</text:p>
      <text:p text:style-name="P3"/>
      <text:p text:style-name="P3">19. How is data stored in Amazon Simple Storage Service (Amazon S3) for high durability?</text:p>
      <text:p text:style-name="P3">A. Data is automatically replicated to other regions.</text:p>
      <text:p text:style-name="P3">B. Data is automatically replicated to different Availability Zones within a region.</text:p>
      <text:p text:style-name="P3">C. Data is replicated only if versioning is enabled on the bucket.</text:p>
      <text:p text:style-name="P3">D. Data is automatically backed up on tape and restored if needed.</text:p>
      <text:p text:style-name="P3"/>
      <text:p text:style-name="P3">B. AWS will never transfer data between regions unless directed to by you. Durability in</text:p>
      <text:p text:style-name="P3">Amazon S3 is achieved by replicating your data geographically to different Availability</text:p>
      <text:p text:style-name="P4">Zones regardless of the versioning configuration. AWS doesn't use tapes.</text:p>
      <text:p text:style-name="P3"/>
      <text:p text:style-name="P3"/>
      <text:p text:style-name="P3">20. Your company needs to provide streaming access to videos to authenticated users around</text:p>
      <text:p text:style-name="P3">the world. What is a good way to accomplish this?</text:p>
      <text:p text:style-name="P3">A. Use Amazon Simple Storage Service (Amazon S3) buckets in each region with</text:p>
      <text:p text:style-name="P3">website hosting enabled.</text:p>
      <text:p text:style-name="P3">B. Store the videos on Amazon Elastic Block Store (Amazon EBS) volumes.</text:p>
      <text:p text:style-name="P3">C. Enable Amazon CloudFront with geolocation and signed URLs.</text:p>
      <text:p text:style-name="P3">D. Run a fleet of Amazon Elastic Compute Cloud (Amazon EC2) instances to host the</text:p>
      <text:p text:style-name="P3">videos.</text:p>
      <text:p text:style-name="P3"/>
      <text:p text:style-name="P3">C. Amazon CloudFront provides the best user experience by delivering the data from a</text:p>
      <text:p text:style-name="P3">geographically advantageous edge location. Signed URLs allow you to control access to</text:p>
      <text:p text:style-name="P4">authenticated users</text:p>
      <text:p text:style-name="P3"/>
      <text:p text:style-name="P3">21. Which of the following are true about the AWS shared responsibility model? (Choose 3</text:p>
      <text:p text:style-name="P3">answers)</text:p>
      <text:p text:style-name="P3">A. AWS is responsible for all infrastructure components (that is, AWS Cloud services)</text:p>
      <text:p text:style-name="P3">that support customer deployments.</text:p>
      <text:p text:style-name="P3">B. The customer is responsible for the components from the guest operating system</text:p>
      <text:p text:style-name="P3">upward (including updates, security patches, and antivirus software).</text:p>
      <text:p text:style-name="P3">C. The customer may rely on AWS to manage the security of their workloads deployed</text:p>
      <text:p text:style-name="P3">on AWS.</text:p>
      <text:p text:style-name="P3">D. While AWS manages security of the cloud, security in the cloud is the responsibility</text:p>
      <text:p text:style-name="P3">of the customer.</text:p>
      <text:p text:style-name="P3">E. The customer must audit the AWS data centers personally to confirm the</text:p>
      <text:p text:style-name="P3"><text:soft-page-break/>compliance of AWS systems and services.</text:p>
      <text:p text:style-name="P3"/>
      <text:p text:style-name="P3">A, B, and D. In the AWS shared responsibility model, customers retain control of what</text:p>
      <text:p text:style-name="P3">security they choose to implement to protect their own content, platform, applications,</text:p>
      <text:p text:style-name="P3">systems, and networks, no differently than they would for applications in an on-site data</text:p>
      <text:p text:style-name="P4">center</text:p>
      <text:p text:style-name="P3"/>
      <text:p text:style-name="P3">22. Which process in an Amazon Simple Workflow Service (Amazon SWF) workflow</text:p>
      <text:p text:style-name="P3">implements a task?</text:p>
      <text:p text:style-name="P3">A. Decider</text:p>
      <text:p text:style-name="P3">B. Activity worker</text:p>
      <text:p text:style-name="P3">C. Workflow starter</text:p>
      <text:p text:style-name="P3">D. Business rule</text:p>
      <text:p text:style-name="P3"/>
      <text:p text:style-name="P3">B. An activity worker is a process or thread that performs the activity tasks that are part</text:p>
      <text:p text:style-name="P3">of your workflow. Each activity worker polls Amazon SWF for new tasks that are</text:p>
      <text:p text:style-name="P3">appropriate for that activity worker to perform; certain tasks can be performed only by</text:p>
      <text:p text:style-name="P3">certain activity workers. After receiving a task, the activity worker processes the task to</text:p>
      <text:p text:style-name="P3">completion and then reports to Amazon SWF that the task was completed and provides</text:p>
      <text:p text:style-name="P3">the result. The activity task represents one of the tasks that you identified in your</text:p>
      <text:p text:style-name="P4">application.</text:p>
      <text:p text:style-name="P3"/>
      <text:p text:style-name="P3">23. Which of the following is true if you stop an Amazon Elastic Compute Cloud (Amazon</text:p>
      <text:p text:style-name="P3">EC2) instance with an Elastic IP address in an Amazon Virtual Private Cloud (Amazon</text:p>
      <text:p text:style-name="P3">VPC)?</text:p>
      <text:p text:style-name="P3">A. The instance is disassociated from its Elastic IP address and must be re-attached</text:p>
      <text:p text:style-name="P3">when the instance is restarted.</text:p>
      <text:p text:style-name="P3">B. The instance remains associated with its Elastic IP address.</text:p>
      <text:p text:style-name="P3">C. The Elastic IP address is released from your account.</text:p>
      <text:p text:style-name="P3">D. The instance is disassociated from the Elastic IP address temporarily while you</text:p>
      <text:p text:style-name="P3">restart the instance.</text:p>
      <text:p text:style-name="P3"/>
      <text:p text:style-name="P3">B. In an Amazon VPC, an instance's Elastic IP address remains associated with an</text:p>
      <text:p text:style-name="P4">instance when the instance is stopped.</text:p>
      <text:p text:style-name="P3"/>
      <text:p text:style-name="P3">24. Which Amazon Elastic Compute Cloud (Amazon EC2) pricing model allows you to pay a</text:p>
      <text:p text:style-name="P3">set hourly price for compute, giving you full control over when the instance launches and</text:p>
      <text:p text:style-name="P3">terminates?</text:p>
      <text:p text:style-name="P3">A. Spot instances</text:p>
      <text:p text:style-name="P3">B. Reserved instance</text:p>
      <text:p text:style-name="P3">C. On Demand instances</text:p>
      <text:p text:style-name="P3">D. Dedicated instances</text:p>
      <text:p text:style-name="P3"/>
      <text:p text:style-name="P3">C. You pay a set hourly price for an On Demand instance from when you launch it until</text:p>
      <text:p text:style-name="P3">you explicitly stop or terminate it. Spot instances can be terminated when the spot price</text:p>
      <text:p text:style-name="P3">goes above your bid price. Reserved instances involve paying for an instance over a oneor</text:p>
      <text:p text:style-name="P3">three-year term. Dedicated instances run on hardware dedicated to your account and</text:p>
      <text:p text:style-name="P4">are not a pricing model.</text:p>
      <text:p text:style-name="P3"><text:soft-page-break/></text:p>
      <text:p text:style-name="P3">25. Under what circumstances will Amazon Elastic Compute Cloud (Amazon EC2) instance</text:p>
      <text:p text:style-name="P3">store data not be preserved?</text:p>
      <text:p text:style-name="P3">A. The associated security groups are changed.</text:p>
      <text:p text:style-name="P3">B. The instance is stopped or rebooted.</text:p>
      <text:p text:style-name="P3">C. The instance is rebooted or terminated.</text:p>
      <text:p text:style-name="P3">D. The instance is stopped or terminated.</text:p>
      <text:p text:style-name="P4">E. None of the above</text:p>
      <text:p text:style-name="P4"/>
      <text:p text:style-name="P4">D. The data in an instance store persists only during the lifetime of its associated</text:p>
      <text:p text:style-name="P3">instance. If an instance is stopped or terminated, then the instance store does not persist.</text:p>
      <text:p text:style-name="P3">Rebooting an instance does not shut down the instance; if an instance reboots</text:p>
      <text:p text:style-name="P3">(intentionally or unintentionally), data on the instance store persists. Security groups</text:p>
      <text:p text:style-name="P4">have nothing to do with the lifetime of an instance and have no effect here.</text:p>
      <text:p text:style-name="P4"/>
      <text:p text:style-name="P4"/>
      <text:p text:style-name="P4"/>
      <text:p text:style-name="P4"/>
      <text:p text:style-name="P4"/>
      <text:p text:style-name="P4">Chapter 1</text:p>
      <text:p text:style-name="P4"/>
      <text:p text:style-name="P4"/>
      <text:p text:style-name="P4">1. Which of the following describes a physical location around the world where AWS</text:p>
      <text:p text:style-name="P3">clusters data centers?</text:p>
      <text:p text:style-name="P3">A. Endpoint</text:p>
      <text:p text:style-name="P3">B. Collection</text:p>
      <text:p text:style-name="P3">C. Fleet</text:p>
      <text:p text:style-name="P4">D. Region</text:p>
      <text:p text:style-name="P4"/>
      <text:p text:style-name="P5">D</text:p>
      <text:p text:style-name="P5">D. A region is a named set of AWS resources in the same geographical area. A region</text:p>
      <text:p text:style-name="P3">comprises at least two Availability Zones. Endpoint, Collection, and Fleet do not describe</text:p>
      <text:p text:style-name="P4">a physical location around the world where AWS clusters data centers.</text:p>
      <text:p text:style-name="P6"/>
      <text:p text:style-name="P3">2. Each AWS region is composed of two or more locations that offer organizations the</text:p>
      <text:p text:style-name="P3">ability to operate production systems that are more highly available, fault tolerant, and</text:p>
      <text:p text:style-name="P3">scalable than would be possible using a single data center. What are these locations</text:p>
      <text:p text:style-name="P3">called?</text:p>
      <text:p text:style-name="P3">A. Availability Zones</text:p>
      <text:p text:style-name="P3">B. Replication areas</text:p>
      <text:p text:style-name="P3">C. Geographic districts</text:p>
      <text:p text:style-name="P3">D. Compute centers</text:p>
      <text:p text:style-name="P3"/>
      <text:p text:style-name="P3">A</text:p>
      <text:p text:style-name="P3">A. An Availability Zone is a distinct location within a region that is insulated from</text:p>
      <text:p text:style-name="P3">failures in other Availability Zones and provides inexpensive, low-latency network</text:p>
      <text:p text:style-name="P3">connectivity to other Availability Zones in the same region. Replication areas, geographic</text:p>
      <text:p text:style-name="P4">districts, and compute centers are not terms used to describe AWS data center locations.</text:p>
      <text:p text:style-name="P3"><text:soft-page-break/></text:p>
      <text:p text:style-name="P3">3. What is the deployment term for an environment that extends an existing on-premises</text:p>
      <text:p text:style-name="P3">infrastructure into the cloud to connect cloud resources to internal systems?</text:p>
      <text:p text:style-name="P3">A. All-in deployment</text:p>
      <text:p text:style-name="P3">B. Hybrid deployment</text:p>
      <text:p text:style-name="P3">C. On-premises deployment</text:p>
      <text:p text:style-name="P3">D. Scatter deployment</text:p>
      <text:p text:style-name="P3">B</text:p>
      <text:p text:style-name="P3">B. A hybrid deployment is a way to connect infrastructure and applications between</text:p>
      <text:p text:style-name="P3">cloud-based resources and existing resources that are not located in the cloud. An all-in</text:p>
      <text:p text:style-name="P3">deployment refers to an environment that exclusively runs in the cloud. An on-premises</text:p>
      <text:p text:style-name="P3">deployment refers to an environment that runs exclusively in an organization’s data</text:p>
      <text:p text:style-name="P4">center</text:p>
      <text:p text:style-name="P4"/>
      <text:p text:style-name="P3">4. Which AWS Cloud service allows organizations to gain system-wide visibility into</text:p>
      <text:p text:style-name="P3">resource utilization, application performance, and operational health?</text:p>
      <text:p text:style-name="P3">A. AWS Identity and Access Management (IAM)</text:p>
      <text:p text:style-name="P3">B. Amazon Simple Notification Service (Amazon SNS)</text:p>
      <text:p text:style-name="P3">C. Amazon CloudWatch</text:p>
      <text:p text:style-name="P3">D. AWS CloudFormation</text:p>
      <text:p text:style-name="P3"/>
      <text:p text:style-name="P3">C</text:p>
      <text:p text:style-name="P3">C. Amazon CloudWatch is a monitoring service for AWS Cloud resources and the</text:p>
      <text:p text:style-name="P3">applications organizations run on AWS. It allows organizations to collect and track</text:p>
      <text:p text:style-name="P3">metrics, collect and monitor log files, and set alarms. AWS IAM, Amazon SNS, and AWS</text:p>
      <text:p text:style-name="P3">CloudFormation do not provide visibility into resource utilization, application</text:p>
      <text:p text:style-name="P4">performance, and the operational health of your AWS resources.</text:p>
      <text:p text:style-name="P4"/>
      <text:p text:style-name="P3">5. Which of the following AWS Cloud services is a fully managed NoSQL database service?</text:p>
      <text:p text:style-name="P3">A. Amazon Simple Queue Service (Amazon SQS)</text:p>
      <text:p text:style-name="P3">B. Amazon DynamoDB</text:p>
      <text:p text:style-name="P3">C. Amazon ElastiCache</text:p>
      <text:p text:style-name="P3">D. Amazon Relational Database Service (Amazon RDS)</text:p>
      <text:p text:style-name="P3"/>
      <text:p text:style-name="P3">B</text:p>
      <text:p text:style-name="P3">B. Amazon DynamoDB is a fully managed, fast, and flexible NoSQL database service for</text:p>
      <text:p text:style-name="P3">all applications that need consistent, single-digit millisecond latency at any scale.</text:p>
      <text:p text:style-name="P3">Amazon SQS, Amazon ElastiCache, and Amazon RDS do not provide a NoSQL database</text:p>
      <text:p text:style-name="P3">service. Amazon SQS is a managed message queuing service. Amazon ElastiCache is a</text:p>
      <text:p text:style-name="P3">service that provides in-memory cache in the cloud. Finally, Amazon RDS provides</text:p>
      <text:p text:style-name="P4">managed relational databases.</text:p>
      <text:p text:style-name="P4"/>
      <text:p text:style-name="P4"/>
      <text:p text:style-name="P3">6. Your company experiences fluctuations in traffic patterns to their e-commerce website</text:p>
      <text:p text:style-name="P3">based on flash sales. What service can help your company dynamically match the</text:p>
      <text:p text:style-name="P3">required compute capacity to the spike in traffic during flash sales?</text:p>
      <text:p text:style-name="P3">A. Auto Scaling</text:p>
      <text:p text:style-name="P3">B. Amazon Glacier</text:p>
      <text:p text:style-name="P3"><text:soft-page-break/>C. Amazon Simple Notification Service (Amazon SNS)</text:p>
      <text:p text:style-name="P3">D. Amazon Virtual Private Cloud (Amazon VPC)</text:p>
      <text:p text:style-name="P3"/>
      <text:p text:style-name="P3">A</text:p>
      <text:p text:style-name="P3">A. Auto Scaling helps maintain application availability and allows organizations to scale</text:p>
      <text:p text:style-name="P3">Amazon Elastic Compute Cloud (Amazon EC2) capacity up or down automatically</text:p>
      <text:p text:style-name="P3">according to conditions defined for the particular workload. Not only can it be used to</text:p>
      <text:p text:style-name="P3">help ensure that the desired number of Amazon EC2 instances are running, but it also</text:p>
      <text:p text:style-name="P3">allows resources to scale in and out to match the demands of dynamic workloads.</text:p>
      <text:p text:style-name="P3">Amazon Glacier, Amazon SNS, and Amazon VPC do not provide services to scale compute</text:p>
      <text:p text:style-name="P4">capacity automatically.</text:p>
      <text:p text:style-name="P4"/>
      <text:p text:style-name="P3">7. Your company provides an online photo sharing service. The development team is</text:p>
      <text:p text:style-name="P3">looking for ways to deliver image files with the lowest latency to end users so the website</text:p>
      <text:p text:style-name="P3">content is delivered with the best possible performance. What service can help speed up</text:p>
      <text:p text:style-name="P3">distribution of these image files to end users around the world?</text:p>
      <text:p text:style-name="P3">A. Amazon Elastic Compute Cloud (Amazon EC2)</text:p>
      <text:p text:style-name="P3">B. Amazon Route 53</text:p>
      <text:p text:style-name="P3">C. AWS Storage Gateway</text:p>
      <text:p text:style-name="P3">D. Amazon CloudFront</text:p>
      <text:p text:style-name="P3"/>
      <text:p text:style-name="P3">D</text:p>
      <text:p text:style-name="P3">D. Amazon CloudFront is a web service that provides a CDN to speed up distribution of</text:p>
      <text:p text:style-name="P9"><text:span text:style-name="T1">your static and dynamic web content—for example, </text:span><text:span text:style-name="T2">.html</text:span><text:span text:style-name="T1">, </text:span><text:span text:style-name="T2">.css</text:span><text:span text:style-name="T1">, </text:span><text:span text:style-name="T2">.php</text:span><text:span text:style-name="T1">, image, and media</text:span></text:p>
      <text:p text:style-name="P3">files—to end users. Amazon CloudFront delivers content through a worldwide network of</text:p>
      <text:p text:style-name="P3">edge locations. Amazon EC2, Amazon Route 53, and AWS Storage Gateway do not</text:p>
      <text:p text:style-name="P4">provide CDN services that are required to meet the needs for the photo sharing service.</text:p>
      <text:p text:style-name="P4"/>
      <text:p text:style-name="P3">8. Your company runs an Amazon Elastic Compute Cloud (Amazon EC2) instance</text:p>
      <text:p text:style-name="P3">periodically to perform a batch processing job on a large and growing filesystem. At the</text:p>
      <text:p text:style-name="P3">end of the batch job, you shut down the Amazon EC2 instance to save money but need to</text:p>
      <text:p text:style-name="P3">persist the filesystem on the Amazon EC2 instance from the previous batch runs. What</text:p>
      <text:p text:style-name="P3">AWS Cloud service can you leverage to meet these requirements?</text:p>
      <text:p text:style-name="P3">A. Amazon Elastic Block Store (Amazon EBS)</text:p>
      <text:p text:style-name="P3">B. Amazon DynamoDB</text:p>
      <text:p text:style-name="P3">C. Amazon Glacier</text:p>
      <text:p text:style-name="P3">D. AWS CloudFormation</text:p>
      <text:p text:style-name="P3"/>
      <text:p text:style-name="P3">A</text:p>
      <text:p text:style-name="P3">A. Amazon EBS provides persistent block-level storage volumes for use with Amazon</text:p>
      <text:p text:style-name="P3">EC2 instances on the AWS Cloud. Amazon DynamoDB, Amazon Glacier, and AWS</text:p>
      <text:p text:style-name="P3">CloudFormation do not provide persistent block-level storage for Amazon EC2 instances.</text:p>
      <text:p text:style-name="P3">Amazon DynamoDB provides managed NoSQL databases. Amazon Glacier provides lowcost</text:p>
      <text:p text:style-name="P3">archival storage. AWS CloudFormation gives developers and systems administrators</text:p>
      <text:p text:style-name="P4">an easy way to create and manage a collection of related AWS resources.</text:p>
      <text:p text:style-name="P3"/>
      <text:p text:style-name="P3">9. What AWS Cloud service provides a logically isolated section of the AWS Cloud where</text:p>
      <text:p text:style-name="P3"><text:soft-page-break/>organizations can launch AWS resources in a virtual network that they define?</text:p>
      <text:p text:style-name="P3">A. Amazon Simple Workflow Service (Amazon SWF)</text:p>
      <text:p text:style-name="P3">B. Amazon Route 53</text:p>
      <text:p text:style-name="P3">C. Amazon Virtual Private Cloud (Amazon VPC)</text:p>
      <text:p text:style-name="P3">D. AWS CloudFormation</text:p>
      <text:p text:style-name="P3"/>
      <text:p text:style-name="P3">C</text:p>
      <text:p text:style-name="P3">C. Amazon VPC lets organizations provision a logically isolated section of the AWS Cloud</text:p>
      <text:p text:style-name="P3">where they can launch AWS resources in a virtual network that they define. Amazon</text:p>
      <text:p text:style-name="P3">SWF, Amazon Route 53, and AWS CloudFormation do not provide a virtual network.</text:p>
      <text:p text:style-name="P3">Amazon SWF helps developers build, run, and scale background jobs that have parallel or</text:p>
      <text:p text:style-name="P3">sequential steps. Amazon Route 53 provides a highly available and scalable cloud</text:p>
      <text:p text:style-name="P3">Domain Name System (DNS) web service. Amazon CloudFormation gives developers and</text:p>
      <text:p text:style-name="P3">systems administrators an easy way to create and manage a collection of related AWS</text:p>
      <text:p text:style-name="P4">resources.</text:p>
      <text:p text:style-name="P4"/>
      <text:p text:style-name="P3">10. Your company provides a mobile voting application for a popular TV show, and 5 to 25</text:p>
      <text:p text:style-name="P3">million viewers all vote in a 15-second timespan. What mechanism can you use to</text:p>
      <text:p text:style-name="P3">decouple the voting application from your back-end services that tally the votes?</text:p>
      <text:p text:style-name="P3">A. AWS CloudTrail</text:p>
      <text:p text:style-name="P3">B. Amazon Simple Queue Service (Amazon SQS)</text:p>
      <text:p text:style-name="P3">C. Amazon Redshift</text:p>
      <text:p text:style-name="P3">D. Amazon Simple Notification Service (Amazon SNS)</text:p>
      <text:p text:style-name="P3"/>
      <text:p text:style-name="P4">D</text:p>
      <text:p text:style-name="P7">B. Amazon SQS is a fast, reliable, scalable, fully managed message queuing service that</text:p>
      <text:p text:style-name="P3">allows organizations to decouple the components of a cloud application. With Amazon</text:p>
      <text:p text:style-name="P3">SQS, organizations can transmit any volume of data, at any level of throughput, without</text:p>
      <text:p text:style-name="P3">losing messages or requiring other services to be always available. AWS CloudTrail</text:p>
      <text:p text:style-name="P3">records AWS API calls, and Amazon Redshift is a data warehouse, neither of which</text:p>
      <text:p text:style-name="P3">would be useful as an architecture component for decoupling components. Amazon SNS</text:p>
      <text:p text:style-name="P3">provides a messaging bus complement to Amazon SQS; however, it doesn’t provide the</text:p>
      <text:p text:style-name="P4">decoupling of components necessary for this scenari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Chapter 2 <text:s text:c="4"/>85 <text:s text:c="2"/>3/20</text:p>
      <text:p text:style-name="P14">1. In what ways does Amazon Simple Storage Service (Amazon S3) object storage differ</text:p>
      <text:p text:style-name="P12">from block and file storage? (Choose 2 answers)</text:p>
      <text:p text:style-name="P12">A. Amazon S3 stores data in fixed size blocks.</text:p>
      <text:p text:style-name="P12">B. Objects are identified by a numbered address.</text:p>
      <text:p text:style-name="P12">C. Objects can be any size.</text:p>
      <text:p text:style-name="P12">D. Objects contain both data and metadata.</text:p>
      <text:p text:style-name="P12">E. Objects are stored in buckets.</text:p>
      <text:p text:style-name="P12"/>
      <text:p text:style-name="P12">DE</text:p>
      <text:p text:style-name="P12"/>
      <text:p text:style-name="P12">2. Which of the following are not appropriates use cases for Amazon Simple Storage Service</text:p>
      <text:p text:style-name="P12">(Amazon S3)? (Choose 2 answers)</text:p>
      <text:p text:style-name="P12">A. Storing web content</text:p>
      <text:p text:style-name="P12">B. Storing a file system mounted to an Amazon Elastic Compute Cloud (Amazon EC2)</text:p>
      <text:p text:style-name="P12">instance</text:p>
      <text:p text:style-name="P12">C. Storing backups for a relational database</text:p>
      <text:p text:style-name="P12">D. Primary storage for a database</text:p>
      <text:p text:style-name="P12">E. Storing logs for analytics</text:p>
      <text:p text:style-name="P3"/>
      <text:p text:style-name="P12">BD</text:p>
      <text:p text:style-name="P12"/>
      <text:p text:style-name="P12">3. What are some of the key characteristics of Amazon Simple Storage Service (Amazon</text:p>
      <text:p text:style-name="P12">S3)? (Choose 3 answers)</text:p>
      <text:p text:style-name="P12">A. All objects have a URL.</text:p>
      <text:p text:style-name="P12">B. Amazon S3 can store unlimited amounts of data.</text:p>
      <text:p text:style-name="P12">C. Objects are world-readable by default.</text:p>
      <text:p text:style-name="P12">D. Amazon S3 uses a REST (Representational State Transfer) Application Program</text:p>
      <text:p text:style-name="P12">Interface (API).</text:p>
      <text:p text:style-name="P12">E. You must pre-allocate the storage in a bucket.</text:p>
      <text:p text:style-name="P12"/>
      <text:p text:style-name="P12">ABD</text:p>
      <text:p text:style-name="P12"/>
      <text:p text:style-name="P12">4. Which features can be used to restrict access to Amazon Simple Storage Service (Amazon</text:p>
      <text:p text:style-name="P12">S3) data? (Choose 3 answers)</text:p>
      <text:p text:style-name="P12">A. Enable static website hosting on the bucket.</text:p>
      <text:p text:style-name="P12">B. Create a pre-signed URL for an object.</text:p>
      <text:p text:style-name="P12">C. Use an Amazon S3 Access Control List (ACL) on a bucket or object.</text:p>
      <text:p text:style-name="P12">D. Use a lifecycle policy.</text:p>
      <text:p text:style-name="P12">E. Use an Amazon S3 bucket policy.</text:p>
      <text:p text:style-name="P3"><text:span text:style-name="T3"/></text:p>
      <text:p text:style-name="P4">CDE <text:s/>BCE</text:p>
      <text:p text:style-name="P4"/>
      <text:p text:style-name="P12">5. Your application stores critical data in Amazon Simple Storage Service (Amazon S3),</text:p>
      <text:p text:style-name="P12">which must be protected against inadvertent or intentional deletion. How can this data</text:p>
      <text:p text:style-name="P12"><text:soft-page-break/>be protected? (Choose 2 answers)</text:p>
      <text:p text:style-name="P12">A. Use cross-region replication to copy data to another bucket automatically.</text:p>
      <text:p text:style-name="P12">B. Set a vault lock.</text:p>
      <text:p text:style-name="P12">C. Enable versioning on the bucket.</text:p>
      <text:p text:style-name="P12">D. Use a lifecycle policy to migrate data to Amazon Glacier.</text:p>
      <text:p text:style-name="P12">E. Enable MFA Delete on the bucket.</text:p>
      <text:p text:style-name="P12"/>
      <text:p text:style-name="P3">CE</text:p>
      <text:p text:style-name="P12"/>
      <text:p text:style-name="P12">6. Your company stores documents in Amazon Simple Storage Service (Amazon S3), but it</text:p>
      <text:p text:style-name="P12">wants to minimize cost. Most documents are used actively for only about a month, then</text:p>
      <text:p text:style-name="P12">much less frequently. However, all data needs to be available within minutes when</text:p>
      <text:p text:style-name="P12">requested. How can you meet these requirements?</text:p>
      <text:p text:style-name="P12">A. Migrate the data to Amazon S3 Reduced Redundancy Storage (RRS) after 30 days.</text:p>
      <text:p text:style-name="P12">B. Migrate the data to Amazon Glacier after 30 days.</text:p>
      <text:p text:style-name="P12">C. Migrate the data to Amazon S3 Standard – Infrequent Access (IA) after 30 days.</text:p>
      <text:p text:style-name="P12">D. Turn on versioning, then migrate the older version to Amazon Glacier.</text:p>
      <text:p text:style-name="P12"/>
      <text:p text:style-name="P3"><text:s/>C</text:p>
      <text:p text:style-name="P4"/>
      <text:p text:style-name="P12">7. How is data stored in Amazon Simple Storage Service (Amazon S3) for high durability?</text:p>
      <text:p text:style-name="P12">A. Data is automatically replicated to other regions.</text:p>
      <text:p text:style-name="P12">B. Data is automatically replicated within a region.</text:p>
      <text:p text:style-name="P12">C. Data is replicated only if versioning is enabled on the bucket.</text:p>
      <text:p text:style-name="P12">D. Data is automatically backed up on tape and restored if needed.</text:p>
      <text:p text:style-name="P12"/>
      <text:p text:style-name="P12">B</text:p>
      <text:p text:style-name="P12"/>
      <text:p text:style-name="P12">8. Based on the following Amazon Simple Storage Service (Amazon S3) URL, which one of</text:p>
      <text:p text:style-name="P12">the following statements is correct?</text:p>
      <text:p text:style-name="P17">https://bucket1.abc.com.s3.amazonaws.com/folderx/myfile.doc</text:p>
      <text:p text:style-name="P12">A. The object “myfile.doc” is stored in the folder “folderx” in the bucket</text:p>
      <text:p text:style-name="P12">“bucket1.abc.com.”</text:p>
      <text:p text:style-name="P12">B. The object “myfile.doc” is stored in the bucket “bucket1.abc.com.”</text:p>
      <text:p text:style-name="P12">C. The object “folderx/myfile.doc” is stored in the bucket “bucket1.abc.com.”</text:p>
      <text:p text:style-name="P12">D. The object “myfile.doc” is stored in the bucket “bucket1.”</text:p>
      <text:p text:style-name="P12"/>
      <text:p text:style-name="P3">C</text:p>
      <text:p text:style-name="P12"/>
      <text:p text:style-name="P12">9. To have a record of who accessed your Amazon Simple Storage Service (Amazon S3) data</text:p>
      <text:p text:style-name="P12">and from where, you should do what?</text:p>
      <text:p text:style-name="P12">A. Enable versioning on the bucket.</text:p>
      <text:p text:style-name="P12">B. Enable website hosting on the bucket.</text:p>
      <text:p text:style-name="P12">C. Enable server access logs on the bucket.</text:p>
      <text:p text:style-name="P12">D. Create an AWS Identity and Access Management (IAM) bucket policy.</text:p>
      <text:p text:style-name="P12">E. Enable Amazon CloudWatch logs.</text:p>
      <text:p text:style-name="P12"/>
      <text:p text:style-name="P3">C</text:p>
      <text:p text:style-name="P12"><text:soft-page-break/></text:p>
      <text:p text:style-name="P12"/>
      <text:p text:style-name="P12">10. What are some reasons to enable cross-region replication on an Amazon Simple Storage</text:p>
      <text:p text:style-name="P12">Service (Amazon S3) bucket? (Choose 2 answers)</text:p>
      <text:p text:style-name="P12">A. You want a backup of your data in case of accidental deletion.</text:p>
      <text:p text:style-name="P12">B. You have a set of users or customers who can access the second bucket with lower</text:p>
      <text:p text:style-name="P12">latency.</text:p>
      <text:p text:style-name="P12">C. For compliance reasons, you need to store data in a location at least 300 miles away</text:p>
      <text:p text:style-name="P12">from the first region.</text:p>
      <text:p text:style-name="P12">D. Your data needs at least five nines of durability.</text:p>
      <text:p text:style-name="P12"/>
      <text:p text:style-name="P3">BC</text:p>
      <text:p text:style-name="P12"/>
      <text:p text:style-name="P12">11. Your company requires that all data sent to external storage be encrypted before being</text:p>
      <text:p text:style-name="P12">sent. Which Amazon Simple Storage Service (Amazon S3) encryption solution will meet</text:p>
      <text:p text:style-name="P12">this requirement?</text:p>
      <text:p text:style-name="P12">A. Server-Side Encryption (SSE) with AWS-managed keys (SSE-S3)</text:p>
      <text:p text:style-name="P12">B. SSE with customer-provided keys (SSE-C)</text:p>
      <text:p text:style-name="P12">C. Client-side encryption with customer-managed keys</text:p>
      <text:p text:style-name="P12">D. Server-side encryption with AWS Key Management Service (AWS KMS) keys (SSEKMS)</text:p>
      <text:p text:style-name="P3"/>
      <text:p text:style-name="P12">C</text:p>
      <text:p text:style-name="P12"/>
      <text:p text:style-name="P12">12. You have a popular web application that accesses data stored in an Amazon Simple</text:p>
      <text:p text:style-name="P12">Storage Service (Amazon S3) bucket. You expect the access to be very read-intensive,</text:p>
      <text:p text:style-name="P12">with expected request rates of up to 500 GETs per second from many clients. How can</text:p>
      <text:p text:style-name="P12">you increase the performance and scalability of Amazon S3 in this case?</text:p>
      <text:p text:style-name="P12">A. Turn on cross-region replication to ensure that data is served from multiple</text:p>
      <text:p text:style-name="P12">locations.</text:p>
      <text:p text:style-name="P12">B. Ensure randomness in the namespace by including a hash prefix to key names.</text:p>
      <text:p text:style-name="P12">C. Turn on server access logging.</text:p>
      <text:p text:style-name="P12">D. Ensure that key names are sequential to enable pre-fetch.</text:p>
      <text:p text:style-name="P3"/>
      <text:p text:style-name="P12">A <text:s/>B</text:p>
      <text:p text:style-name="P12"/>
      <text:p text:style-name="P12">13. What is needed before you can enable cross-region replication on an Amazon Simple</text:p>
      <text:p text:style-name="P12">Storage Service (Amazon S3) bucket? (Choose 2 answers)</text:p>
      <text:p text:style-name="P12">A. Enable versioning on the bucket.</text:p>
      <text:p text:style-name="P12">B. Enable a lifecycle rule to migrate data to the second region.</text:p>
      <text:p text:style-name="P12">C. Enable static website hosting.</text:p>
      <text:p text:style-name="P12">D. Create an AWS Identity and Access Management (IAM) policy to allow Amazon S3</text:p>
      <text:p text:style-name="P12">to replicate objects on your behalf.</text:p>
      <text:p text:style-name="P3"/>
      <text:p text:style-name="P3">AD</text:p>
      <text:p text:style-name="P3"/>
      <text:p text:style-name="P12">14. Your company has 100TB of financial records that need to be stored for seven years by</text:p>
      <text:p text:style-name="P12">law. Experience has shown that any record more than one-year old is unlikely to be</text:p>
      <text:p text:style-name="P12">accessed. Which of the following storage plans meets these needs in the most cost</text:p>
      <text:p text:style-name="P12"><text:soft-page-break/>efficient manner?</text:p>
      <text:p text:style-name="P12">A. Store the data on Amazon Elastic Block Store (Amazon EBS) volumes attached to</text:p>
      <text:p text:style-name="P12">t2.micro instances.</text:p>
      <text:p text:style-name="P12">B. Store the data on Amazon Simple Storage Service (Amazon S3) with lifecycle policies</text:p>
      <text:p text:style-name="P12">that change the storage class to Amazon Glacier after one year and delete the object</text:p>
      <text:p text:style-name="P12">after seven years.</text:p>
      <text:p text:style-name="P12">C. Store the data in Amazon DynamoDB and run daily script to delete data older than</text:p>
      <text:p text:style-name="P12">seven years.</text:p>
      <text:p text:style-name="P12">D. Store the data in Amazon Elastic MapReduce (Amazon EMR).</text:p>
      <text:p text:style-name="P3"/>
      <text:p text:style-name="P12">B</text:p>
      <text:p text:style-name="P12"/>
      <text:p text:style-name="P12">15. Amazon Simple Storage Service (S3) bucket policies can restrict access to an Amazon S3</text:p>
      <text:p text:style-name="P12">bucket and objects by which of the following? (Choose 3 answers)</text:p>
      <text:p text:style-name="P12">A. Company name</text:p>
      <text:p text:style-name="P12">B. IP address range</text:p>
      <text:p text:style-name="P12">C. AWS account</text:p>
      <text:p text:style-name="P12">D. Country of origin</text:p>
      <text:p text:style-name="P12">E. Objects with a specific prefix</text:p>
      <text:p text:style-name="P3"/>
      <text:p text:style-name="P4">BCD <text:s text:c="2"/>BCE</text:p>
      <text:p text:style-name="P4"/>
      <text:p text:style-name="P12">16. Amazon Simple Storage Service (Amazon S3) is an eventually consistent storage system.</text:p>
      <text:p text:style-name="P12">For what kinds of operations is it possible to get stale data as a result of eventual</text:p>
      <text:p text:style-name="P12">consistency? (Choose 2 answers)</text:p>
      <text:p text:style-name="P12">A. GET after PUT of a new object</text:p>
      <text:p text:style-name="P12">B. GET or LIST after a DELETE</text:p>
      <text:p text:style-name="P12">C. GET after overwrite PUT (PUT to an existing key)</text:p>
      <text:p text:style-name="P12">D. DELETE after PUT of new object</text:p>
      <text:p text:style-name="P3"/>
      <text:p text:style-name="P12">BC</text:p>
      <text:p text:style-name="P12"/>
      <text:p text:style-name="P12">17. What must be done to host a static website in an Amazon Simple Storage Service</text:p>
      <text:p text:style-name="P12">(Amazon S3) bucket? (Choose 3 answers)</text:p>
      <text:p text:style-name="P12">A. Configure the bucket for static hosting and specify an index and error document.</text:p>
      <text:p text:style-name="P12">B. Create a bucket with the same name as the website.</text:p>
      <text:p text:style-name="P12">C. Enable File Transfer Protocol (FTP) on the bucket.</text:p>
      <text:p text:style-name="P12">D. Make the objects in the bucket world-readable.</text:p>
      <text:p text:style-name="P12">E. Enable HTTP on the bucket.</text:p>
      <text:p text:style-name="P3"/>
      <text:p text:style-name="P12">ABD</text:p>
      <text:p text:style-name="P12"/>
      <text:p text:style-name="P12">18. You have valuable media files hosted on AWS and want them to be served only to</text:p>
      <text:p text:style-name="P12">authenticated users of your web application. You are concerned that your content could</text:p>
      <text:p text:style-name="P12">be stolen and distributed for free. How can you protect your content?</text:p>
      <text:p text:style-name="P12">A. Use static web hosting.</text:p>
      <text:p text:style-name="P12">B. Generate pre-signed URLs for content in the web application.</text:p>
      <text:p text:style-name="P12">C. Use AWS Identity and Access Management (IAM) policies to restrict access.</text:p>
      <text:p text:style-name="P12"><text:soft-page-break/>D. Use logging to track your content.</text:p>
      <text:p text:style-name="P3"/>
      <text:p text:style-name="P4">B</text:p>
      <text:p text:style-name="P4"/>
      <text:p text:style-name="P12">19. Amazon Glacier is well-suited to data that is which of the following? (Choose 2 answers)</text:p>
      <text:p text:style-name="P12">A. Is infrequently or rarely accessed</text:p>
      <text:p text:style-name="P12">B. Must be immediately available when needed</text:p>
      <text:p text:style-name="P12">C. Is available after a three- to five-hour restore period</text:p>
      <text:p text:style-name="P12">D. Is frequently erased within 30 days</text:p>
      <text:p text:style-name="P12"/>
      <text:p text:style-name="P3">AC</text:p>
      <text:p text:style-name="P12"/>
      <text:p text:style-name="P12">20. Which statements about Amazon Glacier are true? (Choose 3 answers)</text:p>
      <text:p text:style-name="P12">A. Amazon Glacier stores data in objects that live in archives.</text:p>
      <text:p text:style-name="P12">B. Amazon Glacier archives are identified by user-specified key names.</text:p>
      <text:p text:style-name="P12">C. Amazon Glacier archives take three to five hours to restore.</text:p>
      <text:p text:style-name="P12">D. Amazon Glacier vaults can be locked.</text:p>
      <text:p text:style-name="P12">E. Amazon Glacier can be used as a standalone service and as an Amazon S3 storage</text:p>
      <text:p text:style-name="P13">class.</text:p>
      <text:p text:style-name="P13"/>
      <text:p text:style-name="P13">ACE <text:s/>CDE</text:p>
      <text:p text:style-name="P16"/>
      <text:p text:style-name="P16"/>
      <text:p text:style-name="P10">Chapter 3</text:p>
      <text:p text:style-name="P8">1. Your web application needs four instances to support steady traffic nearly all of the time.</text:p>
      <text:p text:style-name="P3">On the last day of each month, the traffic triples. What is a cost-effective way to handle</text:p>
      <text:p text:style-name="P3">this traffic pattern?</text:p>
      <text:p text:style-name="P3">A. Run 12 Reserved Instances all of the time.</text:p>
      <text:p text:style-name="P3">B. Run four On-Demand Instances constantly, then add eight more On-Demand</text:p>
      <text:p text:style-name="P3">Instances on the last day of each month.</text:p>
      <text:p text:style-name="P3">C. Run four Reserved Instances constantly, then add eight On-Demand Instances on</text:p>
      <text:p text:style-name="P3">the last day of each month.</text:p>
      <text:p text:style-name="P3">D. Run four On-Demand Instances constantly, then add eight Reserved Instances on</text:p>
      <text:p text:style-name="P3">the last day of each month.</text:p>
      <text:p text:style-name="P3"/>
      <text:p text:style-name="P3"/>
      <text:p text:style-name="P3">2. Your order-processing application processes orders extracted from a queue with two</text:p>
      <text:p text:style-name="P3">Reserved Instances processing 10 orders/minute. If an order fails during processing,</text:p>
      <text:p text:style-name="P3">then it is returned to the queue without penalty. Due to a weekend sale, the queues have</text:p>
      <text:p text:style-name="P3">several hundred orders backed up. While the backup is not catastrophic, you would like</text:p>
      <text:p text:style-name="P3">to drain it so that customers get their confirmation emails faster. What is a cost-effective</text:p>
      <text:p text:style-name="P3">way to drain the queue for orders?</text:p>
      <text:p text:style-name="P3">A. Create more queues.</text:p>
      <text:p text:style-name="P3">B. Deploy additional Spot Instances to assist in processing the orders.</text:p>
      <text:p text:style-name="P3">C. Deploy additional Reserved Instances to assist in processing the orders.</text:p>
      <text:p text:style-name="P3">D. Deploy additional On-Demand Instances to assist in processing the orders.</text:p>
      <text:p text:style-name="P3"><text:soft-page-break/></text:p>
      <text:p text:style-name="P4"/>
      <text:p text:style-name="P4"/>
      <text:p text:style-name="P3">3. Which of the following must be specified when launching a new Amazon Elastic</text:p>
      <text:p text:style-name="P3">Compute Cloud (Amazon EC2) Windows instance? (Choose 2 answers)</text:p>
      <text:p text:style-name="P3">A. The Amazon EC2 instance ID</text:p>
      <text:p text:style-name="P3">B. Password for the administrator account</text:p>
      <text:p text:style-name="P3">C. Amazon EC2 instance type</text:p>
      <text:p text:style-name="P3">D. Amazon Machine Image (AMI)</text:p>
      <text:p text:style-name="P3"/>
      <text:p text:style-name="P3"/>
      <text:p text:style-name="P3">4. You have purchased an m3.xlarge Linux Reserved instance in us-east-1a. In which ways</text:p>
      <text:p text:style-name="P3">can you modify this reservation? (Choose 2 answers)</text:p>
      <text:p text:style-name="P3">A. Change it into two m3.large instances.</text:p>
      <text:p text:style-name="P3">B. Change it to a Windows instance.</text:p>
      <text:p text:style-name="P3">C. Move it to us-east-1b.</text:p>
      <text:p text:style-name="P3">D. Change it to an m4.xlarge.</text:p>
      <text:p text:style-name="P3"/>
      <text:p text:style-name="P4"/>
      <text:p text:style-name="P3">5. Your instance is associated with two security groups. The first allows Remote Desktop</text:p>
      <text:p text:style-name="P3">Protocol (RDP) access over port 3389 from Classless Inter-Domain Routing (CIDR)</text:p>
      <text:p text:style-name="P3">block 72.14.0.0/16. The second allows HTTP access over port 80 from CIDR block</text:p>
      <text:p text:style-name="P3">0.0.0.0/0. What traffic can reach your instance?</text:p>
      <text:p text:style-name="P3">A. RDP and HTTP access from CIDR block 0.0.0.0/0</text:p>
      <text:p text:style-name="P3">B. No traffic is allowed.</text:p>
      <text:p text:style-name="P3">C. RDP and HTTP traffic from 72.14.0.0/16</text:p>
      <text:p text:style-name="P3">D. RDP traffic over port 3389 from 72.14.0.0/16 and HTTP traffic over port 80 from</text:p>
      <text:p text:style-name="P3">0.0.00/0</text:p>
      <text:p text:style-name="P3"/>
      <text:p text:style-name="P4"/>
      <text:p text:style-name="P3">6. Which of the following are features of enhanced networking? (Choose 3 answers)</text:p>
      <text:p text:style-name="P3">A. More Packets Per Second (PPS)</text:p>
      <text:p text:style-name="P3">B. Lower latency</text:p>
      <text:p text:style-name="P3">C. Multiple network interfaces</text:p>
      <text:p text:style-name="P3">D. Border Gateway Protocol (BGP) routing</text:p>
      <text:p text:style-name="P3">E. Less jitter</text:p>
      <text:p text:style-name="P3"/>
      <text:p text:style-name="P3"/>
      <text:p text:style-name="P3">7. You are creating a High-Performance Computing (HPC) cluster and need very low</text:p>
      <text:p text:style-name="P3">latency and high bandwidth between instances. What combination of the following will</text:p>
      <text:p text:style-name="P3">allow this? (Choose 3 answers)</text:p>
      <text:p text:style-name="P3">A. Use an instance type with 10 Gbps network performance.</text:p>
      <text:p text:style-name="P3">B. Put the instances in a placement group.</text:p>
      <text:p text:style-name="P3">C. Use Dedicated Instances.</text:p>
      <text:p text:style-name="P3">D. Enable enhanced networking on the instances.</text:p>
      <text:p text:style-name="P3">E. Use Reserved Instances.</text:p>
      <text:p text:style-name="P3"/>
      <text:p text:style-name="P3"/>
      <text:p text:style-name="P3"><text:soft-page-break/>8. Which Amazon Elastic Compute Cloud (Amazon EC2) feature ensures that your</text:p>
      <text:p text:style-name="P3">instances will not share a physical host with instances from any other AWS customer?</text:p>
      <text:p text:style-name="P3">A. Amazon Virtual Private Cloud (VPC)</text:p>
      <text:p text:style-name="P3">B. Placement groups</text:p>
      <text:p text:style-name="P3">C. Dedicated Instances</text:p>
      <text:p text:style-name="P3">D. Reserved Instances</text:p>
      <text:p text:style-name="P3"/>
      <text:p text:style-name="P3">9. Which of the following are true of instance stores? (Choose 2 answers)</text:p>
      <text:p text:style-name="P3">A. Automatic backups</text:p>
      <text:p text:style-name="P3">B. Data is lost when the instance stops.</text:p>
      <text:p text:style-name="P3">C. Very high IOPS</text:p>
      <text:p text:style-name="P3">D. Charge is based on the total amount of storage provisioned.</text:p>
      <text:p text:style-name="P3"/>
      <text:p text:style-name="P3">10. Which of the following are features of Amazon Elastic Block Store (Amazon EBS)?</text:p>
      <text:p text:style-name="P3">(Choose 2 answers)</text:p>
      <text:p text:style-name="P3">A. Data stored on Amazon EBS is automatically replicated within an Availability Zone.</text:p>
      <text:p text:style-name="P3">B. Amazon EBS data is automatically backed up to tape.</text:p>
      <text:p text:style-name="P3">C. Amazon EBS volumes can be encrypted transparently to workloads on the attached</text:p>
      <text:p text:style-name="P3">instance.</text:p>
      <text:p text:style-name="P3">D. Data on an Amazon EBS volume is lost when the attached instance is stopped.</text:p>
      <text:p text:style-name="P3"/>
      <text:p text:style-name="P3">11. You need to take a snapshot of an Amazon Elastic Block Store (Amazon EBS) volume.</text:p>
      <text:p text:style-name="P3">How long will the volume be unavailable?</text:p>
      <text:p text:style-name="P3">A. It depends on the provisioned size of the volume.</text:p>
      <text:p text:style-name="P3">B. The volume will be available immediately.</text:p>
      <text:p text:style-name="P3">C. It depends on the amount of data stored on the volume.</text:p>
      <text:p text:style-name="P3">D. It depends on whether the attached instance is an Amazon EBS-optimized instance.</text:p>
      <text:p text:style-name="P3"/>
      <text:p text:style-name="P3"/>
      <text:p text:style-name="P3">12. You are restoring an Amazon Elastic Block Store (Amazon EBS) volume from a snapshot.</text:p>
      <text:p text:style-name="P3">How long will it be before the data is available?</text:p>
      <text:p text:style-name="P3">A. It depends on the provisioned size of the volume.</text:p>
      <text:p text:style-name="P3">B. The data will be available immediately.</text:p>
      <text:p text:style-name="P3">C. It depends on the amount of data stored on the volume.</text:p>
      <text:p text:style-name="P3">D. It depends on whether the attached instance is an Amazon EBS-optimized instance.</text:p>
      <text:p text:style-name="P3"/>
      <text:p text:style-name="P3"/>
      <text:p text:style-name="P3">13. You have a workload that requires 15,000 consistent IOPS for data that must be durable.</text:p>
      <text:p text:style-name="P3">What combination of the following steps do you need? (Choose 2 answers)</text:p>
      <text:p text:style-name="P3">A. Use an Amazon Elastic Block Store (Amazon EBS)-optimized instance.</text:p>
      <text:p text:style-name="P3">B. Use an instance store.</text:p>
      <text:p text:style-name="P3">C. Use a Provisioned IOPS SSD volume.</text:p>
      <text:p text:style-name="P3">D. Use a magnetic volume.</text:p>
      <text:p text:style-name="P3"/>
      <text:p text:style-name="P4"/>
      <text:p text:style-name="P3">14. Which of the following can be accomplished through bootstrapping?</text:p>
      <text:p text:style-name="P3">A. Install the most current security updates.</text:p>
      <text:p text:style-name="P3">B. Install the current version of the application.</text:p>
      <text:p text:style-name="P3"><text:soft-page-break/>C. Configure Operating System (OS) services.</text:p>
      <text:p text:style-name="P3">D. All of the above.</text:p>
      <text:p text:style-name="P3"/>
      <text:p text:style-name="P3"/>
      <text:p text:style-name="P3"/>
      <text:p text:style-name="P3">15. How can you connect to a new Linux instance using SSH?</text:p>
      <text:p text:style-name="P3">A. Decrypt the root password.</text:p>
      <text:p text:style-name="P3">B. Using a certificate</text:p>
      <text:p text:style-name="P3">C. Using the private half of the instance’s key pair</text:p>
      <text:p text:style-name="P3">D. Using Multi-Factor Authentication (MFA)</text:p>
      <text:p text:style-name="P3"/>
      <text:p text:style-name="P4"/>
      <text:p text:style-name="P3">16. VM Import/Export can import existing virtual machines as: (Choose 2 answers)</text:p>
      <text:p text:style-name="P3">A. Amazon Elastic Block Store (Amazon EBS) volumes</text:p>
      <text:p text:style-name="P3">B. Amazon Elastic Compute Cloud (Amazon EC2) instances</text:p>
      <text:p text:style-name="P3">C. Amazon Machine Images (AMIs)</text:p>
      <text:p text:style-name="P3">D. Security groups</text:p>
      <text:p text:style-name="P3"/>
      <text:p text:style-name="P3"/>
      <text:p text:style-name="P3">17. Which of the following can be used to address an Amazon Elastic Compute Cloud</text:p>
      <text:p text:style-name="P3">(Amazon EC2) instance over the web? (Choose 2 answers)</text:p>
      <text:p text:style-name="P3">A. Windows machine name</text:p>
      <text:p text:style-name="P3">B. Public DNS name</text:p>
      <text:p text:style-name="P3">C. Amazon EC2 instance ID</text:p>
      <text:p text:style-name="P3">D. Elastic IP address</text:p>
      <text:p text:style-name="P3"/>
      <text:p text:style-name="P4"/>
      <text:p text:style-name="P3">18. Using the correctly decrypted Administrator password and RDP, you cannot log in to a</text:p>
      <text:p text:style-name="P3">Windows instance you just launched. Which of the following is a possible reason?</text:p>
      <text:p text:style-name="P3">A. There is no security group rule that allows RDP access over port 3389 from your IP</text:p>
      <text:p text:style-name="P3">address.</text:p>
      <text:p text:style-name="P3">B. The instance is a Reserved Instance.</text:p>
      <text:p text:style-name="P3">C. The instance is not using enhanced networking.</text:p>
      <text:p text:style-name="P3">D. The instance is not an Amazon EBS-optimized instance.</text:p>
      <text:p text:style-name="P3"/>
      <text:p text:style-name="P3"/>
      <text:p text:style-name="P3"/>
      <text:p text:style-name="P3">19. You have a workload that requires 1 TB of durable block storage at 1,500 IOPS during</text:p>
      <text:p text:style-name="P3">normal use. Every night there is an Extract, Transform, Load (ETL) task that requires</text:p>
      <text:p text:style-name="P3">3,000 IOPS for 15 minutes. What is the most appropriate volume type for this workload?</text:p>
      <text:p text:style-name="P3">A. Use a Provisioned IOPS SSD volume at 3,000 IOPS.</text:p>
      <text:p text:style-name="P3">B. Use an instance store.</text:p>
      <text:p text:style-name="P3">C. Use a general-purpose SSD volume.</text:p>
      <text:p text:style-name="P3">D. Use a magnetic volume.</text:p>
      <text:p text:style-name="P3"/>
      <text:p text:style-name="P3">20. How are you billed for elastic IP addresses?</text:p>
      <text:p text:style-name="P3">A. Hourly when they are associated with an instance</text:p>
      <text:p text:style-name="P3">B. Hourly when they are not associated with an instance</text:p>
      <text:p text:style-name="P3"><text:soft-page-break/>C. Based on the data that flows through them</text:p>
      <text:p text:style-name="P4">D. Based on the instance type to which they are attached</text:p>
      <text:p text:style-name="P4"/>
      <text:p text:style-name="P14"/>
      <text:p text:style-name="P14"/>
      <text:p text:style-name="P14">Chapter 4 <text:s text:c="5"/>90 <text:s text:c="3"/>2/20</text:p>
      <text:p text:style-name="P14">1. What is the minimum size subnet that you can have in an Amazon VPC?</text:p>
      <text:p text:style-name="P3">A. /24</text:p>
      <text:p text:style-name="P3">B. /26</text:p>
      <text:p text:style-name="P3">C. /28</text:p>
      <text:p text:style-name="P3">D. /30 <text:s text:c="2"/>C</text:p>
      <text:p text:style-name="P3">2. You are a solutions architect working for a large travel company that is migrating its</text:p>
      <text:p text:style-name="P3">existing server estate to AWS. You have recommended that they use a custom Amazon</text:p>
      <text:p text:style-name="P3">VPC, and they have agreed to proceed. They will need a public subnet for their web</text:p>
      <text:p text:style-name="P3">servers and a private subnet in which to place their databases. They also require that the</text:p>
      <text:p text:style-name="P3">web servers and database servers be highly available and that there be a minimum of two</text:p>
      <text:p text:style-name="P3">web servers and two database servers each. How many subnets should you have to</text:p>
      <text:p text:style-name="P3">maintain high availability?</text:p>
      <text:p text:style-name="P3">A. 2</text:p>
      <text:p text:style-name="P3">B. 3</text:p>
      <text:p text:style-name="P3">C. 4</text:p>
      <text:p text:style-name="P3">D. 1 <text:s text:c="4"/>C</text:p>
      <text:p text:style-name="P3">3. Which of the following is an optional security control that can be applied at the subnet</text:p>
      <text:p text:style-name="P3">layer of a VPC?</text:p>
      <text:p text:style-name="P3">A. Network ACL</text:p>
      <text:p text:style-name="P3">B. Security Group</text:p>
      <text:p text:style-name="P3">C. Firewall</text:p>
      <text:p text:style-name="P3">D. Web application firewall <text:s text:c="5"/>A</text:p>
      <text:p text:style-name="P3">4. What is the maximum size IP address range that you can have in an Amazon VPC?</text:p>
      <text:p text:style-name="P3">A. /16</text:p>
      <text:p text:style-name="P3">B. /24</text:p>
      <text:p text:style-name="P3">C. /28</text:p>
      <text:p text:style-name="P3">D. /30 <text:s text:c="3"/>A</text:p>
      <text:p text:style-name="P3">5. You create a new subnet and then add a route to your route table that routes traffic out</text:p>
      <text:p text:style-name="P3">from that subnet to the Internet using an IGW. What type of subnet have you created?</text:p>
      <text:p text:style-name="P3">A. An internal subnet</text:p>
      <text:p text:style-name="P3">B. A private subnet</text:p>
      <text:p text:style-name="P3">C. An external subnet</text:p>
      <text:p text:style-name="P3">D. A public subnet <text:s text:c="5"/>D</text:p>
      <text:p text:style-name="P3">6. What happens when you create a new Amazon VPC?</text:p>
      <text:p text:style-name="P3">A. A main route table is created by default.</text:p>
      <text:p text:style-name="P3">B. Three subnets are created by default—one for each Availability Zone.</text:p>
      <text:p text:style-name="P3">C. Three subnets are created by default in one Availability Zone.</text:p>
      <text:p text:style-name="P3">D. An IGW is created by default. <text:s text:c="4"/>A</text:p>
      <text:p text:style-name="P9"><text:span text:style-name="T1">7. You create a new VPC in </text:span><text:span text:style-name="T2">US-East-1 </text:span><text:span text:style-name="T1">and provision three subnets inside this Amazon VPC.</text:span></text:p>
      <text:p text:style-name="P3">Which of the following statements is true?</text:p>
      <text:p text:style-name="P3">A. By default, these subnets will not be able to communicate with each other; you will</text:p>
      <text:p text:style-name="P3"><text:soft-page-break/>need to create routes.</text:p>
      <text:p text:style-name="P3">B. All subnets are public by default.</text:p>
      <text:p text:style-name="P3">C. All subnets will be able to communicate with each other by default.</text:p>
      <text:p text:style-name="P3">D. Each subnet will have identical CIDR blocks. <text:s text:c="9"/>C</text:p>
      <text:p text:style-name="P3">8. How many IGWs can you attach to an Amazon VPC at any one time?</text:p>
      <text:p text:style-name="P3">A. 1</text:p>
      <text:p text:style-name="P3">B. 2</text:p>
      <text:p text:style-name="P3">C. 3</text:p>
      <text:p text:style-name="P3">D. 4 <text:s text:c="17"/>A</text:p>
      <text:p text:style-name="P3">9. What aspect of an Amazon VPC is stateful?</text:p>
      <text:p text:style-name="P3">A. Network ACLs</text:p>
      <text:p text:style-name="P3">B. Security groups</text:p>
      <text:p text:style-name="P3">C. Amazon DynamoDB</text:p>
      <text:p text:style-name="P3">D. Amazon S3 <text:s text:c="14"/>B</text:p>
      <text:p text:style-name="P3">10. You have created a custom Amazon VPC with both private and public subnets. You have</text:p>
      <text:p text:style-name="P3">created a NAT instance and deployed this instance to a public subnet. You have attached</text:p>
      <text:p text:style-name="P3">an EIP address and added your NAT to the route table. Unfortunately, instances in your</text:p>
      <text:p text:style-name="P3">private subnet still cannot access the Internet. What may be the cause of this?</text:p>
      <text:p text:style-name="P3">A. Your NAT is in a public subnet, but it needs to be in a private subnet.</text:p>
      <text:p text:style-name="P3">B. Your NAT should be behind an Elastic Load Balancer.</text:p>
      <text:p text:style-name="P3">C. You should disable source/destination checks on the NAT.</text:p>
      <text:p text:style-name="P3">D. Your NAT has been deployed on a Windows instance, but your other instances are</text:p>
      <text:p text:style-name="P3">Linux. You should redeploy the NAT onto a Linux instance. <text:s text:c="8"/>C</text:p>
      <text:p text:style-name="P3">11. Which of the following will occur when an Amazon Elastic Block Store (Amazon EBS)-</text:p>
      <text:p text:style-name="P3">backed Amazon EC2 instance in an Amazon VPC with an associated EIP is stopped and</text:p>
      <text:p text:style-name="P3">started? (Choose 2 answers)</text:p>
      <text:p text:style-name="P3">A. The EIP will be dissociated from the instance.</text:p>
      <text:p text:style-name="P3">B. All data on instance-store devices will be lost.</text:p>
      <text:p text:style-name="P3">C. All data on Amazon EBS devices will be lost.</text:p>
      <text:p text:style-name="P3">D. The ENI is detached. <text:s text:c="15"/>AE <text:s text:c="3"/>BE</text:p>
      <text:p text:style-name="P3">E. The underlying host for the instance is changed.</text:p>
      <text:p text:style-name="P3">12. How many VPC Peering connections are required for four VPCs located within the same</text:p>
      <text:p text:style-name="P3">AWS region to be able to send traffic to each of the others?</text:p>
      <text:p text:style-name="P3">A. 3</text:p>
      <text:p text:style-name="P3">B. 4</text:p>
      <text:p text:style-name="P3">C. 5</text:p>
      <text:p text:style-name="P3">D. 6 <text:s/>D</text:p>
      <text:p text:style-name="P3">13. Which of the following AWS resources would you use in order for an EC2-VPC instance</text:p>
      <text:p text:style-name="P3">to resolve DNS names outside of AWS?</text:p>
      <text:p text:style-name="P3">A. A VPC peering connection</text:p>
      <text:p text:style-name="P3">B. A DHCP option set</text:p>
      <text:p text:style-name="P3">C. A routing rule</text:p>
      <text:p text:style-name="P3">D. An IGW <text:s text:c="5"/>A <text:s text:c="14"/>B</text:p>
      <text:p text:style-name="P3">14. Which of the following is the Amazon side of an Amazon VPN connection?</text:p>
      <text:p text:style-name="P3">A. An EIP</text:p>
      <text:p text:style-name="P3">B. A CGW</text:p>
      <text:p text:style-name="P3">C. An IGW</text:p>
      <text:p text:style-name="P3">D. A VPG <text:s text:c="4"/>D</text:p>
      <text:p text:style-name="P3"><text:soft-page-break/>15. What is the default limit for the number of Amazon VPCs that a customer may have in a</text:p>
      <text:p text:style-name="P3">region?</text:p>
      <text:p text:style-name="P3">A. 5</text:p>
      <text:p text:style-name="P3">B. 6</text:p>
      <text:p text:style-name="P3">C. 7</text:p>
      <text:p text:style-name="P3">D. There is no default maximum number of VPCs within a region. <text:s text:c="3"/>A</text:p>
      <text:p text:style-name="P3">16. You are responsible for your company’s AWS resources, and you notice a significant</text:p>
      <text:p text:style-name="P3">amount of traffic from an IP address in a foreign country in which your company does</text:p>
      <text:p text:style-name="P3">not have customers. Further investigation of the traffic indicates the source of the traffic</text:p>
      <text:p text:style-name="P3">is scanning for open ports on your EC2-VPC instances. Which one of the following</text:p>
      <text:p text:style-name="P3">resources can deny the traffic from reaching the instances?</text:p>
      <text:p text:style-name="P3">A. Security group</text:p>
      <text:p text:style-name="P3">B. Network ACL</text:p>
      <text:p text:style-name="P3">C. NAT instance</text:p>
      <text:p text:style-name="P3">D. An Amazon VPC endpoint <text:s/>B</text:p>
      <text:p text:style-name="P3">17. Which of the following is the security protocol supported by Amazon VPC?</text:p>
      <text:p text:style-name="P3">A. SSH</text:p>
      <text:p text:style-name="P3">B. Advanced Encryption Standard (AES)</text:p>
      <text:p text:style-name="P3">C. Point-to-Point Tunneling Protocol (PPTP)</text:p>
      <text:p text:style-name="P3">D. Ipsec <text:s text:c="25"/>D</text:p>
      <text:p text:style-name="P3">18. Which of the following Amazon VPC resources would you use in order for EC2-VPC</text:p>
      <text:p text:style-name="P3">instances to send traffic directly to Amazon S3?</text:p>
      <text:p text:style-name="P3">A. Amazon S3 gateway</text:p>
      <text:p text:style-name="P3">B. IGW</text:p>
      <text:p text:style-name="P3">C. CGW</text:p>
      <text:p text:style-name="P3">D. VPC endpoint <text:s text:c="13"/>D</text:p>
      <text:p text:style-name="P3">19. What properties of an Amazon VPC must be specified at the time of creation? (Choose 2</text:p>
      <text:p text:style-name="P3">answers)</text:p>
      <text:p text:style-name="P3">A. The CIDR block representing the IP address range</text:p>
      <text:p text:style-name="P3">B. One or more subnets for the Amazon VPC</text:p>
      <text:p text:style-name="P3">C. The region for the Amazon VPC</text:p>
      <text:p text:style-name="P3">D. Amazon VPC Peering relationships <text:s text:c="10"/>AC</text:p>
      <text:p text:style-name="P3">20. Which Amazon VPC feature allows you to create a dual-homed instance?</text:p>
      <text:p text:style-name="P3">A. EIP address</text:p>
      <text:p text:style-name="P3">B. ENI</text:p>
      <text:p text:style-name="P3">C. Security groups</text:p>
      <text:list xml:id="list1569814125366676167" text:style-name="L2">
        <text:list-item>
          <text:p text:style-name="P23">CGW <text:s text:c="15"/>B</text:p>
        </text:list-item>
      </text:list>
      <text:p text:style-name="P4"/>
      <text:p text:style-name="P4">Chapter 5</text:p>
      <text:p text:style-name="P4">1. Which of the following are required elements of an Auto Scaling group? (Choose 2</text:p>
      <text:p text:style-name="P3">answers)</text:p>
      <text:p text:style-name="P3">A. Minimum size</text:p>
      <text:p text:style-name="P3">B. Health checks</text:p>
      <text:p text:style-name="P3">C. Desired capacity</text:p>
      <text:p text:style-name="P3">D. Launch configuration</text:p>
      <text:p text:style-name="P3">2. You have created an Elastic Load Balancing load balancer listening on port 80, and you</text:p>
      <text:p text:style-name="P3">registered it with a single Amazon Elastic Compute Cloud (Amazon EC2) instance also</text:p>
      <text:p text:style-name="P3">listening on port 80. A client makes a request to the load balancer with the correct</text:p>
      <text:p text:style-name="P3"><text:soft-page-break/>protocol and port for the load balancer. In this scenario, how many connections does the</text:p>
      <text:p text:style-name="P3">balancer maintain?</text:p>
      <text:p text:style-name="P3">A. 1</text:p>
      <text:p text:style-name="P4">B. 2</text:p>
      <text:p text:style-name="P4">C. 3</text:p>
      <text:p text:style-name="P3">D. 4</text:p>
      <text:p text:style-name="P3">3. How long does Amazon CloudWatch keep metric data?</text:p>
      <text:p text:style-name="P3">A. 1 day</text:p>
      <text:p text:style-name="P3">B. 2 days</text:p>
      <text:p text:style-name="P3">C. 1 week</text:p>
      <text:p text:style-name="P3">D. 2 weeks</text:p>
      <text:p text:style-name="P3">4. Which of the following are the minimum required elements to create an Auto Scaling</text:p>
      <text:p text:style-name="P3">launch configuration?</text:p>
      <text:p text:style-name="P3">A. Launch configuration name, Amazon Machine Image (AMI), and instance type</text:p>
      <text:p text:style-name="P3">B. Launch configuration name, AMI, instance type, and key pair</text:p>
      <text:p text:style-name="P3">C. Launch configuration name, AMI, instance type, key pair, and security group</text:p>
      <text:p text:style-name="P3">D. Launch configuration name, AMI, instance type, key pair, security group, and block</text:p>
      <text:p text:style-name="P3">device mapping</text:p>
      <text:p text:style-name="P3">5. You are responsible for the application logging solution for your company’s existing</text:p>
      <text:p text:style-name="P3">applications running on multiple Amazon EC2 instances. Which of the following is the</text:p>
      <text:p text:style-name="P3">best approach for aggregating the application logs within AWS?</text:p>
      <text:p text:style-name="P3">A. Amazon CloudWatch custom metrics</text:p>
      <text:p text:style-name="P3">B. Amazon CloudWatch Logs Agent</text:p>
      <text:p text:style-name="P3">C. An Elastic Load Balancing listener</text:p>
      <text:p text:style-name="P3">D. An internal Elastic Load Balancing load balancer</text:p>
      <text:p text:style-name="P3">6. Which of the following must be configured on an Elastic Load Balancing load balancer to</text:p>
      <text:p text:style-name="P3">accept incoming traffic?</text:p>
      <text:p text:style-name="P3">A. A port</text:p>
      <text:p text:style-name="P3">B. A network interface</text:p>
      <text:p text:style-name="P3">C. A listener</text:p>
      <text:p text:style-name="P3">D. An instance</text:p>
      <text:p text:style-name="P3">7. You create an Auto Scaling group in a new region that is configured with a minimum size</text:p>
      <text:p text:style-name="P3">value of 10, a maximum size value of 100, and a desired capacity value of 50. However,</text:p>
      <text:p text:style-name="P3">you notice that 30 of the Amazon Elastic Compute Cloud (Amazon EC2) instances within</text:p>
      <text:p text:style-name="P3">the Auto Scaling group fail to launch. Which of the following is the cause of this</text:p>
      <text:p text:style-name="P3">behavior?</text:p>
      <text:p text:style-name="P3">A. You cannot define an Auto Scaling group larger than 20.</text:p>
      <text:p text:style-name="P3">B. The Auto Scaling group maximum value cannot be more than 20.</text:p>
      <text:p text:style-name="P3">C. You did not attach an Elastic Load Balancing load balancer to the Auto Scaling</text:p>
      <text:p text:style-name="P3">group.</text:p>
      <text:p text:style-name="P3">D. You have not raised your default Amazon EC2 capacity (20) for the new region.</text:p>
      <text:p text:style-name="P3">8. You want to host multiple Hypertext Transfer Protocol Secure (HTTPS) websites on a</text:p>
      <text:p text:style-name="P3">fleet of Amazon EC2 instances behind an Elastic Load Balancing load balancer with a</text:p>
      <text:p text:style-name="P3">single X.509 certificate. How must you configure the Secure Sockets Layer (SSL)</text:p>
      <text:p text:style-name="P3">certificate so that clients connecting to the load balancer are not presented with a</text:p>
      <text:p text:style-name="P3">warning when they connect?</text:p>
      <text:p text:style-name="P3">A. Create one SSL certificate with a Subject Alternative Name (SAN) value for each</text:p>
      <text:p text:style-name="P3">website name.</text:p>
      <text:p text:style-name="P3"><text:soft-page-break/>B. Create one SSL certificate with the Server Name Indication (SNI) value checked.</text:p>
      <text:p text:style-name="P3">C. Create multiple SSL certificates with a SAN value for each website name.</text:p>
      <text:p text:style-name="P3">D. Create SSL certificates for each Availability Zone with a SAN value for each website</text:p>
      <text:p text:style-name="P3">name.</text:p>
      <text:p text:style-name="P3">9. Your web application front end consists of multiple Amazon Compute Cloud (Amazon</text:p>
      <text:p text:style-name="P3">EC2) instances behind an Elastic Load Balancing load balancer. You have configured the</text:p>
      <text:p text:style-name="P3">load balancer to perform health checks on these Amazon EC2 instances. If an instance</text:p>
      <text:p text:style-name="P3">fails to pass health checks, which statement will be true?</text:p>
      <text:p text:style-name="P3">A. The instance is replaced automatically by the load balancer.</text:p>
      <text:p text:style-name="P3">B. The instance is terminated automatically by the load balancer.</text:p>
      <text:p text:style-name="P3">C. The load balancer stops sending traffic to the instance that failed its health check.</text:p>
      <text:p text:style-name="P3">D. The instance is quarantined by the load balancer for root cause analysis.</text:p>
      <text:p text:style-name="P3">10. In the basic monitoring package for Amazon Elastic Compute Cloud (Amazon EC2), what</text:p>
      <text:p text:style-name="P3">Amazon CloudWatch metrics are available?</text:p>
      <text:p text:style-name="P3">A. Web server visible metrics such as number of failed transaction requests</text:p>
      <text:p text:style-name="P3">B. Operating system visible metrics such as memory utilization</text:p>
      <text:p text:style-name="P3">C. Database visible metrics such as number of connections</text:p>
      <text:p text:style-name="P3">D. Hypervisor visible metrics such as CPU utilization</text:p>
      <text:p text:style-name="P3">11. A cell phone company is running dynamic-content television commercials for a contest.</text:p>
      <text:p text:style-name="P3">They want their website to handle traffic spikes that come after a commercial airs. The</text:p>
      <text:p text:style-name="P3">website is interactive, offering personalized content to each visitor based on location,</text:p>
      <text:p text:style-name="P3">purchase history, and the current commercial airing. Which architecture will configure</text:p>
      <text:p text:style-name="P3">Auto Scaling to scale out to respond to spikes of demand, while minimizing costs during</text:p>
      <text:p text:style-name="P3">quiet periods?</text:p>
      <text:p text:style-name="P3">A. Set the minimum size of the Auto Scaling group so that it can handle high traffic</text:p>
      <text:p text:style-name="P3">volumes without needing to scale out.</text:p>
      <text:p text:style-name="P3">B. Create an Auto Scaling group large enough to handle peak traffic loads, and then</text:p>
      <text:p text:style-name="P3">stop some instances. Configure Auto Scaling to scale out when traffic increases</text:p>
      <text:p text:style-name="P3">using the stopped instances, so new capacity will come online quickly.</text:p>
      <text:p text:style-name="P3">C. Configure Auto Scaling to scale out as traffic increases. Configure the launch</text:p>
      <text:p text:style-name="P3">configuration to start new instances from a preconfigured Amazon Machine Image</text:p>
      <text:p text:style-name="P3">(AMI).</text:p>
      <text:p text:style-name="P3">D. Use Amazon CloudFront and Amazon Simple Storage Service (Amazon S3) to cache</text:p>
      <text:p text:style-name="P3">changing content, with the Auto Scaling group set as the origin. Configure Auto</text:p>
      <text:p text:style-name="P3">Scaling to have sufficient instances necessary to initially populate CloudFront and</text:p>
      <text:p text:style-name="P3">Amazon ElastiCache, and then scale in after the cache is fully populated.</text:p>
      <text:p text:style-name="P3">12. For an application running in the ap-northeast-1 region with three Availability Zones (apnortheast-</text:p>
      <text:p text:style-name="P3">1a, ap-northeast-1b, and ap-northeast-1c), which instance deployment provides</text:p>
      <text:p text:style-name="P3">high availability for the application that normally requires nine running Amazon Elastic</text:p>
      <text:p text:style-name="P3">Compute Cloud (Amazon EC2) instances but can run on a minimum of 65 percent</text:p>
      <text:p text:style-name="P3">capacity while Auto Scaling launches replacement instances in the remaining Availability</text:p>
      <text:p text:style-name="P3">Zones?</text:p>
      <text:p text:style-name="P3">A. Deploy the application on four servers in ap-northeast-1a and five servers in apnortheast-</text:p>
      <text:p text:style-name="P3">1b, and keep five stopped instances in ap-northeast-1a as reserve.</text:p>
      <text:p text:style-name="P3">B. Deploy the application on three servers in ap-northeast-1a, three servers in apnortheast-</text:p>
      <text:p text:style-name="P3">1b, and three servers in ap-northeast-1c.</text:p>
      <text:p text:style-name="P3">C. Deploy the application on six servers in ap-northeast-1b and three servers in apnortheast-</text:p>
      <text:p text:style-name="P3"><text:soft-page-break/>1c.</text:p>
      <text:p text:style-name="P3">D. Deploy the application on nine servers in ap-northeast-1b, and keep nine stopped</text:p>
      <text:p text:style-name="P3">instances in ap-northeast-1a as reserve.</text:p>
      <text:p text:style-name="P3">13. Which of the following are characteristics of the Auto Scaling service on AWS? (Choose 3</text:p>
      <text:p text:style-name="P3">answers)</text:p>
      <text:p text:style-name="P3">A. Sends traffic to healthy instances</text:p>
      <text:p text:style-name="P3">B. Responds to changing conditions by adding or terminating Amazon Elastic Compute</text:p>
      <text:p text:style-name="P3">Cloud (Amazon EC2) instances</text:p>
      <text:p text:style-name="P3">C. Collects and tracks metrics and sets alarms</text:p>
      <text:p text:style-name="P3">D. Delivers push notifications</text:p>
      <text:p text:style-name="P3">E. Launches instances from a specified Amazon Machine Image (AMI)</text:p>
      <text:p text:style-name="P3">F. Enforces a minimum number of running Amazon EC2 instances</text:p>
      <text:p text:style-name="P3">14. Why is the launch configuration referenced by the Auto Scaling group instead of being</text:p>
      <text:p text:style-name="P3">part of the Auto Scaling group?</text:p>
      <text:p text:style-name="P3">A. It allows you to change the Amazon Elastic Compute Cloud (Amazon EC2) instance</text:p>
      <text:p text:style-name="P3">type and Amazon Machine Image (AMI) without disrupting the Auto Scaling group.</text:p>
      <text:p text:style-name="P3">B. It facilitates rolling out a patch to an existing set of instances managed by an Auto</text:p>
      <text:p text:style-name="P3">Scaling group.</text:p>
      <text:p text:style-name="P3">C. It allows you to change security groups associated with the instances launched</text:p>
      <text:p text:style-name="P3">without having to make changes to the Auto Scaling group.</text:p>
      <text:p text:style-name="P3">D. All of the above</text:p>
      <text:p text:style-name="P3">E. None of the above</text:p>
      <text:p text:style-name="P3">15. An Auto Scaling group may use: (Choose 2 answers)</text:p>
      <text:p text:style-name="P3">A. On-Demand Instances</text:p>
      <text:p text:style-name="P3">B. Stopped instances</text:p>
      <text:p text:style-name="P3">C. Spot Instances</text:p>
      <text:p text:style-name="P3">D. On-premises instances</text:p>
      <text:p text:style-name="P3">E. Already running instances if they use the same Amazon Machine Image (AMI) as</text:p>
      <text:p text:style-name="P3">the Auto Scaling group’s launch configuration and are not already part of another</text:p>
      <text:p text:style-name="P3">Auto Scaling group</text:p>
      <text:p text:style-name="P3">16. Amazon CloudWatch supports which types of monitoring plans? (Choose 2 answers)</text:p>
      <text:p text:style-name="P3">A. Basic monitoring, which is free</text:p>
      <text:p text:style-name="P3">B. Basic monitoring, which has an additional cost</text:p>
      <text:p text:style-name="P3">C. Ad hoc monitoring, which is free</text:p>
      <text:p text:style-name="P3">D. Ad hoc monitoring, which has an additional cost</text:p>
      <text:p text:style-name="P3">E. Detailed monitoring, which is free</text:p>
      <text:p text:style-name="P3">F. Detailed monitoring, which has an additional cost</text:p>
      <text:p text:style-name="P3">17. Elastic Load Balancing health checks may be: (Choose 3 answers)</text:p>
      <text:p text:style-name="P3">A. A ping</text:p>
      <text:p text:style-name="P3">B. A key pair verification</text:p>
      <text:p text:style-name="P3">C. A connection attempt</text:p>
      <text:p text:style-name="P3">D. A page request</text:p>
      <text:p text:style-name="P3">E. An Amazon Elastic Compute Cloud (Amazon EC2) instance status check</text:p>
      <text:p text:style-name="P3">18. When an Amazon Elastic Compute Cloud (Amazon EC2) instance registered with an</text:p>
      <text:p text:style-name="P3">Elastic Load Balancing load balancer using connection draining is deregistered or</text:p>
      <text:p text:style-name="P3">unhealthy, which of the following will happen? (Choose 2 answers)</text:p>
      <text:p text:style-name="P3">A. Immediately close all existing connections to that instance.</text:p>
      <text:p text:style-name="P3">B. Keep the connections open to that instance, and attempt to complete in-flight</text:p>
      <text:p text:style-name="P3"><text:soft-page-break/>requests.</text:p>
      <text:p text:style-name="P3">C. Redirect the requests to a user-defined error page like “Oops this is embarrassing” or</text:p>
      <text:p text:style-name="P3">“Under Construction.”</text:p>
      <text:p text:style-name="P3">D. Forcibly close all connections to that instance after a timeout period.</text:p>
      <text:p text:style-name="P3">E. Leave the connections open as long as the load balancer is running.</text:p>
      <text:p text:style-name="P3">19. Elastic Load Balancing supports which of the following types of load balancers? (Choose</text:p>
      <text:p text:style-name="P3">3 answers)</text:p>
      <text:p text:style-name="P3">A. Cross-region</text:p>
      <text:p text:style-name="P3">B. Internet-facing</text:p>
      <text:p text:style-name="P3">C. Interim</text:p>
      <text:p text:style-name="P3">D. Itinerant</text:p>
      <text:p text:style-name="P3">E. Internal</text:p>
      <text:p text:style-name="P3">F. Hypertext Transfer Protocol Secure (HTTPS) using Secure Sockets Layer (SSL)</text:p>
      <text:p text:style-name="P3">20. Auto Scaling supports which of the following plans for Auto Scaling groups? (Choose 3</text:p>
      <text:p text:style-name="P3">answers)</text:p>
      <text:p text:style-name="P3">A. Predictive</text:p>
      <text:p text:style-name="P3">B. Manual</text:p>
      <text:p text:style-name="P3">C. Preemptive</text:p>
      <text:p text:style-name="P3">D. Scheduled</text:p>
      <text:p text:style-name="P3">E. Dynamic</text:p>
      <text:p text:style-name="P3">F. End-user request driven</text:p>
      <text:p text:style-name="P4">G. Optimistic</text:p>
      <text:p text:style-name="P4"/>
      <text:p text:style-name="P4">Chapter 6 <text:s text:c="3"/>100 10/10</text:p>
      <text:p text:style-name="P4">1. Which of the following methods will allow an application using an AWS SDK to be</text:p>
      <text:p text:style-name="P3">authenticated as a principal to access AWS Cloud services? (Choose 2 answers)</text:p>
      <text:p text:style-name="P3">A. Create an IAM user and store the user name and password for the user in the</text:p>
      <text:p text:style-name="P3">application’s configuration.</text:p>
      <text:p text:style-name="P3">B. Create an IAM user and store both parts of the access key for the user in the</text:p>
      <text:p text:style-name="P3">application’s configuration.</text:p>
      <text:p text:style-name="P3">C. Run the application on an Amazon EC2 instance with an assigned IAM role.</text:p>
      <text:p text:style-name="P3">D. Make all the API calls over an SSL connection. <text:s text:c="4"/>BC</text:p>
      <text:p text:style-name="P3">2. Which of the following are found in an IAM policy? (Choose 2 answers)</text:p>
      <text:p text:style-name="P3">A. Service Name</text:p>
      <text:p text:style-name="P3">B. Region</text:p>
      <text:p text:style-name="P3">C. Action</text:p>
      <text:p text:style-name="P3">D. Password <text:s text:c="3"/>AC</text:p>
      <text:p text:style-name="P3">3. Your AWS account administrator left your company today. The administrator had access</text:p>
      <text:p text:style-name="P3">to the root user and a personal IAM administrator account. With these accounts, he</text:p>
      <text:p text:style-name="P3">generated other IAM accounts and keys. Which of the following should you do today to</text:p>
      <text:p text:style-name="P3">protect your AWS infrastructure? (Choose 4 answers)</text:p>
      <text:p text:style-name="P3">A. Change the password and add MFA to the root user.</text:p>
      <text:p text:style-name="P3">B. Put an IP restriction on the root user.</text:p>
      <text:p text:style-name="P3">C. Rotate keys and change passwords for IAM accounts.</text:p>
      <text:p text:style-name="P3">D. Delete all IAM accounts.</text:p>
      <text:p text:style-name="P3">E. Delete the administrator’s personal IAM account.</text:p>
      <text:p text:style-name="P4">F. Relaunch all Amazon EC2 instances with new roles <text:s text:c="3"/>ABCE</text:p>
      <text:p text:style-name="P4">4. Which of the following actions can be authorized by IAM? (Choose 2 answers)</text:p>
      <text:p text:style-name="P3"><text:soft-page-break/>A. Installing ASP.NET on a Windows Server</text:p>
      <text:p text:style-name="P3">B. Launching an Amazon Linux EC2 instance</text:p>
      <text:p text:style-name="P3">C. Querying an Oracle database</text:p>
      <text:p text:style-name="P3">D. Adding a message to an Amazon Simple Queue Service (Amazon SQS) queue <text:s/>BD</text:p>
      <text:p text:style-name="P3">5. Which of the following are IAM security features? (Choose 2 answers)</text:p>
      <text:p text:style-name="P3">A. Password policies</text:p>
      <text:p text:style-name="P3">B. Amazon DynamoDB global secondary indexes</text:p>
      <text:p text:style-name="P3">C. MFA</text:p>
      <text:p text:style-name="P3">D. Consolidated Billing <text:s text:c="3"/>AC</text:p>
      <text:p text:style-name="P3">6. Which of the following are benefits of using Amazon EC2 roles? (Choose 2 answers)</text:p>
      <text:p text:style-name="P3">A. No policies are required.</text:p>
      <text:p text:style-name="P3">B. Credentials do not need to be stored on the Amazon EC2 instance.</text:p>
      <text:p text:style-name="P3">C. Key rotation is not necessary.</text:p>
      <text:p text:style-name="P3">D. Integration with Active Directory is automatic. <text:s text:c="5"/>BC</text:p>
      <text:p text:style-name="P3">7. Which of the following are based on temporary security tokens? (Choose 2 answers)</text:p>
      <text:p text:style-name="P3">A. Amazon EC2 roles</text:p>
      <text:p text:style-name="P3">B. MFA</text:p>
      <text:p text:style-name="P3">C. Root user</text:p>
      <text:p text:style-name="P3">D. Federation <text:s text:c="11"/>AB</text:p>
      <text:p text:style-name="P3">8. Your security team is very concerned about the vulnerability of the IAM administrator</text:p>
      <text:p text:style-name="P3">user accounts (the accounts used to configure all IAM features and accounts). What</text:p>
      <text:p text:style-name="P3">steps can be taken to lock down these accounts? (Choose 3 answers)</text:p>
      <text:p text:style-name="P3">A. Add multi-factor authentication (MFA) to the accounts.</text:p>
      <text:p text:style-name="P3">B. Limit logins to a particular U.S. state.</text:p>
      <text:p text:style-name="P3">C. Implement a password policy on the AWS account.</text:p>
      <text:p text:style-name="P3">D. Apply a source IP address condition to the policy that only grants permissions when</text:p>
      <text:p text:style-name="P3">the user is on the corporate network.</text:p>
      <text:p text:style-name="P3">E. Add a CAPTCHA test to the accounts. <text:s text:c="4"/>ACD</text:p>
      <text:p text:style-name="P3">9. You want to grant the individuals on your network team the ability to fully manipulate</text:p>
      <text:p text:style-name="P3">Amazon EC2 instances. Which of the following accomplish this goal? (Choose 2</text:p>
      <text:p text:style-name="P3">answers)</text:p>
      <text:p text:style-name="P3">A. Create a new policy allowing EC2:* actions, and name the policy NetworkTeam.</text:p>
      <text:p text:style-name="P3">B. Assign the managed policy, EC2FullAccess, to a group named NetworkTeam, and</text:p>
      <text:p text:style-name="P3">assign all the team members’ IAM user accounts to that group.</text:p>
      <text:p text:style-name="P3">C. Create a new policy that grants EC2:* actions on all resources, and assign that policy</text:p>
      <text:p text:style-name="P3">to each individual’s IAM user account on the network team.</text:p>
      <text:p text:style-name="P3">D. Create a NetworkTeam IAM group, and have each team member log in to the AWS</text:p>
      <text:p text:style-name="P3">Management Console using the user name/password for the group. <text:s text:c="2"/>BC</text:p>
      <text:p text:style-name="P3">10. What is the format of an IAM policy?</text:p>
      <text:p text:style-name="P3">A. XML</text:p>
      <text:p text:style-name="P3">B. Key/value pairs</text:p>
      <text:p text:style-name="P3">C. JSON</text:p>
      <text:p text:style-name="P4">D. Tab-delimited text <text:s text:c="4"/>C</text:p>
      <text:p text:style-name="P4"/>
      <text:p text:style-name="P4"/>
      <text:p text:style-name="P4"/>
      <text:p text:style-name="P11">Chapter 7</text:p>
      <text:p text:style-name="P4"><text:soft-page-break/></text:p>
      <text:p text:style-name="P4">1. Which AWS database service is best suited for traditional Online Transaction Processing</text:p>
      <text:p text:style-name="P3">(OLTP)?</text:p>
      <text:p text:style-name="P3">A. Amazon Redshift</text:p>
      <text:p text:style-name="P3">B. Amazon Relational Database Service (Amazon RDS)</text:p>
      <text:p text:style-name="P3">C. Amazon Glacier</text:p>
      <text:p text:style-name="P3">D. Elastic Database</text:p>
      <text:p text:style-name="P3">2. Which AWS database service is best suited for non-relational databases?</text:p>
      <text:p text:style-name="P3">A. Amazon Redshift</text:p>
      <text:p text:style-name="P3">B. Amazon Relational Database Service (Amazon RDS)</text:p>
      <text:p text:style-name="P3">C. Amazon Glacier</text:p>
      <text:p text:style-name="P3">D. Amazon DynamoDB</text:p>
      <text:p text:style-name="P3">3. You are a solutions architect working for a media company that hosts its website on</text:p>
      <text:p text:style-name="P3">AWS. Currently, there is a single Amazon Elastic Compute Cloud (Amazon EC2) Instance</text:p>
      <text:p text:style-name="P3">on AWS with MySQL installed locally to that Amazon EC2 Instance. You have been asked</text:p>
      <text:p text:style-name="P3">to make the company’s production environment more resilient and to increase</text:p>
      <text:p text:style-name="P3">performance. You suggest that the company split out the MySQL database onto an</text:p>
      <text:p text:style-name="P3">Amazon RDS Instance with Multi-AZ enabled. This addresses the company’s increased</text:p>
      <text:p text:style-name="P3">resiliency requirements. Now you need to suggest how you can increase performance.</text:p>
      <text:p text:style-name="P3">Ninety-nine percent of the company’s end users are magazine subscribers who will be</text:p>
      <text:p text:style-name="P3">reading additional articles on the website, so only one percent of end users will need to</text:p>
      <text:p text:style-name="P3">write data to the site. What should you suggest to increase performance?</text:p>
      <text:p text:style-name="P3">A. Alter the connection string so that if a user is going to write data, it is written to the</text:p>
      <text:p text:style-name="P3">secondary copy of the Multi-AZ database.</text:p>
      <text:p text:style-name="P3">B. Alter the connection string so that if a user is going to write data, it is written to the</text:p>
      <text:p text:style-name="P3">primary copy of the Multi-AZ database.</text:p>
      <text:p text:style-name="P3">C. Recommend that the company use read replicas, and distribute the traffic across</text:p>
      <text:p text:style-name="P3">multiple read replicas.</text:p>
      <text:p text:style-name="P3">D. Migrate the MySQL database to Amazon Redshift to take advantage of columnar</text:p>
      <text:p text:style-name="P3">storage and maximize performance.</text:p>
      <text:p text:style-name="P3">4. Which AWS Cloud service is best suited for Online Analytics Processing (OLAP)?</text:p>
      <text:p text:style-name="P3">A. Amazon Redshift</text:p>
      <text:p text:style-name="P3">B. Amazon Relational Database Service (Amazon RDS)</text:p>
      <text:p text:style-name="P3">C. Amazon Glacier</text:p>
      <text:p text:style-name="P3">D. Amazon DynamoDB</text:p>
      <text:p text:style-name="P3">5. You have been using Amazon Relational Database Service (Amazon RDS) for the last</text:p>
      <text:p text:style-name="P3">year to run an important application with automated backups enabled. One of your team</text:p>
      <text:p text:style-name="P3">members is performing routine maintenance and accidentally drops an important table,</text:p>
      <text:p text:style-name="P3">causing an outage. How can you recover the missing data while minimizing the duration</text:p>
      <text:p text:style-name="P3">of the outage?</text:p>
      <text:p text:style-name="P3">A. Perform an undo operation and recover the table.</text:p>
      <text:p text:style-name="P3">B. Restore the database from a recent automated DB snapshot.</text:p>
      <text:p text:style-name="P3">C. Restore only the dropped table from the DB snapshot.</text:p>
      <text:p text:style-name="P3">D. The data cannot be recovered.</text:p>
      <text:p text:style-name="P3">6. Which Amazon Relational Database Service (Amazon RDS) database engines support</text:p>
      <text:p text:style-name="P3">Multi-AZ?</text:p>
      <text:p text:style-name="P3">A. All of them</text:p>
      <text:p text:style-name="P3">B. Microsoft SQL Server, MySQL, and Oracle</text:p>
      <text:p text:style-name="P3"><text:soft-page-break/>C. Oracle, Amazon Aurora, and PostgreSQL</text:p>
      <text:p text:style-name="P3">D. MySQL</text:p>
      <text:p text:style-name="P3">7. Which Amazon Relational Database Service (Amazon RDS) database engines support</text:p>
      <text:p text:style-name="P3">read replicas?</text:p>
      <text:p text:style-name="P3">A. Microsoft SQL Server and Oracle</text:p>
      <text:p text:style-name="P3">B. MySQL, MariaDB, PostgreSQL, and Aurora</text:p>
      <text:p text:style-name="P3">C. Aurora, Microsoft SQL Server, and Oracle</text:p>
      <text:p text:style-name="P3">D. MySQL and PostgreSQL</text:p>
      <text:p text:style-name="P3">8. Your team is building an order processing system that will span multiple Availability</text:p>
      <text:p text:style-name="P3">Zones. During testing, the team wanted to test how the application will react to a</text:p>
      <text:p text:style-name="P3">database failover. How can you enable this type of test?</text:p>
      <text:p text:style-name="P3">A. Force a Multi-AZ failover from one Availability Zone to another by rebooting the</text:p>
      <text:p text:style-name="P3">primary instance using the Amazon RDS console.</text:p>
      <text:p text:style-name="P3">B. Terminate the DB instance, and create a new one. Update the connection string.</text:p>
      <text:p text:style-name="P3">C. Create a support case asking for a failover.</text:p>
      <text:p text:style-name="P3">D. It is not possible to test a failover.</text:p>
      <text:p text:style-name="P3">9. You are a system administrator whose company has moved its production database to</text:p>
      <text:p text:style-name="P3">AWS. Your company monitors its estate using Amazon CloudWatch, which sends alarms</text:p>
      <text:p text:style-name="P3">using Amazon Simple Notification Service (Amazon SNS) to your mobile phone. One</text:p>
      <text:p text:style-name="P3">night, you get an alert that your primary Amazon Relational Database Service (Amazon</text:p>
      <text:p text:style-name="P3">RDS) Instance has gone down. You have Multi-AZ enabled on this instance. What should</text:p>
      <text:p text:style-name="P3">you do to ensure the failover happens quickly?</text:p>
      <text:p text:style-name="P3">A. Update your Domain Name System (DNS) to point to the secondary instance’s new</text:p>
      <text:p text:style-name="P3">IP address, forcing your application to fail over to the secondary instance.</text:p>
      <text:p text:style-name="P3">B. Connect to your server using Secure Shell (SSH) and update your connection strings</text:p>
      <text:p text:style-name="P3">so that your application can communicate to the secondary instance instead of the</text:p>
      <text:p text:style-name="P3">failed primary instance.</text:p>
      <text:p text:style-name="P3">C. Take a snapshot of the secondary instance and create a new instance using this</text:p>
      <text:p text:style-name="P3">snapshot, then update your connection string to point to the new instance.</text:p>
      <text:p text:style-name="P3">D. No action is necessary. Your connection string points to the database endpoint, and</text:p>
      <text:p text:style-name="P3">AWS automatically updates this endpoint to point to your secondary instance.</text:p>
      <text:p text:style-name="P3">10. You are working for a small organization without a dedicated database administrator on</text:p>
      <text:p text:style-name="P3">staff. You need to install Microsoft SQL Server Enterprise edition quickly to support an</text:p>
      <text:p text:style-name="P3">accounting back office application on Amazon Relational Database Service (Amazon</text:p>
      <text:p text:style-name="P3">RDS). What should you do?</text:p>
      <text:p text:style-name="P3">A. Launch an Amazon RDS DB Instance, and select Microsoft SQL Server Enterprise</text:p>
      <text:p text:style-name="P3">Edition under the Bring Your Own License (BYOL) model.</text:p>
      <text:p text:style-name="P3">B. Provision SQL Server Enterprise Edition using the License Included option from the</text:p>
      <text:p text:style-name="P3">Amazon RDS Console.</text:p>
      <text:p text:style-name="P3">C. SQL Server Enterprise edition is only available via the Command Line Interface</text:p>
      <text:p text:style-name="P3">(CLI). Install the command-line tools on your laptop, and then provision your new</text:p>
      <text:p text:style-name="P3">Amazon RDS Instance using the CLI.</text:p>
      <text:p text:style-name="P3">D. You cannot use SQL Server Enterprise edition on Amazon RDS. You should install</text:p>
      <text:p text:style-name="P3">this on to a dedicated Amazon Elastic Compute Cloud (Amazon EC2) Instance.</text:p>
      <text:p text:style-name="P3">11. You are building the database tier for an enterprise application that gets occasional</text:p>
      <text:p text:style-name="P3">activity throughout the day. Which storage type should you select as your default option?</text:p>
      <text:p text:style-name="P3">A. Magnetic storage</text:p>
      <text:p text:style-name="P3">B. General Purpose Solid State Drive (SSD)</text:p>
      <text:p text:style-name="P3"><text:soft-page-break/>C. Provisioned IOPS (SSD)</text:p>
      <text:p text:style-name="P3">D. Storage Area Network (SAN)-attached</text:p>
      <text:p text:style-name="P3">12. You are designing an e-commerce web application that will scale to potentially hundreds</text:p>
      <text:p text:style-name="P3">of thousands of concurrent users. Which database technology is best suited to hold the</text:p>
      <text:p text:style-name="P3">session state for large numbers of concurrent users?</text:p>
      <text:p text:style-name="P3">A. Relational database using Amazon Relational Database Service (Amazon RDS)</text:p>
      <text:p text:style-name="P3">B. NoSQL database table using Amazon DynamoDB</text:p>
      <text:p text:style-name="P3">C. Data warehouse using Amazon Redshift</text:p>
      <text:p text:style-name="P3">D. Amazon Simple Storage Service (Amazon S3)</text:p>
      <text:p text:style-name="P3">13. Which of the following techniques can you use to help you meet Recovery Point</text:p>
      <text:p text:style-name="P3">Objective (RPO) and Recovery Time Objective (RTO) requirements? (Choose 3 answers)</text:p>
      <text:p text:style-name="P3">A. DB snapshots</text:p>
      <text:p text:style-name="P3">B. DB option groups</text:p>
      <text:p text:style-name="P3">C. Read replica</text:p>
      <text:p text:style-name="P3">D. Multi-AZ deployment</text:p>
      <text:p text:style-name="P3">14. When using Amazon Relational Database Service (Amazon RDS) Multi-AZ, how can you</text:p>
      <text:p text:style-name="P3">offload read requests from the primary? (Choose 2 answers)</text:p>
      <text:p text:style-name="P3">A. Configure the connection string of the clients to connect to the secondary node and</text:p>
      <text:p text:style-name="P3">perform reads while the primary is used for writes.</text:p>
      <text:p text:style-name="P3">B. Amazon RDS automatically sends writes to the primary and sends reads to the</text:p>
      <text:p text:style-name="P3">secondary.</text:p>
      <text:p text:style-name="P3">C. Add a read replica DB instance, and configure the client’s application logic to use a</text:p>
      <text:p text:style-name="P3">read-replica.</text:p>
      <text:p text:style-name="P3">D. Create a caching environment using ElastiCache to cache frequently used data.</text:p>
      <text:p text:style-name="P3">Update the application logic to read/write from the cache.</text:p>
      <text:p text:style-name="P3">15. You are building a large order processing system and are responsible for securing the</text:p>
      <text:p text:style-name="P3">database. Which actions will you take to protect the data? (Choose 3 answers)</text:p>
      <text:p text:style-name="P3">A. Adjust AWS Identity and Access Management (IAM) permissions for administrators.</text:p>
      <text:p text:style-name="P3">B. Configure security groups and network Access Control Lists (ACLs) to limit network</text:p>
      <text:p text:style-name="P3">access.</text:p>
      <text:p text:style-name="P3">C. Configure database users, and grant permissions to database objects.</text:p>
      <text:p text:style-name="P3">D. Install anti-virus software on the Amazon RDS DB Instance.</text:p>
      <text:p text:style-name="P3">16. Your team manages a popular website running Amazon Relational Database Service</text:p>
      <text:p text:style-name="P3">(Amazon RDS) MySQL back end. The Marketing department has just informed you</text:p>
      <text:p text:style-name="P3">about an upcoming television commercial that will drive thousands of new visitors to the</text:p>
      <text:p text:style-name="P3">website. How can you prepare your database to handle the load? (Choose 3 answers)</text:p>
      <text:p text:style-name="P3">A. Vertically scale the DB Instance by selecting a more powerful instance class.</text:p>
      <text:p text:style-name="P3">B. Create read replicas to offload read requests and update your application.</text:p>
      <text:p text:style-name="P3">C. Upgrade the storage from Magnetic volumes to General Purpose Solid State Drive</text:p>
      <text:p text:style-name="P3">(SSD) volumes.</text:p>
      <text:p text:style-name="P3">D. Upgrade to Amazon Redshift for faster columnar storage.</text:p>
      <text:p text:style-name="P3">17. You are building a photo management application that maintains metadata on millions</text:p>
      <text:p text:style-name="P3">of images in an Amazon DynamoDB table. When a photo is retrieved, you want to display</text:p>
      <text:p text:style-name="P3">the metadata next to the image. Which Amazon DynamoDB operation will you use to</text:p>
      <text:p text:style-name="P3">retrieve the metadata attributes from the table?</text:p>
      <text:p text:style-name="P3">A. Scan operation</text:p>
      <text:p text:style-name="P3">B. Search operation</text:p>
      <text:p text:style-name="P3">C. Query operation</text:p>
      <text:p text:style-name="P3"><text:soft-page-break/>D. Find operation</text:p>
      <text:p text:style-name="P3">18. You are creating an Amazon DynamoDB table that will contain messages for a social chat</text:p>
      <text:p text:style-name="P3">application. This table will have the following attributes: Username (String), Timestamp</text:p>
      <text:p text:style-name="P3">(Number), Message (String). Which attribute should you use as the partition key? The</text:p>
      <text:p text:style-name="P3">sort key?</text:p>
      <text:p text:style-name="P3">A. Username, Timestamp</text:p>
      <text:p text:style-name="P3">B. Username, Message</text:p>
      <text:p text:style-name="P3">C. Timestamp, Message</text:p>
      <text:p text:style-name="P3">D. Message, Timestamp</text:p>
      <text:p text:style-name="P3">19. Which of the following statements about Amazon DynamoDB tables are true? (Choose 2</text:p>
      <text:p text:style-name="P3">answers)</text:p>
      <text:p text:style-name="P3">A. Global secondary indexes can only be created when the table is being created.</text:p>
      <text:p text:style-name="P3">B. Local secondary indexes can only be created when the table is being created.</text:p>
      <text:p text:style-name="P3">C. You can only have one global secondary index.</text:p>
      <text:p text:style-name="P3">D. You can only have one local secondary index.</text:p>
      <text:p text:style-name="P3">20. Which of the following workloads are a good fit for running on Amazon Redshift?</text:p>
      <text:p text:style-name="P3">(Choose 2 answers)</text:p>
      <text:p text:style-name="P3">A. Transactional database supporting a busy e-commerce order processing website</text:p>
      <text:p text:style-name="P3">B. Reporting database supporting back-office analytics</text:p>
      <text:p text:style-name="P3">C. Data warehouse used to aggregate multiple disparate data sources</text:p>
      <text:p text:style-name="P4">D. Manage session state and user profile data for thousands of concurrent users</text:p>
      <text:p text:style-name="P4"/>
      <text:p text:style-name="P4"/>
      <text:p text:style-name="P11">Chapter 8</text:p>
      <text:p text:style-name="P4"/>
      <text:p text:style-name="P4">Which of the following is not a supported Amazon Simple Notification Service (Amazon</text:p>
      <text:p text:style-name="P3">SNS) protocol?</text:p>
      <text:p text:style-name="P3">A. HTTPS</text:p>
      <text:p text:style-name="P3">B. AWS Lambda</text:p>
      <text:p text:style-name="P3">C. Email-JSON</text:p>
      <text:p text:style-name="P3">D. Amazon DynamoDB</text:p>
      <text:p text:style-name="P3">2. When you create a new Amazon Simple Notification Service (Amazon SNS) topic, which</text:p>
      <text:p text:style-name="P3">of the following is created automatically?</text:p>
      <text:p text:style-name="P3">A. An Amazon Resource Name (ARN)</text:p>
      <text:p text:style-name="P3">B. A subscriber</text:p>
      <text:p text:style-name="P3">C. An Amazon Simple Queue Service (Amazon SQS) queue to deliver your Amazon SNS</text:p>
      <text:p text:style-name="P3">topic</text:p>
      <text:p text:style-name="P3">D. A message</text:p>
      <text:p text:style-name="P3">3. Which of the following are features of Amazon Simple Notification Service (Amazon</text:p>
      <text:p text:style-name="P3">SNS)? (Choose 3 answers)</text:p>
      <text:p text:style-name="P3">A. Publishers</text:p>
      <text:p text:style-name="P3">B. Readers</text:p>
      <text:p text:style-name="P3">C. Subscribers</text:p>
      <text:p text:style-name="P3">D. Topic</text:p>
      <text:p text:style-name="P3">4. What is the default time for an Amazon Simple Queue Service (Amazon SQS) visibility</text:p>
      <text:p text:style-name="P3">timeout?</text:p>
      <text:p text:style-name="P3">A. 30 seconds</text:p>
      <text:p text:style-name="P3"><text:soft-page-break/>B. 60 seconds</text:p>
      <text:p text:style-name="P3">C. 1 hour</text:p>
      <text:p text:style-name="P3">D. 12 hours</text:p>
      <text:p text:style-name="P3">5. What is the longest time available for an Amazon Simple Queue Service (Amazon SQS)</text:p>
      <text:p text:style-name="P3">visibility timeout?</text:p>
      <text:p text:style-name="P3">A. 30 seconds</text:p>
      <text:p text:style-name="P3">B. 60 seconds</text:p>
      <text:p text:style-name="P3">C. 1 hour</text:p>
      <text:p text:style-name="P3">D. 12 hours</text:p>
      <text:p text:style-name="P4">6. Which of the following options are valid properties of an Amazon Simple Queue Service</text:p>
      <text:p text:style-name="P3">(Amazon SQS) message? (Choose 2 answers)</text:p>
      <text:p text:style-name="P3">A. Destination</text:p>
      <text:p text:style-name="P3">B. Message ID</text:p>
      <text:p text:style-name="P3">C. Type</text:p>
      <text:p text:style-name="P3">D. Body</text:p>
      <text:p text:style-name="P3">7. You are a solutions architect who is working for a mobile application company that</text:p>
      <text:p text:style-name="P3">wants to use Amazon Simple Workflow Service (Amazon SWF) for their new takeout</text:p>
      <text:p text:style-name="P3">ordering application. They will have multiple workflows that will need to interact. What</text:p>
      <text:p text:style-name="P3">should you advise them to do in structuring the design of their Amazon SWF</text:p>
      <text:p text:style-name="P3">environment?</text:p>
      <text:p text:style-name="P3">A. Use multiple domains, each containing a single workflow, and design the workflows</text:p>
      <text:p text:style-name="P3">to interact across the different domains.</text:p>
      <text:p text:style-name="P3">B. Use a single domain containing multiple workflows. In this manner, the workflows</text:p>
      <text:p text:style-name="P3">will be able to interact.</text:p>
      <text:p text:style-name="P3">C. Use a single domain with a single workflow and collapse all activities to within this</text:p>
      <text:p text:style-name="P3">single workflow.</text:p>
      <text:p text:style-name="P3">D. Workflows cannot interact with each other; they would be better off using Amazon</text:p>
      <text:p text:style-name="P3">Simple Queue Service (Amazon SQS) and Amazon Simple Notification Service</text:p>
      <text:p text:style-name="P3">(Amazon SNS) for their application.</text:p>
      <text:p text:style-name="P3">8. In Amazon Simple Workflow Service (Amazon SWF), which of the following are actors?</text:p>
      <text:p text:style-name="P3">(Choose 3 answers)</text:p>
      <text:p text:style-name="P3">A. Activity workers</text:p>
      <text:p text:style-name="P3">B. Workflow starters</text:p>
      <text:p text:style-name="P3">C. Deciders</text:p>
      <text:p text:style-name="P3">D. Activity tasks</text:p>
      <text:p text:style-name="P3">9. You are designing a new application, and you need to ensure that the components of</text:p>
      <text:p text:style-name="P3">your application are not tightly coupled. You are trying to decide between the different</text:p>
      <text:p text:style-name="P3">AWS Cloud services to use to achieve this goal. Your requirements are that messages</text:p>
      <text:p text:style-name="P3">between your application components may not be delivered more than once, tasks must</text:p>
      <text:p text:style-name="P3">be completed in either a synchronous or asynchronous fashion, and there must be some</text:p>
      <text:p text:style-name="P3">form of application logic that decides what do when tasks have been completed. What</text:p>
      <text:p text:style-name="P3">application service should you use?</text:p>
      <text:p text:style-name="P3">A. Amazon Simple Queue Service (Amazon SQS)</text:p>
      <text:p text:style-name="P3">B. Amazon Simple Workflow Service (Amazon SWF)</text:p>
      <text:p text:style-name="P3">C. Amazon Simple Storage Service (Amazon S3)</text:p>
      <text:p text:style-name="P3">D. Amazon Simple Email Service (Amazon SES)</text:p>
      <text:p text:style-name="P3">10. How does Amazon Simple Queue Service (Amazon SQS) deliver messages?</text:p>
      <text:p text:style-name="P4">A. Last In, First Out (LIFO)</text:p>
      <text:p text:style-name="P3"><text:soft-page-break/>B. First In, First Out (FIFO)</text:p>
      <text:p text:style-name="P3">C. Sequentially</text:p>
      <text:p text:style-name="P3">D. Amazon SQS doesn’t guarantee delivery of your messages in any particular order.</text:p>
      <text:p text:style-name="P3">11. Of the following options, what is an efficient way to fanout a single Amazon Simple</text:p>
      <text:p text:style-name="P3">Notification Service (Amazon SNS) message to multiple Amazon Simple Queue Service</text:p>
      <text:p text:style-name="P3">(Amazon SQS) queues?</text:p>
      <text:p text:style-name="P3">A. Create an Amazon SNS topic using Amazon SNS. Then create and subscribe multiple</text:p>
      <text:p text:style-name="P3">Amazon SQS queues sent to the Amazon SNS topic.</text:p>
      <text:p text:style-name="P3">B. Create one Amazon SQS queue that subscribes to multiple Amazon SNS topics.</text:p>
      <text:p text:style-name="P3">C. Amazon SNS allows exactly one subscriber to each topic, so fanout is not possible.</text:p>
      <text:p text:style-name="P3">D. Create an Amazon SNS topic using Amazon SNS. Create an application that</text:p>
      <text:p text:style-name="P3">subscribes to that topic and duplicates the message. Send copies to multiple Amazon</text:p>
      <text:p text:style-name="P3">SQS queues.</text:p>
      <text:p text:style-name="P3">12. Your application polls an Amazon Simple Queue Service (Amazon SQS) queue frequently</text:p>
      <text:p text:style-name="P3">and returns immediately, often with empty ReceiveMessageResponses. What is one</text:p>
      <text:p text:style-name="P3">thing that can be done to reduce Amazon SQS costs?</text:p>
      <text:p text:style-name="P3">A. Pricing on Amazon SQS does not include a cost for service requests; therefore, there</text:p>
      <text:p text:style-name="P3">is no concern.</text:p>
      <text:p text:style-name="P3">B. Increase the timeout value for short polling to wait for messages longer before</text:p>
      <text:p text:style-name="P3">returning a response.</text:p>
      <text:p text:style-name="P3">C. Change the message visibility value to a higher number.</text:p>
      <text:p text:style-name="P3">D. Use long polling by supplying a WaitTimeSeconds of greater than 0 seconds when</text:p>
      <text:p text:style-name="P3">calling ReceiveMessage.</text:p>
      <text:p text:style-name="P3">13. What is the longest time available for an Amazon Simple Queue Service (Amazon SQS)</text:p>
      <text:p text:style-name="P3">long polling timeout?</text:p>
      <text:p text:style-name="P3">A. 10 seconds</text:p>
      <text:p text:style-name="P3">B. 20 seconds</text:p>
      <text:p text:style-name="P3">C. 30 seconds</text:p>
      <text:p text:style-name="P3">D. 1 hour</text:p>
      <text:p text:style-name="P3">14. What is the longest configurable message retention period for Amazon Simple Queue</text:p>
      <text:p text:style-name="P3">Service (Amazon SQS)?</text:p>
      <text:p text:style-name="P3">A. 30 minutes</text:p>
      <text:p text:style-name="P3">B. 4 days</text:p>
      <text:p text:style-name="P3">C. 30 seconds</text:p>
      <text:p text:style-name="P3">D. 14 days</text:p>
      <text:p text:style-name="P3">15. What is the default message retention period for Amazon Simple Queue Service</text:p>
      <text:p text:style-name="P4">(Amazon SQS)?</text:p>
      <text:p text:style-name="P3">A. 30 minutes</text:p>
      <text:p text:style-name="P3">B. 4 days</text:p>
      <text:p text:style-name="P3">C. 30 seconds</text:p>
      <text:p text:style-name="P3">D. 14 days</text:p>
      <text:p text:style-name="P3">16. Amazon Simple Notification Service (Amazon SNS) is a push notification service that lets</text:p>
      <text:p text:style-name="P3">you send individual or multiple messages to large numbers of recipients. What types of</text:p>
      <text:p text:style-name="P3">clients are supported?</text:p>
      <text:p text:style-name="P3">A. Java and JavaScript clients that support publisher and subscriber types</text:p>
      <text:p text:style-name="P3">B. Producers and consumers supported by C and C++ clients</text:p>
      <text:p text:style-name="P3">C. Mobile and AMQP support for publisher and subscriber client types</text:p>
      <text:p text:style-name="P3">D. Publisher and subscriber client types</text:p>
      <text:p text:style-name="P3"><text:soft-page-break/>17. In Amazon Simple Workflow Service (Amazon SWF), a decider is responsible for what?</text:p>
      <text:p text:style-name="P3">A. Executing each step of the work</text:p>
      <text:p text:style-name="P3">B. Defining work coordination logic by specifying work sequencing, timing, and failure</text:p>
      <text:p text:style-name="P3">conditions</text:p>
      <text:p text:style-name="P3">C. Executing your workflow</text:p>
      <text:p text:style-name="P3">D. Registering activities and workflow with Amazon SWF</text:p>
      <text:p text:style-name="P3">18. Can an Amazon Simple Notification Service (Amazon SNS) topic be recreated with a</text:p>
      <text:p text:style-name="P3">previously used topic name?</text:p>
      <text:p text:style-name="P3">A. Yes. The topic name should typically be available after 24 hours after the previous</text:p>
      <text:p text:style-name="P3">topic with the same name has been deleted.</text:p>
      <text:p text:style-name="P3">B. Yes. The topic name should typically be available after 1–3 hours after the previous</text:p>
      <text:p text:style-name="P3">topic with the same name has been deleted.</text:p>
      <text:p text:style-name="P3">C. Yes. The topic name should typically be available after 30–60 seconds after the</text:p>
      <text:p text:style-name="P3">previous topic with the same name has been deleted.</text:p>
      <text:p text:style-name="P3">D. At this time, this feature is not supported.</text:p>
      <text:p text:style-name="P3">19. What should you do in order to grant a different AWS account permission to your</text:p>
      <text:p text:style-name="P3">Amazon Simple Queue Service (Amazon SQS) queue?</text:p>
      <text:p text:style-name="P3">A. Share credentials to your AWS account and have the other account’s applications</text:p>
      <text:p text:style-name="P3">use your account’s credentials to access the Amazon SQS queue.</text:p>
      <text:p text:style-name="P3">B. Create a user for that account in AWS Identity and Access Management (IAM) and</text:p>
      <text:p text:style-name="P3">establish an IAM policy that grants access to the queue.</text:p>
      <text:p text:style-name="P3">C. Create an Amazon SQS policy that grants the other account access.</text:p>
      <text:p text:style-name="P3">D. Amazon Virtual Private Cloud (Amazon VPC) peering must be used to achieve this.</text:p>
      <text:p text:style-name="P3">20. Can an Amazon Simple Notification Service (Amazon SNS) message be deleted after</text:p>
      <text:p text:style-name="P3">being published to a topic?</text:p>
      <text:p text:style-name="P3">A. Only if a subscriber(s) has/have not read the message yet</text:p>
      <text:p text:style-name="P3">B. Only if the Amazon SNS recall message parameter has been set</text:p>
      <text:p text:style-name="P3">C. No. After a message has been successfully published to a topic, it cannot be recalled.</text:p>
      <text:p text:style-name="P4">D. Yes. However it can be deleted only if the subscribers are Amazon SQS queues.</text:p>
      <text:p text:style-name="P4"/>
      <text:p text:style-name="P4"/>
      <text:p text:style-name="P11">Chapter 9 <text:s text:c="11"/>80 <text:s/>4/20</text:p>
      <text:p text:style-name="P4">1. Which type of record is commonly used to route traffic to an IPv6 address?</text:p>
      <text:p text:style-name="P3">A. An A record</text:p>
      <text:p text:style-name="P3">B. A CNAME</text:p>
      <text:p text:style-name="P3">C. An AAAA record</text:p>
      <text:p text:style-name="P3">D. An MX record <text:s text:c="15"/>C</text:p>
      <text:p text:style-name="P3">2. Where do you register a domain name?</text:p>
      <text:p text:style-name="P3">A. With your local government authority</text:p>
      <text:p text:style-name="P3">B. With a domain registrar</text:p>
      <text:p text:style-name="P3">C. With InterNIC directly</text:p>
      <text:p text:style-name="P3">D. With the Internet Assigned Numbers Authority (IANA) <text:s text:c="7"/>B</text:p>
      <text:p text:style-name="P3">3. You have an application that for legal reasons must be hosted in the United States when</text:p>
      <text:p text:style-name="P3">U.S. citizens access it. The application must be hosted in the European Union when</text:p>
      <text:p text:style-name="P3">citizens of the EU access it. For all other citizens of the world, the application must be</text:p>
      <text:p text:style-name="P3">hosted in Sydney. Which routing policy should you choose in order to achieve this?</text:p>
      <text:p text:style-name="P3">A. Latency-based routing</text:p>
      <text:p text:style-name="P3"><text:soft-page-break/>B. Simple routing</text:p>
      <text:p text:style-name="P3">C. Geolocation routing</text:p>
      <text:p text:style-name="P3">D. Failover routing <text:s text:c="9"/>C</text:p>
      <text:p text:style-name="P3">4. Which type of DNS record should you use to resolve an IP address to a domain name?</text:p>
      <text:p text:style-name="P3">A. An A record</text:p>
      <text:p text:style-name="P3">B. A C Name</text:p>
      <text:p text:style-name="P3">C. An SPF record</text:p>
      <text:p text:style-name="P3">D. A PTR record <text:s text:c="6"/>A <text:s text:c="8"/>D</text:p>
      <text:p text:style-name="P3">5. You host a web application across multiple AWS regions in the world, and you need to</text:p>
      <text:p text:style-name="P3">configure your DNS so that your end users will get the fastest network performance</text:p>
      <text:p text:style-name="P3">possible. Which routing policy should you apply?</text:p>
      <text:p text:style-name="P3">A. Geolocation routing</text:p>
      <text:p text:style-name="P3">B. Latency-based routing</text:p>
      <text:p text:style-name="P3">C. Simple routing</text:p>
      <text:p text:style-name="P3">D. Weighted routing <text:s text:c="6"/>B</text:p>
      <text:p text:style-name="P3">6. Which DNS record should you use to configure the transmission of email to your</text:p>
      <text:p text:style-name="P4">intended mail server?</text:p>
      <text:p text:style-name="P3">A. SPF records</text:p>
      <text:p text:style-name="P3">B. A records</text:p>
      <text:p text:style-name="P3">C. MX records</text:p>
      <text:p text:style-name="P3">D. SOA record <text:s text:c="6"/>C</text:p>
      <text:p text:style-name="P3">7. Which DNS records are commonly used to stop email spoofing and spam?</text:p>
      <text:p text:style-name="P3">A. MX records</text:p>
      <text:p text:style-name="P3">B. SPF records</text:p>
      <text:p text:style-name="P4">C. A records</text:p>
      <text:p text:style-name="P3">D. C names <text:s text:c="14"/>B</text:p>
      <text:p text:style-name="P3">8. You are rolling out A and B test versions of a web application to see which version results</text:p>
      <text:p text:style-name="P3">in the most sales. You need 10 percent of your traffic to go to version A, 10 percent to go</text:p>
      <text:p text:style-name="P3">to version B, and the rest to go to your current production version. Which routing policy</text:p>
      <text:p text:style-name="P3">should you choose to achieve this?</text:p>
      <text:p text:style-name="P3">A. Simple routing</text:p>
      <text:p text:style-name="P3">B. Weighted routing</text:p>
      <text:p text:style-name="P3">C. Geolocation routing</text:p>
      <text:p text:style-name="P3">D. Failover routing <text:s text:c="11"/>B</text:p>
      <text:p text:style-name="P3">9. Which DNS record must all zones have by default?</text:p>
      <text:p text:style-name="P3">A. SPF</text:p>
      <text:p text:style-name="P3">B. TXT</text:p>
      <text:p text:style-name="P3">C. MX</text:p>
      <text:p text:style-name="P3">D. SOA <text:s text:c="13"/>D</text:p>
      <text:p text:style-name="P3">10. Your company has its primary production site in Western Europe and its DR site in the</text:p>
      <text:p text:style-name="P3">Asia Pacific. You need to configure DNS so that if your primary site becomes unavailable,</text:p>
      <text:p text:style-name="P3">you can fail DNS over to the secondary site. Which DNS routing policy would best</text:p>
      <text:p text:style-name="P3">achieve this?</text:p>
      <text:p text:style-name="P3">A. Weighted routing</text:p>
      <text:p text:style-name="P3">B. Geolocation routing</text:p>
      <text:p text:style-name="P4">C. Simple <text:span text:style-name="T3">routing</text:span></text:p>
      <text:p text:style-name="P12">D. Failover routing <text:s text:c="15"/>D</text:p>
      <text:p text:style-name="P12">11. Which type of DNS record should you use to resolve a domain name to another domain</text:p>
      <text:p text:style-name="P12"><text:soft-page-break/>name?</text:p>
      <text:p text:style-name="P12">A. An A record</text:p>
      <text:p text:style-name="P12">B. A CNAME record</text:p>
      <text:p text:style-name="P12">C. An SPF record</text:p>
      <text:p text:style-name="P12">D. A PTR record <text:s text:c="13"/>B</text:p>
      <text:p text:style-name="P12">12. Which is a function that Amazon Route 53 does not perform?</text:p>
      <text:p text:style-name="P12">A. Domain registration</text:p>
      <text:p text:style-name="P12">B. DNS service</text:p>
      <text:p text:style-name="P12">C. Load balancing</text:p>
      <text:p text:style-name="P12">D. Health checks <text:s text:c="14"/>C</text:p>
      <text:p text:style-name="P12">13. Which DNS record can be used to store human-readable information about a server,</text:p>
      <text:p text:style-name="P12">network, and other accounting data with a host?</text:p>
      <text:p text:style-name="P12">A. A TXT record</text:p>
      <text:p text:style-name="P12">B. An MX record</text:p>
      <text:p text:style-name="P12">C. An SPF record</text:p>
      <text:p text:style-name="P12">D. A PTR record <text:s text:c="3"/>A</text:p>
      <text:p text:style-name="P15"><text:span text:style-name="T1">14. Which resource record set would not be allowed for the hosted zone </text:span><text:span text:style-name="T2">example.com</text:span><text:span text:style-name="T1">?</text:span></text:p>
      <text:p text:style-name="P15"><text:span text:style-name="T1">A. </text:span><text:span text:style-name="T4">www.example.com</text:span></text:p>
      <text:p text:style-name="P15"><text:span text:style-name="T1">B. </text:span><text:span text:style-name="T4">www.aws.example.com</text:span></text:p>
      <text:p text:style-name="P15"><text:span text:style-name="T1">C. </text:span><text:span text:style-name="T4">www.example.ca</text:span></text:p>
      <text:p text:style-name="P15"><text:span text:style-name="T1">D. </text:span><text:a xlink:type="simple" xlink:href="http://www.beta.example.com/" text:style-name="Internet_20_link" text:visited-style-name="Visited_20_Internet_20_Link">www.beta.example.com</text:a><text:span text:style-name="T4"> <text:s text:c="15"/>C</text:span></text:p>
      <text:p text:style-name="P12">15. Which port number is used to serve requests by DNS?</text:p>
      <text:p text:style-name="P12">A. 22</text:p>
      <text:p text:style-name="P12">B. 53</text:p>
      <text:p text:style-name="P12">C. 161</text:p>
      <text:p text:style-name="P12">D. 389 <text:s text:c="11"/>B</text:p>
      <text:p text:style-name="P12">16. Which protocol is primarily used by DNS to serve requests?</text:p>
      <text:p text:style-name="P12">A. Transmission Control Protocol (TCP)</text:p>
      <text:p text:style-name="P12">B. Hyper Text Transfer Protocol (HTTP)</text:p>
      <text:p text:style-name="P12">C. File Transfer Protocol (FTP)</text:p>
      <text:p text:style-name="P12">D. User Datagram Protocol (UDP) <text:s text:c="10"/>A <text:s text:c="2"/>D</text:p>
      <text:p text:style-name="P12">17. Which protocol is used by DNS when response data size exceeds 512 bytes?</text:p>
      <text:p text:style-name="P12">A. Transmission Control Protocol (TCP)</text:p>
      <text:p text:style-name="P12">B. Hyper Text Transfer Protocol (HTTP)</text:p>
      <text:p text:style-name="P12">C. File Transfer Protocol (FTP)</text:p>
      <text:p text:style-name="P12">D. User Datagram Protocol (UDP) <text:s text:c="13"/>D <text:s text:c="2"/>A</text:p>
      <text:p text:style-name="P12">18. What are the different hosted zones that can be created in Amazon Route 53?</text:p>
      <text:p text:style-name="P12">1. Public hosted zone</text:p>
      <text:p text:style-name="P12">2. Global hosted zone</text:p>
      <text:p text:style-name="P12">3. Private hosted zone</text:p>
      <text:p text:style-name="P12">A. 1 and 2</text:p>
      <text:p text:style-name="P12">B. 1 and 3</text:p>
      <text:p text:style-name="P12">C. 2 and 3</text:p>
      <text:p text:style-name="P12">D. 1, 2, and 3 <text:s text:c="13"/>B</text:p>
      <text:p text:style-name="P12">19. Amazon Route 53 cannot route queries to which AWS resource?</text:p>
      <text:p text:style-name="P12">A. Amazon CloudFront distribution</text:p>
      <text:p text:style-name="P12">B. Elastic Load Balancing load balancer</text:p>
      <text:p text:style-name="P12"><text:soft-page-break/>C. Amazon EC2</text:p>
      <text:p text:style-name="P12">D. AWS OpsWorks <text:s text:c="13"/>D</text:p>
      <text:p text:style-name="P12">20. When configuring Amazon Route 53 as your DNS service for an existing domain, which</text:p>
      <text:p text:style-name="P12">is the first step that needs to be performed?</text:p>
      <text:p text:style-name="P12">A. Create hosted zones.</text:p>
      <text:p text:style-name="P13">B. Create resource record sets</text:p>
      <text:p text:style-name="P13">C. Register a domain with Amazon Route 53.</text:p>
      <text:p text:style-name="P4">D. Transfer domain registration from current registrar to Amazon Route 53 <text:s text:c="8"/>A <text:s/>D</text:p>
      <text:p text:style-name="P4"/>
      <text:p text:style-name="P11">Chapter 10</text:p>
      <text:p text:style-name="P4">1. Which of the following objects are good candidates to store in a cache? (Choose 3</text:p>
      <text:p text:style-name="P3">answers)</text:p>
      <text:p text:style-name="P3">A. Session state</text:p>
      <text:p text:style-name="P3">B. Shopping cart</text:p>
      <text:p text:style-name="P3">C. Product catalog</text:p>
      <text:p text:style-name="P3">D. Bank account balance</text:p>
      <text:p text:style-name="P3">2. Which of the following cache engines are supported by Amazon ElastiCache? (Choose 2</text:p>
      <text:p text:style-name="P3">answers)</text:p>
      <text:p text:style-name="P3">A. MySQL</text:p>
      <text:p text:style-name="P3">B. Memcached</text:p>
      <text:p text:style-name="P3">C. Redis</text:p>
      <text:p text:style-name="P3">D. Couchbase</text:p>
      <text:p text:style-name="P3">3. How many nodes can you add to an Amazon ElastiCache cluster running Memcached?</text:p>
      <text:p text:style-name="P3">A. 1</text:p>
      <text:p text:style-name="P3">B. 5</text:p>
      <text:p text:style-name="P3">C. 20</text:p>
      <text:p text:style-name="P3">D. 100</text:p>
      <text:p text:style-name="P3">4. How many nodes can you add to an Amazon ElastiCache cluster running Redis?</text:p>
      <text:p text:style-name="P3">A. 1</text:p>
      <text:p text:style-name="P3">B. 5</text:p>
      <text:p text:style-name="P3">C. 20</text:p>
      <text:p text:style-name="P3">D. 100</text:p>
      <text:p text:style-name="P3">5. An application currently uses Memcached to cache frequently used database queries.</text:p>
      <text:p text:style-name="P3">Which steps are required to migrate the application to use Amazon ElastiCache with</text:p>
      <text:p text:style-name="P3">minimal changes? (Choose 2 answers)</text:p>
      <text:p text:style-name="P3">A. Recompile the application to use the Amazon ElastiCache libraries.</text:p>
      <text:p text:style-name="P3">B. Update the configuration file with the endpoint for the Amazon ElastiCache cluster.</text:p>
      <text:p text:style-name="P3">C. Configure a security group to allow access from the application servers.</text:p>
      <text:p text:style-name="P3">D. Connect to the Amazon ElastiCache nodes using Secure Shell (SSH) and install the</text:p>
      <text:p text:style-name="P3">latest version of Memcached.</text:p>
      <text:p text:style-name="P3">6. How can you back up data stored in Amazon ElastiCache running Redis? (Choose 2</text:p>
      <text:p text:style-name="P3">answers)</text:p>
      <text:p text:style-name="P3">A. Create an image of the Amazon Elastic Compute Cloud (Amazon EC2) instance.</text:p>
      <text:p text:style-name="P3">B. Configure automatic snapshots to back up the cache environment every night.</text:p>
      <text:p text:style-name="P3">C. Create a snapshot manually.</text:p>
      <text:p text:style-name="P3">D. Redis clusters cannot be backed up.</text:p>
      <text:p text:style-name="P3">7. How can you secure an Amazon ElastiCache cluster? (Choose 3 answers)</text:p>
      <text:p text:style-name="P3"><text:soft-page-break/>A. Change the Memcached root password.</text:p>
      <text:p text:style-name="P3">B. Restrict Application Programming Interface (API) actions using AWS Identity and</text:p>
      <text:p text:style-name="P3">Access Management (IAM) policies.</text:p>
      <text:p text:style-name="P3">C. Restrict network access using security groups.</text:p>
      <text:p text:style-name="P3">D. Restrict network access using a network Access Control List (ACL).</text:p>
      <text:p text:style-name="P3">8. You are working on a mobile gaming application and are building the leaderboard feature</text:p>
      <text:p text:style-name="P3">to track the top scores across millions of users. Which AWS services are best suited for</text:p>
      <text:p text:style-name="P3">this use case?</text:p>
      <text:p text:style-name="P3">A. Amazon Redshift</text:p>
      <text:p text:style-name="P3">B. Amazon ElastiCache using Memcached</text:p>
      <text:p text:style-name="P3">C. Amazon ElastiCache using Redis</text:p>
      <text:p text:style-name="P3">D. Amazon Simple Storage Service (S3)</text:p>
      <text:p text:style-name="P3">9. You have built a large web application that uses Amazon ElastiCache using Memcached</text:p>
      <text:p text:style-name="P3">to store frequent query results. You plan to expand both the web fleet and the cache fleet</text:p>
      <text:p text:style-name="P3">multiple times over the next year to accommodate increased user traffic. How do you</text:p>
      <text:p text:style-name="P3">minimize the amount of changes required when a scaling event occurs?</text:p>
      <text:p text:style-name="P3">A. Configure AutoDiscovery on the client side</text:p>
      <text:p text:style-name="P3">B. Configure AutoDiscovery on the server side</text:p>
      <text:p text:style-name="P3">C. Update the configuration file each time a new cluster</text:p>
      <text:p text:style-name="P3">D. Use an Elastic Load Balancer to proxy the requests</text:p>
      <text:p text:style-name="P3">10. Which cache engines does Amazon ElastiCache support? (Choose 2 answers)</text:p>
      <text:p text:style-name="P3">A. Memcached</text:p>
      <text:p text:style-name="P3">B. Redis</text:p>
      <text:p text:style-name="P3">C. Membase</text:p>
      <text:p text:style-name="P4">D. Couchbase</text:p>
      <text:p text:style-name="P4"/>
      <text:p text:style-name="P11">Chapter 11</text:p>
      <text:p text:style-name="P4">1. What origin servers are supported by Amazon CloudFront? (Choose 3 answers)</text:p>
      <text:p text:style-name="P3">A. An Amazon Route 53 Hosted Zone</text:p>
      <text:p text:style-name="P3">B. An Amazon Simple Storage Service (Amazon S3) bucket</text:p>
      <text:p text:style-name="P3">C. An HTTP server running on Amazon Elastic Compute Cloud (Amazon EC2)</text:p>
      <text:p text:style-name="P3">D. An Amazon EC2 Auto Scaling Group</text:p>
      <text:p text:style-name="P3">E. An HTTP server running on-premises</text:p>
      <text:p text:style-name="P3">2. Which of the following are good use cases for Amazon CloudFront? (Choose 2 answers)</text:p>
      <text:p text:style-name="P3">A. A popular software download site that supports users around the world, with</text:p>
      <text:p text:style-name="P3">dynamic content that changes rapidly</text:p>
      <text:p text:style-name="P3">B. A corporate website that serves training videos to employees. Most employees are</text:p>
      <text:p text:style-name="P3">located in two corporate campuses in the same city.</text:p>
      <text:p text:style-name="P3">C. A heavily used video and music streaming service that requires content to be</text:p>
      <text:p text:style-name="P3">delivered only to paid subscribers</text:p>
      <text:p text:style-name="P4">D.A corporate HR website that supports a global workforce. Because the site contains</text:p>
      <text:p text:style-name="P3">sensitive data, all users must connect through a corporate Virtual Private Network</text:p>
      <text:p text:style-name="P3">(VPN).</text:p>
      <text:p text:style-name="P3">3. You have a web application that contains both static content in an Amazon Simple</text:p>
      <text:p text:style-name="P3">Storage Service (Amazon S3) bucket—primarily images and CSS files—and also dynamic</text:p>
      <text:p text:style-name="P3">content currently served by a PHP web app running on Amazon Elastic Compute Cloud</text:p>
      <text:p text:style-name="P3">(Amazon EC2). What features of Amazon CloudFront can be used to support this</text:p>
      <text:p text:style-name="P3"><text:soft-page-break/>application with a single Amazon CloudFront distribution?</text:p>
      <text:p text:style-name="P3">4. (Choose 2 answers)</text:p>
      <text:p text:style-name="P3">A. Multiple Origin Access Identifiers</text:p>
      <text:p text:style-name="P3">B. Multiple signed URLs</text:p>
      <text:p text:style-name="P3">C. Multiple origins</text:p>
      <text:p text:style-name="P3">D. Multiple edge locations</text:p>
      <text:p text:style-name="P4">E. Multiple cache behaviors</text:p>
      <text:p text:style-name="P3">5. You are building a media-sharing web application that serves video files to end users on</text:p>
      <text:p text:style-name="P3">both PCs and mobile devices. The media files are stored as objects in an Amazon Simple</text:p>
      <text:p text:style-name="P3">Storage Service (Amazon S3) bucket, but are to be delivered through Amazon</text:p>
      <text:p text:style-name="P3">CloudFront. What is the simplest way to ensure that only Amazon CloudFront has access</text:p>
      <text:p text:style-name="P3">to the objects in the Amazon S3 bucket?</text:p>
      <text:p text:style-name="P3">A. Create Signed URLs for each Amazon S3 object.</text:p>
      <text:p text:style-name="P3">B. Use an Amazon CloudFront Origin Access Identifier (OAI).</text:p>
      <text:p text:style-name="P3">C. Use public and private keys with signed cookies.</text:p>
      <text:p text:style-name="P3">D. Use an AWS Identity and Access Management (IAM) bucket policy.</text:p>
      <text:p text:style-name="P3">6. Your company data center is completely full, but the sales group has determined a need</text:p>
      <text:p text:style-name="P3">to store 200TB of product video. The videos were created over the last several years, with</text:p>
      <text:p text:style-name="P3">the most recent being accessed by sales the most often. The data must be accessed</text:p>
      <text:p text:style-name="P3">locally, but there is no space in the data center to install local storage devices to store this</text:p>
      <text:p text:style-name="P3">data. What AWS cloud service will meet sales’ requirements?</text:p>
      <text:p text:style-name="P3">A. AWS Storage Gateway Gateway-Stored volumes</text:p>
      <text:p text:style-name="P3">B. Amazon Elastic Compute Cloud (Amazon EC2) instances with attached Amazon EBS</text:p>
      <text:p text:style-name="P3">Volumes</text:p>
      <text:p text:style-name="P3">C. AWS Storage Gateway Gateway-Cached volumes</text:p>
      <text:p text:style-name="P3">D. AWS Import/Export Disk</text:p>
      <text:p text:style-name="P3">7. Your company wants to extend their existing Microsoft Active Directory capability into</text:p>
      <text:p text:style-name="P3">an Amazon Virtual Private Cloud (Amazon VPC) without establishing a trust relationship</text:p>
      <text:p text:style-name="P3">with the existing on-premises Active Directory. Which of the following is the best</text:p>
      <text:p text:style-name="P3">approach to achieve this goal?</text:p>
      <text:p text:style-name="P3">A. Create and connect an AWS Directory Service AD Connector.</text:p>
      <text:p text:style-name="P3">B. Create and connect an AWS Directory Service Simple AD.</text:p>
      <text:p text:style-name="P3">C. Create and connect an AWS Directory Service for Microsoft Active Directory</text:p>
      <text:p text:style-name="P3">(Enterprise Edition).</text:p>
      <text:p text:style-name="P3">D. None of the above</text:p>
      <text:p text:style-name="P3">8. Which of the following are AWS Key Management Service (AWS KMS) keys that will</text:p>
      <text:p text:style-name="P3">never exit AWS unencrypted?</text:p>
      <text:p text:style-name="P3">A. AWS KMS data keys</text:p>
      <text:p text:style-name="P3">B. Envelope encryption keys</text:p>
      <text:p text:style-name="P3">C. AWS KMS Customer Master Keys (CMKs)</text:p>
      <text:p text:style-name="P3">D. A and C</text:p>
      <text:p text:style-name="P3">9. Which cryptographic method is used by AWS Key Management Service (AWS KMS) to</text:p>
      <text:p text:style-name="P3">encrypt data?</text:p>
      <text:p text:style-name="P3">A. Password-based encryption</text:p>
      <text:p text:style-name="P3">B. Asymmetric</text:p>
      <text:p text:style-name="P3">C. Shared secret</text:p>
      <text:p text:style-name="P3">D. Envelope encryption</text:p>
      <text:p text:style-name="P3">10. Which AWS service records Application Program Interface (API) calls made on your</text:p>
      <text:p text:style-name="P3"><text:soft-page-break/>account and delivers log files to your Amazon Simple Storage Service (Amazon S3)</text:p>
      <text:p text:style-name="P3">bucket?</text:p>
      <text:p text:style-name="P3">A. AWS CloudTrail</text:p>
      <text:p text:style-name="P3">B. Amazon CloudWatch</text:p>
      <text:p text:style-name="P3">C. Amazon Kinesis</text:p>
      <text:p text:style-name="P3">D. AWS Data Pipeline</text:p>
      <text:p text:style-name="P3">11. You are trying to decrypt ciphertext with AWS KMS and the decryption operation is</text:p>
      <text:p text:style-name="P3">failing. Which of the following are possible causes? (Choose 2 answers)</text:p>
      <text:p text:style-name="P3">A. The private key does not match the public key in the ciphertext.</text:p>
      <text:p text:style-name="P3">B. The plaintext was encrypted along with an encryption context, and you are not</text:p>
      <text:p text:style-name="P3">providing the identical encryption context when calling the Decrypt API.</text:p>
      <text:p text:style-name="P3">C. The ciphertext you are trying to decrypt is not valid.</text:p>
      <text:p text:style-name="P3">D. You are not providing the correct symmetric key to the Decrypt API.</text:p>
      <text:p text:style-name="P3">12. Your company has 30 years of financial records that take up 15TB of on-premises</text:p>
      <text:p text:style-name="P3">storage. It is regulated that you maintain these records, but in the year you have worked</text:p>
      <text:p text:style-name="P3">for the company no one has ever requested any of this data. Given that the company data</text:p>
      <text:p text:style-name="P3">center is already filling the bandwidth of its Internet connection, what is an alternative</text:p>
      <text:p text:style-name="P3">way to store the data on the most appropriate cloud storage?</text:p>
      <text:p text:style-name="P3">A. AWS Import/Export to Amazon Simple Storage Service (Amazon S3)</text:p>
      <text:p text:style-name="P3">B. AWS Import/Export to Amazon Glacier</text:p>
      <text:p text:style-name="P3">C. Amazon Kinesis</text:p>
      <text:p text:style-name="P3">D. Amazon Elastic MapReduce (AWS EMR)</text:p>
      <text:p text:style-name="P3">13. Your company collects information from the point of sale registers at all of its franchise</text:p>
      <text:p text:style-name="P3">locations. Each month these processes collect 200TB of information stored in Amazon</text:p>
      <text:p text:style-name="P3">Simple Storage Service (Amazon S3). Analytics jobs taking 24 hours are performed to</text:p>
      <text:p text:style-name="P3">gather knowledge from this data. Which of the following will allow you to perform these</text:p>
      <text:p text:style-name="P3">analytics in a cost-effective way?</text:p>
      <text:p text:style-name="P3">A. Copy the data to a persistent Amazon Elastic MapReduce (Amazon EMR) cluster,</text:p>
      <text:p text:style-name="P3">and run the MapReduce jobs.</text:p>
      <text:p text:style-name="P3">B. Create an application that reads the information of the Amazon S3 bucket and runs</text:p>
      <text:p text:style-name="P3">it through an Amazon Kinesis stream.</text:p>
      <text:p text:style-name="P3">C. Run a transient Amazon EMR cluster, and run the MapReduce jobs against the data</text:p>
      <text:p text:style-name="P3">directly in Amazon S3.</text:p>
      <text:p text:style-name="P3">D. Launch a d2.8xlarge (32 vCPU, 244GB RAM) Amazon Elastic Compute Cloud</text:p>
      <text:p text:style-name="P3">(Amazon EC2) instance, and run an application to read and process each object</text:p>
      <text:p text:style-name="P3">sequentially.</text:p>
      <text:p text:style-name="P3">14. Which service allows you to process nearly limitless streams of data in flight?</text:p>
      <text:p text:style-name="P3">A. Amazon Kinesis Firehose</text:p>
      <text:p text:style-name="P3">B. Amazon Elastic MapReduce (Amazon EMR)</text:p>
      <text:p text:style-name="P3">C. Amazon Redshift</text:p>
      <text:p text:style-name="P3">D. Amazon Kinesis Streams</text:p>
      <text:p text:style-name="P3">15. What combination of services enable you to copy daily 50TB of data to Amazon storage,</text:p>
      <text:p text:style-name="P3">process the data in Hadoop, and store the results in a large data warehouse?</text:p>
      <text:p text:style-name="P3">A. Amazon Kinesis, Amazon Data Pipeline, Amazon Elastic MapReduce (Amazon</text:p>
      <text:p text:style-name="P3">EMR), and Amazon Elastic Compute Cloud (Amazon EC2)</text:p>
      <text:p text:style-name="P3">B. Amazon Elastic Block Store (Amazon EBS), Amazon Data Pipeline, Amazon EMR,</text:p>
      <text:p text:style-name="P3">and Amazon Redshift</text:p>
      <text:p text:style-name="P3">C. Amazon Simple Storage Service (Amazon S3), Amazon Data Pipeline, Amazon EMR,</text:p>
      <text:p text:style-name="P3"><text:soft-page-break/>and Amazon Redshift</text:p>
      <text:p text:style-name="P3">D. Amazon S3, Amazon Simple Workflow, Amazon EMR, and Amazon DynamoDB</text:p>
      <text:p text:style-name="P3">16. Your company has 50,000 weather stations around the country that send updates every 2</text:p>
      <text:p text:style-name="P3">seconds. What service will enable you to ingest this stream of data and store it to</text:p>
      <text:p text:style-name="P3">Amazon Simple Storage Service (Amazon S3) for future processing?</text:p>
      <text:p text:style-name="P3">A. Amazon Simple Queue Service (Amazon SQS)</text:p>
      <text:p text:style-name="P3">B. Amazon Kinesis Firehose</text:p>
      <text:p text:style-name="P3">C. Amazon Elastic Compute Cloud (Amazon EC2)</text:p>
      <text:p text:style-name="P3">D. Amazon Data Pipeline</text:p>
      <text:p text:style-name="P3">17. Your organization uses Chef heavily for its deployment automation. What AWS cloud</text:p>
      <text:p text:style-name="P3">service provides integration with Chef recipes to start new application server instances,</text:p>
      <text:p text:style-name="P3">configure application server software, and deploy applications?</text:p>
      <text:p text:style-name="P3">A. AWS Elastic Beanstalk</text:p>
      <text:p text:style-name="P3">B. Amazon Kinesis</text:p>
      <text:p text:style-name="P3">C. AWS OpsWorks</text:p>
      <text:p text:style-name="P3">D. AWS CloudFormation</text:p>
      <text:p text:style-name="P3">18. A firm is moving its testing platform to AWS to provide developers with instant access to</text:p>
      <text:p text:style-name="P3">clean test and development environments. The primary requirement for the firm is to</text:p>
      <text:p text:style-name="P3">make environments easily reproducible and fungible. What service will help the firm</text:p>
      <text:p text:style-name="P3">meet their requirements?</text:p>
      <text:p text:style-name="P3">A. AWS CloudFormation</text:p>
      <text:p text:style-name="P3">B. AWS Config</text:p>
      <text:p text:style-name="P3">C. Amazon Redshift</text:p>
      <text:p text:style-name="P3">D. AWS Trusted Advisor</text:p>
      <text:p text:style-name="P3">19. Your company’s IT management team is looking for an online tool to provide</text:p>
      <text:p text:style-name="P3">recommendations to save money, improve system availability and performance, and to</text:p>
      <text:p text:style-name="P3">help close security gaps. What can help the management team?</text:p>
      <text:p text:style-name="P3">A. Cloud-init</text:p>
      <text:p text:style-name="P3">B. AWS Trusted Advisor</text:p>
      <text:p text:style-name="P3">C. AWS Config</text:p>
      <text:p text:style-name="P3">D. Configuration Recorder</text:p>
      <text:p text:style-name="P3">20. Your company works with data that requires frequent audits of your AWS environment</text:p>
      <text:p text:style-name="P3">to ensure compliance with internal policies and best practices. In order to perform these</text:p>
      <text:p text:style-name="P3">audits, you need access to historical configurations of your resources to evaluate relevant</text:p>
      <text:p text:style-name="P3">configuration changes. Which service will provide the necessary information for your</text:p>
      <text:p text:style-name="P3">audits?</text:p>
      <text:p text:style-name="P3">A. AWS Config</text:p>
      <text:p text:style-name="P3">B. AWS Key Management Service (AWS KMS)</text:p>
      <text:p text:style-name="P3">C. AWS CloudTrail</text:p>
      <text:p text:style-name="P3">D. AWS OpsWorks</text:p>
      <text:p text:style-name="P3">21. All of the website deployments are currently done by your company’s development team.</text:p>
      <text:p text:style-name="P3">With a surge in website popularity, the company is looking for ways to be more agile</text:p>
      <text:p text:style-name="P3">with deployments. What AWS cloud service can help the developers focus more on</text:p>
      <text:p text:style-name="P3">writing code instead of spending time managing and configuring servers, databases, load</text:p>
      <text:p text:style-name="P3">balancers, firewalls, and networks?</text:p>
      <text:p text:style-name="P3">A. AWS Config</text:p>
      <text:p text:style-name="P4">B. AWS Trusted Advisor</text:p>
      <text:p text:style-name="P3">C. Amazon Kinesis</text:p>
      <text:p text:style-name="P4"><text:soft-page-break/>D. AWS Elastic Beanstalk</text:p>
      <text:p text:style-name="P4"/>
      <text:p text:style-name="P11"/>
      <text:p text:style-name="P11">Chapter 12</text:p>
      <text:p text:style-name="P4">1. Which is an operational process performed by AWS for data security?</text:p>
      <text:p text:style-name="P3">A. Advanced Encryption Standard (AES)-256 encryption of data stored on any shared</text:p>
      <text:p text:style-name="P3">storage device</text:p>
      <text:p text:style-name="P3">B. Decommissioning of storage devices using industry-standard practices</text:p>
      <text:p text:style-name="P3">C. Background virus scans of Amazon Elastic Block Store (Amazon EBS) volumes and</text:p>
      <text:p text:style-name="P3">Amazon EBS snapshots</text:p>
      <text:p text:style-name="P3">D. Replication of data across multiple AWS regions</text:p>
      <text:p text:style-name="P3">E. Secure wiping of Amazon EBS data when an Amazon EBS volume is unmounted</text:p>
      <text:p text:style-name="P3"/>
      <text:p text:style-name="P3"/>
      <text:p text:style-name="P3">2. You have launched a Windows Amazon Elastic Compute Cloud (Amazon EC2) instance</text:p>
      <text:p text:style-name="P3">and specified an Amazon EC2 key pair for the instance at launch. Which of the following</text:p>
      <text:p text:style-name="P3">accurately describes how to log in to the instance?</text:p>
      <text:p text:style-name="P3">A. Use the Amazon EC2 key pair to securely connect to the instance via Secure Shell</text:p>
      <text:p text:style-name="P3">(SSH).</text:p>
      <text:p text:style-name="P3">B. Use your AWS Identity and Access Management (IAM) user X.509 certificate to log</text:p>
      <text:p text:style-name="P3">in to the instance.</text:p>
      <text:p text:style-name="P3">C. Use the Amazon EC2 key pair to decrypt the administrator password and then</text:p>
      <text:p text:style-name="P3">securely connect to the instance via Remote Desktop Protocol (RDP) as the</text:p>
      <text:p text:style-name="P3">administrator.</text:p>
      <text:p text:style-name="P3">D. A key pair is not needed. Securely connect to the instance via RDP.</text:p>
      <text:p text:style-name="P3"/>
      <text:p text:style-name="P3"/>
      <text:p text:style-name="P3">3. A Database security group controls network access to a database instance that is inside a</text:p>
      <text:p text:style-name="P3">Virtual Private Cloud (VPC) and by default allows access from?</text:p>
      <text:p text:style-name="P3">A. Access from any IP address for the standard ports that the database uses is provided</text:p>
      <text:p text:style-name="P3">by default.</text:p>
      <text:p text:style-name="P3">B. Access from any IP address for any port is provided by default in the DB security</text:p>
      <text:p text:style-name="P3">group.</text:p>
      <text:p text:style-name="P3">C. No access is provided by default, and any access must be explicitly added with a rule</text:p>
      <text:p text:style-name="P3">to the DB security group.</text:p>
      <text:p text:style-name="P3">D. Access for the database connection string is provided by default in the DB security</text:p>
      <text:p text:style-name="P3">group.</text:p>
      <text:p text:style-name="P3"/>
      <text:p text:style-name="P3"/>
      <text:p text:style-name="P3">4. Which encryption algorithm is used by Amazon Simple Storage Service (Amazon S3) to</text:p>
      <text:p text:style-name="P3">encrypt data at rest with Service-Side Encryption (SSE)?</text:p>
      <text:p text:style-name="P3">A. Advanced Encryption Standard (AES)-256</text:p>
      <text:p text:style-name="P3">B. RSA 1024</text:p>
      <text:p text:style-name="P3">C. RSA 2048</text:p>
      <text:p text:style-name="P3">D. AES-128</text:p>
      <text:p text:style-name="P3"/>
      <text:p text:style-name="P3"><text:soft-page-break/></text:p>
      <text:p text:style-name="P3">5. How many access keys may an AWS Identity and Access Management (IAM) user have</text:p>
      <text:p text:style-name="P3">active at one time?</text:p>
      <text:p text:style-name="P3">A. 0</text:p>
      <text:p text:style-name="P3">B. 1</text:p>
      <text:p text:style-name="P3">C. 2</text:p>
      <text:p text:style-name="P3">D. 3</text:p>
      <text:p text:style-name="P3"/>
      <text:p text:style-name="P3"/>
      <text:p text:style-name="P3">6. Which of the following is the name of the security model employed by AWS with its</text:p>
      <text:p text:style-name="P3">customers?</text:p>
      <text:p text:style-name="P3">A. The shared secret model</text:p>
      <text:p text:style-name="P3">B. The shared responsibility model</text:p>
      <text:p text:style-name="P3">C. The shared secret key model</text:p>
      <text:p text:style-name="P3">D. The secret key responsibility model</text:p>
      <text:p text:style-name="P3"/>
      <text:p text:style-name="P3"/>
      <text:p text:style-name="P3">7. Which of the following describes the scheme used by an Amazon Redshift cluster</text:p>
      <text:p text:style-name="P3">leveraging AWS Key Management Service (AWS KMS) to encrypt data-at-rest?</text:p>
      <text:p text:style-name="P3">A. Amazon Redshift uses a one-tier, key-based architecture for encryption.</text:p>
      <text:p text:style-name="P3">B. Amazon Redshift uses a two-tier, key-based architecture for encryption.</text:p>
      <text:p text:style-name="P3">C. Amazon Redshift uses a three-tier, key-based architecture for encryption.</text:p>
      <text:p text:style-name="P3">D. Amazon Redshift uses a four-tier, key-based architecture for encryption.</text:p>
      <text:p text:style-name="P3"/>
      <text:p text:style-name="P3"/>
      <text:p text:style-name="P3">8. Which of the following Elastic Load Balancing options ensure that the load balancer</text:p>
      <text:p text:style-name="P3">determines which cipher is used for a Secure Sockets Layer (SSL) connection?</text:p>
      <text:p text:style-name="P3">A. Client Server Cipher Suite</text:p>
      <text:p text:style-name="P3">B. Server Cipher Only</text:p>
      <text:p text:style-name="P3">C. First Server Cipher</text:p>
      <text:p text:style-name="P3">D. Server Order Preference</text:p>
      <text:p text:style-name="P3"/>
      <text:p text:style-name="P3"/>
      <text:p text:style-name="P3">9. Which technology does Amazon WorkSpaces use to provide data security?</text:p>
      <text:p text:style-name="P3">A. Secure Sockets Layer (SSL)/Transport Layer Security (TLS)</text:p>
      <text:p text:style-name="P3">B. Advanced Encryption Standard (AES)-256</text:p>
      <text:p text:style-name="P3">C. PC-over-IP (PCoIP)</text:p>
      <text:p text:style-name="P3">D. AES-128</text:p>
      <text:p text:style-name="P3"/>
      <text:p text:style-name="P3"/>
      <text:p text:style-name="P3">10. As a Solutions Architect, how should you architect systems on AWS?</text:p>
      <text:p text:style-name="P3">A. You should architect for least cost.</text:p>
      <text:p text:style-name="P3">B. You should architect your AWS usage to take advantage of Amazon Simple Storage</text:p>
      <text:p text:style-name="P3">Service’s (Amazon S3) durability.</text:p>
      <text:p text:style-name="P3">C. You should architect your AWS usage to take advantage of multiple regions and</text:p>
      <text:p text:style-name="P3">Availability Zones.</text:p>
      <text:p text:style-name="P3">D. You should architect with Amazon Elastic Compute Cloud (Amazon EC2) Auto</text:p>
      <text:p text:style-name="P3">Scaling to ensure capacity is available when needed.</text:p>
      <text:p text:style-name="P3"><text:soft-page-break/></text:p>
      <text:p text:style-name="P3"/>
      <text:p text:style-name="P3">11. Which security scheme is used by the AWS Multi-Factor Authentication (AWS MFA)</text:p>
      <text:p text:style-name="P3">token?</text:p>
      <text:p text:style-name="P3">A. Time-Based One-Time Password (TOTP)</text:p>
      <text:p text:style-name="P3">B. Perfect Forward Secrecy (PFC)</text:p>
      <text:p text:style-name="P3">C. Ephemeral Diffie Hellman (EDH)</text:p>
      <text:p text:style-name="P3">D. Split-Key Encryption (SKE)</text:p>
      <text:p text:style-name="P3"/>
      <text:p text:style-name="P3"/>
      <text:p text:style-name="P3">12. DynamoDB tables may contain sensitive data that needs to be protected. Which of the</text:p>
      <text:p text:style-name="P3">following is a way for you to protect DynamoDB table content? (Choose 2 answers)</text:p>
      <text:p text:style-name="P3">A. DynamoDB encrypts all data server-side by default so nothing is required.</text:p>
      <text:p text:style-name="P3">B. DynamoDB can store data encrypted with a client-side encryption library solution</text:p>
      <text:p text:style-name="P3">before storing the data in DynamoDB.</text:p>
      <text:p text:style-name="P3">C. DynamoDB obfuscates all data stored so encryption is not required.</text:p>
      <text:p text:style-name="P3">D. DynamoDB can be used with the AWS Key Management Service to encrypt the data</text:p>
      <text:p text:style-name="P3">before storing the data in DynamoDB.</text:p>
      <text:p text:style-name="P3">E. DynamoDB should not be used to store sensitive information requiring protection.</text:p>
      <text:p text:style-name="P3"/>
      <text:p text:style-name="P3"/>
      <text:p text:style-name="P3">13. You have launched an Amazon Linux Elastic Compute Cloud (Amazon EC2) instance</text:p>
      <text:p text:style-name="P3">into EC2-Classic, and the instance has successfully passed the System Status Check and</text:p>
      <text:p text:style-name="P3">Instance Status Check. You attempt to securely connect to the instance via Secure Shell</text:p>
      <text:p text:style-name="P3">(SSH) and receive the response, “WARNING: UNPROTECTED PRIVATE KEY FILE,”</text:p>
      <text:p text:style-name="P3">after which the login fails. Which of the following is the cause of the failed login?</text:p>
      <text:p text:style-name="P3">A. You are using the wrong private key.</text:p>
      <text:p text:style-name="P3">B. The permissions for the private key are too insecure for the key to be trusted.</text:p>
      <text:p text:style-name="P3">C. A security group rule is blocking the connection.</text:p>
      <text:p text:style-name="P3">D. A security group rule has not been associated with the private key.</text:p>
      <text:p text:style-name="P3"/>
      <text:p text:style-name="P3"/>
      <text:p text:style-name="P3">14. Which of the following public identity providers are supported by Amazon Cognito</text:p>
      <text:p text:style-name="P3">Identity?</text:p>
      <text:p text:style-name="P3">A. Amazon</text:p>
      <text:p text:style-name="P3">B. Google</text:p>
      <text:p text:style-name="P3">C. Facebook</text:p>
      <text:p text:style-name="P3">D. All of the above</text:p>
      <text:p text:style-name="P3"/>
      <text:p text:style-name="P3"/>
      <text:p text:style-name="P3">15. Which feature of AWS is designed to permit calls to the platform from an Amazon Elastic</text:p>
      <text:p text:style-name="P3">Compute Cloud (Amazon EC2) instance without needing access keys placed on the</text:p>
      <text:p text:style-name="P3">instance?</text:p>
      <text:p text:style-name="P3">A. AWS Identity and Access Management (IAM) instance profile</text:p>
      <text:p text:style-name="P3">B. IAM groups</text:p>
      <text:p text:style-name="P3">C. IAM roles</text:p>
      <text:p text:style-name="P3">D. Amazon EC2 key pairs</text:p>
      <text:p text:style-name="P3"/>
      <text:p text:style-name="P3"><text:soft-page-break/></text:p>
      <text:p text:style-name="P3">16. Which of the following Amazon Virtual Private Cloud (Amazon VPC) elements acts as a</text:p>
      <text:p text:style-name="P3">stateless firewall?</text:p>
      <text:p text:style-name="P3">A. Security group</text:p>
      <text:p text:style-name="P3">B. Network Access Control List (ACL)</text:p>
      <text:p text:style-name="P3">C. Network Address Translation (NAT) instance</text:p>
      <text:p text:style-name="P3">D. An Amazon VPC endpoint</text:p>
      <text:p text:style-name="P3"/>
      <text:p text:style-name="P3"/>
      <text:p text:style-name="P3">17. Which of the following is the most recent version of the AWS digital signature</text:p>
      <text:p text:style-name="P3">calculation process?</text:p>
      <text:p text:style-name="P3">A. Signature Version 1</text:p>
      <text:p text:style-name="P3">B. Signature Version 2</text:p>
      <text:p text:style-name="P3">C. Signature Version 3</text:p>
      <text:p text:style-name="P3">D. Signature Version 4</text:p>
      <text:p text:style-name="P3"/>
      <text:p text:style-name="P3"/>
      <text:p text:style-name="P3">18. Which of the following is the name of the feature within Amazon Virtual Private Cloud</text:p>
      <text:p text:style-name="P3">(Amazon VPC) that allows you to launch Amazon Elastic Compute Cloud (Amazon EC2)</text:p>
      <text:p text:style-name="P3">instances on hardware dedicated to a single customer?</text:p>
      <text:p text:style-name="P3">A. Amazon VPC-based tenancy</text:p>
      <text:p text:style-name="P3">B. Dedicated tenancy</text:p>
      <text:p text:style-name="P3">C. Default tenancy</text:p>
      <text:p text:style-name="P3">D. Host-based tenancy</text:p>
      <text:p text:style-name="P3"/>
      <text:p text:style-name="P3"/>
      <text:p text:style-name="P3">19. Which of the following describes how Amazon Elastic MapReduce (Amazon EMR)</text:p>
      <text:p text:style-name="P3">protects access to the cluster?</text:p>
      <text:p text:style-name="P3">A. The master node and the slave nodes are launched into an Amazon Virtual Private</text:p>
      <text:p text:style-name="P3">Cloud (Amazon VPC).</text:p>
      <text:p text:style-name="P3">B. The master node supports a Virtual Private Network (VPN) connection from the key</text:p>
      <text:p text:style-name="P3">specified at cluster launch.</text:p>
      <text:p text:style-name="P3">C. The master node is launched into a security group that allows Secure Shell (SSH)</text:p>
      <text:p text:style-name="P3">and service access, while the slave nodes are launched into a separate security group</text:p>
      <text:p text:style-name="P3">that only permits communication with the master node.</text:p>
      <text:p text:style-name="P3">D. The master node and slave nodes are launched into a security group that allows SSH</text:p>
      <text:p text:style-name="P3">and service access.</text:p>
      <text:p text:style-name="P3"/>
      <text:p text:style-name="P3"/>
      <text:p text:style-name="P3"/>
      <text:p text:style-name="P3">20. To help prevent data loss due to the failure of any single hardware component, Amazon</text:p>
      <text:p text:style-name="P3">Elastic Block Storage (Amazon EBS) automatically replicates EBS volume data to which</text:p>
      <text:p text:style-name="P3">of the following?</text:p>
      <text:p text:style-name="P3">A. Amazon EBS replicates EBS volume data within the same Availability Zone in a</text:p>
      <text:p text:style-name="P3">region.</text:p>
      <text:p text:style-name="P4">B. Amazon EBS replicates EBS volume data across other Availability Zones within the</text:p>
      <text:p text:style-name="P3">same region.</text:p>
      <text:p text:style-name="P3">C. Amazon EBS replicates EBS volume data across Availability Zones in the same</text:p>
      <text:p text:style-name="P3"><text:soft-page-break/>region and in Availability Zones in one other region.</text:p>
      <text:p text:style-name="P3">D. Amazon EBS replicates EBS volume data across Availability Zones in the same</text:p>
      <text:p text:style-name="P4">region and in Availability Zones in every other region.</text:p>
      <text:p text:style-name="P4"/>
      <text:p text:style-name="P4"/>
      <text:p text:style-name="P11">Chapter 13</text:p>
      <text:p text:style-name="P11"/>
      <text:p text:style-name="P4">1. AWS communicates with customers regarding its security and control environment</text:p>
      <text:p text:style-name="P3">through a variety of different mechanisms. Which of the following are valid</text:p>
      <text:p text:style-name="P3">mechanisms? (Choose 3 answers)</text:p>
      <text:p text:style-name="P3">A. Obtaining industry certifications and independent third-party attestations</text:p>
      <text:p text:style-name="P3">B. Publishing information about security and AWS control practices via the website,</text:p>
      <text:p text:style-name="P3">whitepapers, and blogs</text:p>
      <text:p text:style-name="P3">C. Directly providing customers with certificates, reports, and other documentation</text:p>
      <text:p text:style-name="P3">(under NDA in some cases)</text:p>
      <text:p text:style-name="P3">D. Allowing customers’ auditors direct access to AWS data centers, infrastructure, and</text:p>
      <text:p text:style-name="P3">senior staff</text:p>
      <text:p text:style-name="P3"/>
      <text:p text:style-name="P3"/>
      <text:p text:style-name="P3">2. Which of the following statements is true when it comes to the AWS shared</text:p>
      <text:p text:style-name="P3">responsibility model?</text:p>
      <text:p text:style-name="P3">A. The shared responsibility model is limited to security considerations only; it does</text:p>
      <text:p text:style-name="P3">not extend to IT controls.</text:p>
      <text:p text:style-name="P3">B. The shared responsibility model is only applicable for customers who want to be</text:p>
      <text:p text:style-name="P3">compliant with SOC 1 Type II.</text:p>
      <text:p text:style-name="P3">C. The shared responsibility model is not just limited to security considerations; it also</text:p>
      <text:p text:style-name="P3">extends to IT controls.</text:p>
      <text:p text:style-name="P3">D. The shared responsibility model is only applicable for customers who want to be</text:p>
      <text:p text:style-name="P3">compliant with ISO 27001.</text:p>
      <text:p text:style-name="P3"/>
      <text:p text:style-name="P3"/>
      <text:p text:style-name="P3">3. AWS provides IT control information to customers in which of the following ways?</text:p>
      <text:p text:style-name="P3">A. By using specific control definitions or through general control standard compliance</text:p>
      <text:p text:style-name="P3">B. By using specific control definitions or through SAS 70</text:p>
      <text:p text:style-name="P3">C. By using general control standard compliance and by complying with ISO 27001</text:p>
      <text:p text:style-name="P3">D. By complying with ISO 27001 and SOC 1 Type II</text:p>
      <text:p text:style-name="P3"/>
      <text:p text:style-name="P3"/>
      <text:p text:style-name="P3">4. Which of the following is a valid report, certification, or third-party attestation for AWS?</text:p>
      <text:p text:style-name="P3">(Choose 3 answers)</text:p>
      <text:p text:style-name="P3">A. SOC 1</text:p>
      <text:p text:style-name="P3">B. PCI DSS Level 1</text:p>
      <text:p text:style-name="P3">C. SOC 4</text:p>
      <text:p text:style-name="P3">D. ISO 27001</text:p>
      <text:p text:style-name="P3"/>
      <text:p text:style-name="P3"/>
      <text:p text:style-name="P3"><text:soft-page-break/>5. Which of the following statements is true?</text:p>
      <text:p text:style-name="P3">A. IT governance is still the customer’s responsibility, despite deploying their IT estate</text:p>
      <text:p text:style-name="P3">onto the AWS platform.</text:p>
      <text:p text:style-name="P3">B. The AWS platform is PCI DSS-compliant to Level 1. Customers can deploy their web</text:p>
      <text:p text:style-name="P3">applications to this platform, and they will be PCI DSS-compliant automatically.</text:p>
      <text:p text:style-name="P3">C. The shared responsibility model applies to IT security only; it does not relate to</text:p>
      <text:p text:style-name="P3">governance.</text:p>
      <text:p text:style-name="P3">D. AWS doesn’t take risk management very seriously, and it’s up to the customer to</text:p>
      <text:p text:style-name="P3">mitigate risks to the AWS infrastructure.</text:p>
      <text:p text:style-name="P3"/>
      <text:p text:style-name="P3"/>
      <text:p text:style-name="P3">6. Which of the following statements is true when it comes to the risk and compliance</text:p>
      <text:p text:style-name="P3">advantages of the AWS environment?</text:p>
      <text:p text:style-name="P3">A. Workloads must be moved entirely into the AWS Cloud in order to be compliant</text:p>
      <text:p text:style-name="P3">with various certifications and third-party attestations.</text:p>
      <text:p text:style-name="P3">B. The critical components of a workload must be moved entirely into the AWS Cloud</text:p>
      <text:p text:style-name="P3">in order to be compliant with various certifications and third-party attestations, but</text:p>
      <text:p text:style-name="P3">the non-critical components do not.</text:p>
      <text:p text:style-name="P3">C. The non-critical components of a workload must be moved entirely into the AWS</text:p>
      <text:p text:style-name="P3">Cloud in order to be compliant with various certifications and third-party</text:p>
      <text:p text:style-name="P3">attestations, but the critical components do not.</text:p>
      <text:p text:style-name="P3">D. Few, many, or all components of a workload can be moved to the AWS Cloud, but it</text:p>
      <text:p text:style-name="P3">is the customer’s responsibility to ensure that their entire workload remains</text:p>
      <text:p text:style-name="P3">compliant with various certifications and third-party attestations.</text:p>
      <text:p text:style-name="P3"/>
      <text:p text:style-name="P3"/>
      <text:p text:style-name="P3">7. Which of the following statements best describes an Availability Zone?</text:p>
      <text:p text:style-name="P3">A. Each Availability Zone consists of a single discrete data center with redundant power</text:p>
      <text:p text:style-name="P3">and networking/connectivity.</text:p>
      <text:p text:style-name="P3">B. Each Availability Zone consists of multiple discrete data centers with redundant</text:p>
      <text:p text:style-name="P3">power and networking/connectivity.</text:p>
      <text:p text:style-name="P3">C. Each Availability Zone consists of multiple discrete regions, each with a single data</text:p>
      <text:p text:style-name="P3">center with redundant power and networking/connectivity.</text:p>
      <text:p text:style-name="P3">D. Each Availability Zone consists of multiple discrete data centers with shared power</text:p>
      <text:p text:style-name="P3">and redundant networking/connectivity.</text:p>
      <text:p text:style-name="P3"/>
      <text:p text:style-name="P3"/>
      <text:p text:style-name="P3">8. With regard to vulnerability scans and threat assessments of the AWS platform, which of</text:p>
      <text:p text:style-name="P3">the following statements are true? (Choose 2 answers)</text:p>
      <text:p text:style-name="P3">A. AWS regularly performs scans of public-facing endpoint IP addresses for</text:p>
      <text:p text:style-name="P3">vulnerabilities.</text:p>
      <text:p text:style-name="P3">B. Scans performed by AWS include customer instances.</text:p>
      <text:p text:style-name="P3">C. AWS security notifies the appropriate parties to remediate any identified</text:p>
      <text:p text:style-name="P3">vulnerabilities.</text:p>
      <text:p text:style-name="P3">D. Customers can perform their own scans at any time without advance notice.</text:p>
      <text:p text:style-name="P3"/>
      <text:p text:style-name="P3"/>
      <text:p text:style-name="P3">9. Which of the following best describes the risk and compliance communication</text:p>
      <text:p text:style-name="P3"><text:soft-page-break/>responsibilities of customers to AWS?</text:p>
      <text:p text:style-name="P3">A. AWS and customers both communicate their security and control environment</text:p>
      <text:p text:style-name="P3">information to each other at all times.</text:p>
      <text:p text:style-name="P3">B. AWS publishes information about the AWS security and control practices online,</text:p>
      <text:p text:style-name="P3">and directly to customers under NDA. Customers do not need to communicate their</text:p>
      <text:p text:style-name="P3">use and configurations to AWS.</text:p>
      <text:p text:style-name="P3">C. Customers communicate their use and configurations to AWS at all times. AWS</text:p>
      <text:p text:style-name="P3">does not communicate AWS security and control practices to customers for security</text:p>
      <text:p text:style-name="P3">reasons.</text:p>
      <text:p text:style-name="P3">D. Both customers and AWS keep their security and control practices entirely</text:p>
      <text:p text:style-name="P3">confidential and do not share them in order to ensure the greatest security for all</text:p>
      <text:p text:style-name="P3">parties.</text:p>
      <text:p text:style-name="P3"/>
      <text:p text:style-name="P3"/>
      <text:p text:style-name="P3"/>
      <text:p text:style-name="P3">10. When it comes to risk management, which of the following is true?</text:p>
      <text:p text:style-name="P3">A. AWS does not develop a strategic business plan; risk management and mitigation is</text:p>
      <text:p text:style-name="P3">entirely the responsibility of the customer.</text:p>
      <text:p text:style-name="P3">B. AWS has developed a strategic business plan to identify any risks and implemented</text:p>
      <text:p text:style-name="P3">controls to mitigate or manage those risks. Customers do not need to develop and</text:p>
      <text:p text:style-name="P3">maintain their own risk management plans.</text:p>
      <text:p text:style-name="P3">C. AWS has developed a strategic business plan to identify any risks and has</text:p>
      <text:p text:style-name="P3">implemented controls to mitigate or manage those risks. Customers should also</text:p>
      <text:p text:style-name="P3">develop and maintain their own risk management plans to ensure they are</text:p>
      <text:p text:style-name="P3">compliant with any relevant controls and certifications.</text:p>
      <text:p text:style-name="P3">D. Neither AWS nor the customer needs to worry about risk management, so no plan is</text:p>
      <text:p text:style-name="P3">needed from either party.</text:p>
      <text:p text:style-name="P3"/>
      <text:p text:style-name="P3"/>
      <text:p text:style-name="P3">11. The AWS control environment is in place for the secure delivery of AWS Cloud service</text:p>
      <text:p text:style-name="P3">offerings. Which of the following does the collective control environment NOT explicitly</text:p>
      <text:p text:style-name="P3">include?</text:p>
      <text:p text:style-name="P3">A. People</text:p>
      <text:p text:style-name="P3">B. Energy</text:p>
      <text:p text:style-name="P3">C. Technology</text:p>
      <text:p text:style-name="P3">D. Processes</text:p>
      <text:p text:style-name="P3"/>
      <text:p text:style-name="P3"/>
      <text:p text:style-name="P3">12. Who is responsible for the configuration of security groups in an AWS environment?</text:p>
      <text:p text:style-name="P3">A. The customer and AWS are both jointly responsible for ensuring that security</text:p>
      <text:p text:style-name="P3">groups are correctly and securely configured.</text:p>
      <text:p text:style-name="P3">B. AWS is responsible for ensuring that all security groups are correctly and securely</text:p>
      <text:p text:style-name="P3">configured. Customers do not need to worry about security group configuration.</text:p>
      <text:p text:style-name="P3">C. Neither AWS nor the customer is responsible for the configuration of security</text:p>
      <text:p text:style-name="P3">groups; security groups are intelligently and automatically configured using traffic</text:p>
      <text:p text:style-name="P3">heuristics.</text:p>
      <text:p text:style-name="P3">D. AWS provides the security group functionality as a service, but the customer is</text:p>
      <text:p text:style-name="P3">responsible for correctly and securely configuring their own security groups.</text:p>
      <text:p text:style-name="P3"><text:soft-page-break/></text:p>
      <text:p text:style-name="P3"/>
      <text:p text:style-name="P3">13. Which of the following is NOT a recommended approach for customers trying to achieve</text:p>
      <text:p text:style-name="P3">strong compliance and governance over an entire IT control environment?</text:p>
      <text:p text:style-name="P3">A. Take a holistic approach: review information available from AWS together with all</text:p>
      <text:p text:style-name="P3">other information, and document all compliance requirements.</text:p>
      <text:p text:style-name="P3">B. Verify that all control objectives are met and all key controls are designed and</text:p>
      <text:p text:style-name="P3">operating effectively.</text:p>
      <text:p text:style-name="P3">C. Implement generic control objectives that are not specifically designed to meet their</text:p>
      <text:p text:style-name="P3">organization’s compliance requirements.</text:p>
      <text:p text:style-name="P3">D. Identify and document controls owned by all third parties.</text:p>
      <text:p text:style-name="P18"/>
      <text:p text:style-name="P4"/>
      <text:p text:style-name="P4"/>
      <text:p text:style-name="P20">Chapter 14</text:p>
      <text:p text:style-name="P19"/>
      <text:p text:style-name="P8">1. When designing a loosely coupled system, which AWS services provide an intermediate</text:p>
      <text:p text:style-name="P3">durable storage layer between components? (Choose 2 answers)</text:p>
      <text:p text:style-name="P3">A. Amazon CloudFront</text:p>
      <text:p text:style-name="P3">B. Amazon Kinesis</text:p>
      <text:p text:style-name="P3">C. Amazon Route 53</text:p>
      <text:p text:style-name="P3">D. AWS CloudFormation</text:p>
      <text:p text:style-name="P3">E. Amazon Simple Queue Service (Amazon SQS)</text:p>
      <text:p text:style-name="P3"/>
      <text:p text:style-name="P3"/>
      <text:p text:style-name="P3">2. Which of the following options will help increase the availability of a web server farm?</text:p>
      <text:p text:style-name="P3">(Choose 2 answers)</text:p>
      <text:p text:style-name="P3">A. Use Amazon CloudFront to deliver content to the end users with low latency and</text:p>
      <text:p text:style-name="P3">high data transfer speeds.</text:p>
      <text:p text:style-name="P3">B. Launch the web server instances across multiple Availability Zones.</text:p>
      <text:p text:style-name="P3">C. Leverage Auto Scaling to recover from failed instances.</text:p>
      <text:p text:style-name="P3">D. Deploy the instances in an Amazon Virtual Private Cloud (Amazon VPC).</text:p>
      <text:p text:style-name="P3">E. Add more CPU and RAM to each instance.</text:p>
      <text:p text:style-name="P4"/>
      <text:p text:style-name="P4"/>
      <text:p text:style-name="P4">3. Which of the following AWS Cloud services are designed according to the <text:span text:style-name="T5">Multi-AZ</text:span></text:p>
      <text:p text:style-name="P3">principle? (Choose 2 answers)</text:p>
      <text:p text:style-name="P3">A. Amazon DynamoDB</text:p>
      <text:p text:style-name="P3">B. Amazon ElastiCache</text:p>
      <text:p text:style-name="P3">C. Elastic Load Balancing</text:p>
      <text:p text:style-name="P3">D. Amazon Virtual Private Cloud (Amazon VPC)</text:p>
      <text:p text:style-name="P3">E. Amazon Simple Storage Service (Amazon S3)</text:p>
      <text:p text:style-name="P3"/>
      <text:p text:style-name="P3"/>
      <text:p text:style-name="P3">4. Your e-commerce site was designed to be stateless and currently runs on a fleet of</text:p>
      <text:p text:style-name="P3">Amazon Elastic Compute Cloud (Amazon EC2) instances. In an effort to control cost and</text:p>
      <text:p text:style-name="P3">increase availability, you have a requirement to scale the fleet based on CPU and network</text:p>
      <text:p text:style-name="P3"><text:soft-page-break/>utilization to match the demand curve for your site. What services do you need to meet</text:p>
      <text:p text:style-name="P3">this requirement? (Choose 2 answers)</text:p>
      <text:p text:style-name="P3">A. Amazon CloudWatch</text:p>
      <text:p text:style-name="P3">B. Amazon DynamoDB</text:p>
      <text:p text:style-name="P3">C. Elastic Load Balancing</text:p>
      <text:p text:style-name="P3">D. Auto Scaling</text:p>
      <text:p text:style-name="P3">E. Amazon Simple Storage Service (Amazon S3)</text:p>
      <text:p text:style-name="P3"/>
      <text:p text:style-name="P3"/>
      <text:p text:style-name="P3">5. Your compliance department has mandated a new requirement that all data on Amazon</text:p>
      <text:p text:style-name="P3">Elastic Block Storage (Amazon EBS) volumes must be encrypted. Which of the following</text:p>
      <text:p text:style-name="P3">steps would you follow for your existing Amazon EBS volumes to comply with the new</text:p>
      <text:p text:style-name="P3">requirement? (Choose 3 answers)</text:p>
      <text:p text:style-name="P3">A. Move the existing Amazon EBS volume into an Amazon Virtual Private Cloud</text:p>
      <text:p text:style-name="P3">(Amazon VPC).</text:p>
      <text:p text:style-name="P3">B. Create a new Amazon EBS volume with encryption enabled.</text:p>
      <text:p text:style-name="P3">C. Modify the existing Amazon EBS volume properties to enable encryption.</text:p>
      <text:p text:style-name="P3">D. Attach an Amazon EBS volume with encryption enabled to the instance that hosts</text:p>
      <text:p text:style-name="P3">the data, then migrate the data to the encryption-enabled Amazon EBS volume.</text:p>
      <text:p text:style-name="P3">E. Copy the data from the unencrypted Amazon EBS volume to the Amazon EBS</text:p>
      <text:p text:style-name="P3">volume with encryption enabled.</text:p>
      <text:p text:style-name="P3"/>
      <text:p text:style-name="P3"/>
      <text:p text:style-name="P3">6. When building a Distributed Denial of Service (DDoS)-resilient architecture, how does</text:p>
      <text:p text:style-name="P3">Amazon Virtual Private Cloud (Amazon VPC) help minimize the attack surface area?</text:p>
      <text:p text:style-name="P3">(Choose 3 answers)</text:p>
      <text:p text:style-name="P3">A. Reduces the number of necessary Internet entry points</text:p>
      <text:p text:style-name="P3">B. Combines end user traffic with management traffic</text:p>
      <text:p text:style-name="P3">C. Obfuscates necessary Internet entry points to the level that untrusted end users</text:p>
      <text:p text:style-name="P3">cannot access them</text:p>
      <text:p text:style-name="P3">D. Adds non-critical Internet entry points to the architecture</text:p>
      <text:p text:style-name="P3">E. Scales the network to absorb DDoS attacks</text:p>
      <text:p text:style-name="P3"/>
      <text:p text:style-name="P3"/>
      <text:p text:style-name="P9"><text:span text:style-name="T1">7. Your e-commerce application provides daily and </text:span><text:span text:style-name="T6">ad hoc </text:span><text:span text:style-name="T1">reporting to various business</text:span></text:p>
      <text:p text:style-name="P3">units on customer purchases. This is resulting in an extremely high level of read traffic</text:p>
      <text:p text:style-name="P3">to your MySQL Amazon Relational Database Service (Amazon RDS) instance. What can</text:p>
      <text:p text:style-name="P3">you do to scale up read traffic without impacting your database’s performance?</text:p>
      <text:p text:style-name="P3">A. Increase the allocated storage for the Amazon RDS instance.</text:p>
      <text:p text:style-name="P3">B. Modify the Amazon RDS instance to be a Multi-AZ deployment.</text:p>
      <text:p text:style-name="P3">C. Create a read replica for an Amazon RDS instance.</text:p>
      <text:p text:style-name="P3">D. Change the Amazon RDS instance DB engine version.</text:p>
      <text:p text:style-name="P3"/>
      <text:p text:style-name="P3"/>
      <text:p text:style-name="P3">8. Your website is hosted on a fleet of web servers that are load balanced across multiple</text:p>
      <text:p text:style-name="P3">Availability Zones using an Elastic Load Balancer (ELB). What type of record set in</text:p>
      <text:p text:style-name="P9"><text:span text:style-name="T1">Amazon Route 53 can be used to point </text:span><text:span text:style-name="T2">myawesomeapp.com </text:span><text:span text:style-name="T1">to your website?</text:span></text:p>
      <text:p text:style-name="P3"><text:soft-page-break/>A. Type A Alias resource record set</text:p>
      <text:p text:style-name="P3">B. MX record set</text:p>
      <text:p text:style-name="P3">C. TXT record set</text:p>
      <text:p text:style-name="P3">D. CNAME record set</text:p>
      <text:p text:style-name="P3"/>
      <text:p text:style-name="P3"/>
      <text:p text:style-name="P3">9. You need a secure way to distribute your AWS credentials to an application running on</text:p>
      <text:p text:style-name="P3">Amazon Elastic Compute Cloud (Amazon EC2) instances in order to access</text:p>
      <text:p text:style-name="P3">supplementary AWS Cloud services. What approach provides your application access to</text:p>
      <text:p text:style-name="P3">use short-term credentials for signing requests while protecting those credentials from</text:p>
      <text:p text:style-name="P3">other users?</text:p>
      <text:p text:style-name="P9"><text:span text:style-name="T1">A. Add your credentials to the </text:span><text:span text:style-name="T2">UserData </text:span><text:span text:style-name="T1">parameter of each Amazon EC2 instance.</text:span></text:p>
      <text:p text:style-name="P3">B. Use a configuration file to store your access and secret keys on the Amazon EC2</text:p>
      <text:p text:style-name="P3">instances.</text:p>
      <text:p text:style-name="P3">C. Specify your access and secret keys directly in your application.</text:p>
      <text:p text:style-name="P3">D. Provision the Amazon EC2 instances with an instance profile that has the</text:p>
      <text:p text:style-name="P3">appropriate privileges.</text:p>
      <text:p text:style-name="P3"/>
      <text:p text:style-name="P3"/>
      <text:p text:style-name="P3"/>
      <text:p text:style-name="P3">10. You are running a suite of microservices on AWS Lambda that provide the business logic</text:p>
      <text:p text:style-name="P3">and access to data stored in Amazon DynamoDB for your task management system. You</text:p>
      <text:p text:style-name="P3">need to create well-defined RESTful Application Program Interfaces (APIs) for these</text:p>
      <text:p text:style-name="P3">microservices that will scale with traffic to support a new mobile application. What AWS</text:p>
      <text:p text:style-name="P3">Cloud service can you use to create the necessary RESTful APIs?</text:p>
      <text:p text:style-name="P3">A. Amazon Kinesis</text:p>
      <text:p text:style-name="P3">B. Amazon API Gateway</text:p>
      <text:p text:style-name="P3">C. Amazon Cognito</text:p>
      <text:p text:style-name="P3">D. Amazon Elastic Compute Cloud (Amazon EC2) Container Registry</text:p>
      <text:p text:style-name="P3"/>
      <text:p text:style-name="P3"/>
      <text:p text:style-name="P3">11. Your WordPress website is hosted on a fleet of Amazon Elastic Compute Cloud (Amazon</text:p>
      <text:p text:style-name="P3">EC2) instances that leverage Auto Scaling to provide high availability. To ensure that the</text:p>
      <text:p text:style-name="P3">content of the WordPress site is sustained through scale up and scale down events, you</text:p>
      <text:p text:style-name="P3">need a common file system that is shared between more than one Amazon EC2 instance.</text:p>
      <text:p text:style-name="P3">Which AWS Cloud service can meet this requirement?</text:p>
      <text:p text:style-name="P3">A. Amazon CloudFront</text:p>
      <text:p text:style-name="P3">B. Amazon ElastiCache</text:p>
      <text:p text:style-name="P3">C. Amazon Elastic File System (Amazon EFS)</text:p>
      <text:p text:style-name="P3">D. Amazon Elastic Beanstalk</text:p>
      <text:p text:style-name="P3"/>
      <text:p text:style-name="P3"/>
      <text:p text:style-name="P3">12. You are changing your application to move session state information off the individual</text:p>
      <text:p text:style-name="P3">Amazon Elastic Compute Cloud (Amazon EC2) instances to take advantage of the</text:p>
      <text:p text:style-name="P3">elasticity and cost benefits provided by Auto Scaling. Which of the following AWS Cloud</text:p>
      <text:p text:style-name="P3">services is best suited as an alternative for storing session state information?</text:p>
      <text:p text:style-name="P3">A. Amazon DynamoDB</text:p>
      <text:p text:style-name="P3"><text:soft-page-break/>B. Amazon Redshift</text:p>
      <text:p text:style-name="P3">C. Amazon Storage Gateway</text:p>
      <text:p text:style-name="P3">D. Amazon Kinesis</text:p>
      <text:p text:style-name="P3"/>
      <text:p text:style-name="P3"/>
      <text:p text:style-name="P3">13. A media sharing application is producing a very high volume of data in a very short</text:p>
      <text:p text:style-name="P3">period of time. Your back-end services are unable to manage the large volume of</text:p>
      <text:p text:style-name="P3">transactions. What option provides a way to manage the flow of transactions to your</text:p>
      <text:p text:style-name="P3">back-end services?</text:p>
      <text:p text:style-name="P3">A. Store the inbound transactions in an Amazon Relational Database Service (Amazon</text:p>
      <text:p text:style-name="P3">RDS) instance so that your back-end services can retrieve them as time permits.</text:p>
      <text:p text:style-name="P3">B. Use an Amazon Simple Queue Service (Amazon SQS) queue to buffer the inbound</text:p>
      <text:p text:style-name="P3">transactions.</text:p>
      <text:p text:style-name="P3">C. Use an Amazon Simple Notification Service (Amazon SNS) topic to buffer the</text:p>
      <text:p text:style-name="P3">inbound transactions.</text:p>
      <text:p text:style-name="P3">D. Store the inbound transactions in an Amazon Elastic MapReduce (Amazon EMR)</text:p>
      <text:p text:style-name="P3">cluster so that your back-end services can retrieve them as time permits.</text:p>
      <text:p text:style-name="P3"/>
      <text:p text:style-name="P3"/>
      <text:p text:style-name="P3"/>
      <text:p text:style-name="P3">14. Which of the following are best practices for managing AWS Identity and Access</text:p>
      <text:p text:style-name="P3">Management (IAM) user access keys? (Choose 3 answers)</text:p>
      <text:p text:style-name="P3">A. Embed access keys directly into application code.</text:p>
      <text:p text:style-name="P3">B. Use different access keys for different applications.</text:p>
      <text:p text:style-name="P3">C. Rotate access keys periodically.</text:p>
      <text:p text:style-name="P3">D. Keep unused access keys for an indefinite period of time.</text:p>
      <text:p text:style-name="P3">E. Configure Multi-Factor Authentication (MFA) for your most sensitive operations.</text:p>
      <text:p text:style-name="P3"/>
      <text:p text:style-name="P3"/>
      <text:p text:style-name="P3"/>
      <text:p text:style-name="P3">15. You need to implement a service to scan Application Program Interface (API) calls and</text:p>
      <text:p text:style-name="P3">related events’ history to your AWS account. This service will detect things like unused</text:p>
      <text:p text:style-name="P3">permissions, overuse of privileged accounts, and anomalous logins. Which of the</text:p>
      <text:p text:style-name="P3">following AWS Cloud services can be leveraged to implement this service? (Choose 3</text:p>
      <text:p text:style-name="P3">answers)</text:p>
      <text:p text:style-name="P3">A. AWS CloudTrail</text:p>
      <text:p text:style-name="P3">B. Amazon Simple Storage Service (Amazon S3)</text:p>
      <text:p text:style-name="P3">C. Amazon Route 53</text:p>
      <text:p text:style-name="P3">D. Auto Scaling</text:p>
      <text:p text:style-name="P3">E. AWS Lambda</text:p>
      <text:p text:style-name="P3"/>
      <text:p text:style-name="P3"/>
      <text:p text:style-name="P3"/>
      <text:p text:style-name="P3">16. Government regulations require that your company maintain all correspondence for a</text:p>
      <text:p text:style-name="P3">period of seven years for compliance reasons. What is the best storage mechanism to</text:p>
      <text:p text:style-name="P3">keep this data secure in a cost-effective manner?</text:p>
      <text:p text:style-name="P3">A. Amazon S3</text:p>
      <text:p text:style-name="P3">B. Amazon Glacier</text:p>
      <text:p text:style-name="P3"><text:soft-page-break/>C. Amazon EBS</text:p>
      <text:p text:style-name="P3">D. Amazon EFS</text:p>
      <text:p text:style-name="P3"/>
      <text:p text:style-name="P3"/>
      <text:p text:style-name="P3">17. Your company provides media content via the Internet to customers through a paid</text:p>
      <text:p text:style-name="P3">subscription model. You leverage Amazon CloudFront to distribute content to your</text:p>
      <text:p text:style-name="P3">customers with low latency. What approach can you use to serve this private content</text:p>
      <text:p text:style-name="P3">securely to your paid subscribers?</text:p>
      <text:p text:style-name="P3">A. Provide signed Amazon CloudFront URLs to authenticated users to access the paid</text:p>
      <text:p text:style-name="P3">content.</text:p>
      <text:p text:style-name="P3">B. Use HTTPS requests to ensure that your objects are encrypted when Amazon</text:p>
      <text:p text:style-name="P3">CloudFront serves them to viewers.</text:p>
      <text:p text:style-name="P3">C. Configure Amazon CloudFront to compress the media files automatically for paid</text:p>
      <text:p text:style-name="P3">subscribers.</text:p>
      <text:p text:style-name="P3">D. Use the Amazon CloudFront geo restriction feature to restrict access to all of the</text:p>
      <text:p text:style-name="P3">paid subscription media at the country level.</text:p>
      <text:p text:style-name="P3"/>
      <text:p text:style-name="P3"/>
      <text:p text:style-name="P3">18. Your company provides transcoding services for amateur producers to format their short</text:p>
      <text:p text:style-name="P3">films to a variety of video formats. Which service provides the best option for storing the</text:p>
      <text:p text:style-name="P3">videos?</text:p>
      <text:p text:style-name="P3">A. Amazon Glacier</text:p>
      <text:p text:style-name="P3">B. Amazon Simple Storage Service (Amazon S3)</text:p>
      <text:p text:style-name="P3">C. Amazon Relational Database Service (Amazon RDS)</text:p>
      <text:p text:style-name="P3">D. AWS Storage Gateway</text:p>
      <text:p text:style-name="P3"/>
      <text:p text:style-name="P3"/>
      <text:p text:style-name="P3">19. A week before Cyber Monday last year, your corporate data center experienced a failed</text:p>
      <text:p text:style-name="P3">air conditioning unit that caused flooding into the server racks. The resulting outage cost</text:p>
      <text:p text:style-name="P3">your company significant revenue. Your CIO mandated a move to the cloud, but he is</text:p>
      <text:p text:style-name="P3">still concerned about catastrophic failures in a data center. What can you do to alleviate</text:p>
      <text:p text:style-name="P3">his concerns?</text:p>
      <text:p text:style-name="P3">A. Distribute the architecture across multiple Availability Zones.</text:p>
      <text:p text:style-name="P3">B. Use an Amazon Virtual Private Cloud (Amazon VPC) with subnets.</text:p>
      <text:p text:style-name="P3">C. Launch the compute for the processing services in a placement group.</text:p>
      <text:p text:style-name="P3">D. Purchase Reserved Instances for the processing services instances.</text:p>
      <text:p text:style-name="P3"/>
      <text:p text:style-name="P3"/>
      <text:p text:style-name="P3"/>
      <text:p text:style-name="P3">20. Your Amazon Virtual Private Cloud (Amazon VPC) includes multiple private subnets.</text:p>
      <text:p text:style-name="P3">The instances in these private subnets must access third-party payment Application</text:p>
      <text:p text:style-name="P3">Program Interfaces (APIs) over the Internet. Which option will provide highly available</text:p>
      <text:p text:style-name="P3">Internet access to the instances in the private subnets?</text:p>
      <text:p text:style-name="P3">A. Create an AWS Storage Gateway in each Availability Zone and configure your</text:p>
      <text:p text:style-name="P3">routing to ensure that resources use the AWS Storage Gateway in the same</text:p>
      <text:p text:style-name="P3">Availability Zone.</text:p>
      <text:p text:style-name="P3">B. Create a customer gateway in each Availability Zone and configure your routing to</text:p>
      <text:p text:style-name="P3">ensure that resources use the customer gateway in the same Availability Zone.</text:p>
      <text:p text:style-name="P3"><text:soft-page-break/>C. Create a Network Address Translation (NAT) gateway in each Availability Zone and</text:p>
      <text:p text:style-name="P3">configure your routing to ensure that resources use the NAT gateway in the same</text:p>
      <text:p text:style-name="P3">Availability Zone.</text:p>
      <text:p text:style-name="P4">D. Create a NAT gateway in one Availability Zone and configure your routing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-Bold" svg:font-family="Georgia-Bold"/>
    <style:font-face style:name="Georgia" svg:font-family="Georgia" style:font-family-generic="roman"/>
    <style:font-face style:name="Georgia-Italic" svg:font-family="Georgia-Italic" style:font-family-generic="script"/>
    <style:font-face style:name="LiberationSans-Bold" svg:font-family="LiberationSans-Bold" style:font-family-generic="swiss"/>
    <style:font-face style:name="Lucida Sans1" svg:font-family="'Lucida Sans'" style:font-family-generic="swiss"/>
    <style:font-face style:name="LiberationMono" svg:font-family="Liberation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0T20:31:49.68</meta:creation-date>
    <dc:date>2017-06-19T12:07:11.48</dc:date>
    <meta:editing-duration>PT15H50M59S</meta:editing-duration>
    <meta:editing-cycles>151</meta:editing-cycles>
    <meta:generator>OpenOffice/4.1.3$Win32 OpenOffice.org_project/413m1$Build-9783</meta:generator>
    <meta:document-statistic meta:table-count="0" meta:image-count="0" meta:object-count="0" meta:page-count="54" meta:paragraph-count="2211" meta:word-count="19101" meta:character-count="114307"/>
  </office:meta>
</office:document-meta>
</file>